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11" svg:font-family="'Liberation Sans11'"/>
    <style:font-face style:name="Liberation Sans111" svg:font-family="'Liberation Sans111'"/>
    <style:font-face style:name="Liberation Sans12" svg:font-family="'Liberation Sans12'"/>
    <style:font-face style:name="Liberation Sans2" svg:font-family="'Liberation Sans'"/>
    <style:font-face style:name="Liberation Sans3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75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0000" style:vertical-align="automatic"/>
      <style:text-properties fo:color="#ffffff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fo:background-color="#000000" style:vertical-align="automatic"/>
      <style:text-properties fo:color="#ffff00" style:font-name="Liberation Sans11" style:font-name-asian="Liberation Sans11" style:font-name-complex="Liberation Sans11"/>
    </style:style>
    <style:style style:name="ce6" style:family="table-cell" style:parent-style-name="Default" style:data-style-name="N0">
      <style:table-cell-properties fo:background-color="#000000" style:vertical-align="automatic"/>
      <style:text-properties fo:color="#808080" style:font-name="Liberation Sans11" style:font-name-asian="Liberation Sans11" style:font-name-complex="Liberation Sans11"/>
    </style:style>
    <style:style style:name="ce23" style:family="table-cell" style:parent-style-name="Default" style:data-style-name="N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1" style:family="table-cell" style:parent-style-name="Default" style:data-style-name="N0">
      <style:table-cell-properties fo:background-color="#000000" style:vertical-align="automatic"/>
      <style:text-properties fo:color="#595959" style:font-name="Liberation Sans11" style:font-name-asian="Liberation Sans11" style:font-name-complex="Liberation Sans11"/>
    </style:style>
    <style:style style:name="ce14" style:family="table-cell" style:parent-style-name="Default" style:data-style-name="N0">
      <style:table-cell-properties fo:background-color="#000000" style:vertical-align="automatic"/>
      <style:text-properties fo:color="#00a933" style:font-name="Liberation Sans12" style:font-name-asian="Liberation Sans12" style:font-name-complex="Liberation Sans12"/>
    </style:style>
    <style:style style:name="ce18" style:family="table-cell" style:parent-style-name="Default" style:data-style-name="N0">
      <style:table-cell-properties fo:background-color="#000000" style:vertical-align="automatic"/>
      <style:text-properties fo:color="#2a6099" style:font-name="Liberation Sans1" style:font-name-asian="Liberation Sans1" style:font-name-complex="Liberation Sans1"/>
    </style:style>
    <style:style style:name="ce22" style:family="table-cell" style:parent-style-name="Default" style:data-style-name="N0">
      <style:table-cell-properties fo:background-color="#000000" style:vertical-align="automatic"/>
      <style:text-properties fo:color="#ffffff" style:font-name="Liberation Sans1" style:font-name-asian="Liberation Sans1" style:font-name-complex="Liberation Sans1"/>
    </style:style>
    <style:style style:name="ce19" style:family="table-cell" style:parent-style-name="Default" style:data-style-name="N0">
      <style:table-cell-properties fo:background-color="#000000" style:vertical-align="automatic"/>
      <style:text-properties fo:color="#2a6099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able-cell-properties fo:background-color="#000000" style:vertical-align="automatic"/>
      <style:text-properties fo:color="#000000" style:font-name="Liberation Sans12" style:font-name-asian="Liberation Sans12" style:font-name-complex="Liberation Sans12"/>
    </style:style>
    <style:style style:name="ce24" style:family="table-cell" style:parent-style-name="Default" style:data-style-name="N0">
      <style:table-cell-properties fo:background-color="#000000" style:vertical-align="automatic"/>
      <style:text-properties fo:color="#00a933" style:font-name="Liberation Sans1" style:font-name-asian="Liberation Sans1" style:font-name-complex="Liberation Sans1"/>
    </style:style>
    <style:style style:name="ce21" style:family="table-cell" style:parent-style-name="Default" style:data-style-name="N0">
      <style:table-cell-properties fo:background-color="#000000" style:vertical-align="automatic"/>
      <style:text-properties fo:color="#000000" style:font-name="Liberation Sans1" style:font-name-asian="Liberation Sans1" style:font-name-complex="Liberation Sans1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Liberation Sans11" style:font-name-asian="Liberation Sans11" style:font-name-complex="Liberation Sans11"/>
    </style:style>
    <style:style style:name="ce17" style:family="table-cell" style:parent-style-name="Default" style:data-style-name="N10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7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10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16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3" style:family="table-cell" style:parent-style-name="Default" style:data-style-name="N49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70"/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6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6" table:number-columns-repeated="3"/>
          <table:table-cell table:style-name="ce7" table:number-columns-repeated="5"/>
          <table:table-cell table:style-name="ce6" table:number-columns-repeated="5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01</text:p>
          </table:table-cell>
          <table:table-cell table:style-name="ce23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pycparser</text:p>
          </table:table-cell>
          <table:table-cell table:style-name="ce23" table:number-columns-repeated="2"/>
          <table:table-cell table:style-name="ce9" office:value-type="float" office:value="2.22" calcext:value-type="float">
            <text:p>2.22</text:p>
          </table:table-cell>
          <table:table-cell table:style-name="ce23" office:value-type="string" calcext:value-type="string">
            <text:p>2024/Mar/30</text:p>
          </table:table-cell>
          <table:table-cell table:style-name="ce2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02</text:p>
          </table:table-cell>
          <table:table-cell table:style-name="ce23" office:value-type="string" calcext:value-type="string">
            <text:p>cffi</text:p>
          </table:table-cell>
          <table:table-cell table:style-name="ce23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<text:s/>cffi&gt;=1.14</text:p>
          </table:table-cell>
          <table:table-cell table:style-name="ce23" office:value-type="string" calcext:value-type="string">
            <text:p><text:s/>platform_python_implementation != 'PyPy'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72</text:p>
          </table:table-cell>
          <table:table-cell table:style-name="ce23" office:value-type="string" calcext:value-type="string">
            <text:p>PyNaCl</text:p>
          </table:table-cell>
          <table:table-cell table:style-name="ce23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nacl&gt;=1.5</text:p>
          </table:table-cell>
          <table:table-cell table:style-name="ce23" table:number-columns-repeated="4"/>
          <table:table-cell table:style-name="ce3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11" table:number-columns-repeated="3"/>
          <table:table-cell table:style-name="ce12" table:number-columns-repeated="5"/>
          <table:table-cell table:style-name="ce11" table:number-columns-repeated="5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02</text:p>
          </table:table-cell>
          <table:table-cell table:style-name="ce23" office:value-type="string" calcext:value-type="string">
            <text:p>cffi</text:p>
          </table:table-cell>
          <table:table-cell table:style-name="ce23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<text:s/>cffi&gt;=1.14</text:p>
          </table:table-cell>
          <table:table-cell table:style-name="ce23" office:value-type="string" calcext:value-type="string">
            <text:p><text:s/>platform_python_implementation != 'PyPy'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D:</text:p>
          </table:table-cell>
          <table:table-cell table:style-name="ce23" office:value-type="string" calcext:value-type="string">
            <text:p>i1.1.01</text:p>
          </table:table-cell>
          <table:table-cell table:style-name="ce23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cparser</text:p>
          </table:table-cell>
          <table:table-cell table:style-name="ce23" table:number-columns-repeated="2"/>
          <table:table-cell table:style-name="ce9" office:value-type="float" office:value="2.22" calcext:value-type="float">
            <text:p>2.22</text:p>
          </table:table-cell>
          <table:table-cell table:style-name="ce23" office:value-type="string" calcext:value-type="string">
            <text:p>2024/Mar/30</text:p>
          </table:table-cell>
          <table:table-cell table:style-name="ce23" table:number-columns-repeated="16370"/>
        </table:table-row>
        <table:table-row table:style-name="ro2">
          <table:table-cell table:style-name="ce23" table:number-columns-repeated="3"/>
          <table:table-cell table:style-name="ce9"/>
          <table:table-cell table:style-name="ce10" table:number-columns-repeated="5"/>
          <table:table-cell table:style-name="ce23" table:number-columns-repeated="3"/>
          <table:table-cell table:style-name="ce9"/>
          <table:table-cell table:style-name="ce23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1.03</text:p>
          </table:table-cell>
          <table:table-cell table:style-name="ce23" office:value-type="string" calcext:value-type="string">
            <text:p>cryptography</text:p>
          </table:table-cell>
          <table:table-cell table:style-name="ce23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cryptography&gt;=2.7</text:p>
          </table:table-cell>
          <table:table-cell table:style-name="ce23" office:value-type="string" calcext:value-type="string">
            <text:p>BSD/Apache-2.0</text:p>
          </table:table-cell>
          <table:table-cell table:style-name="ce23"/>
          <table:table-cell table:style-name="ce23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2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72</text:p>
          </table:table-cell>
          <table:table-cell table:style-name="ce23" office:value-type="string" calcext:value-type="string">
            <text:p>PyNaCl</text:p>
          </table:table-cell>
          <table:table-cell table:style-name="ce23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nacl&gt;=1.5</text:p>
          </table:table-cell>
          <table:table-cell table:style-name="ce23" table:number-columns-repeated="4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1.43</text:p>
          </table:table-cell>
          <table:table-cell table:style-name="ce23" office:value-type="string" calcext:value-type="string">
            <text:p>oslo.privsep</text:p>
          </table:table-cell>
          <table:table-cell table:style-name="ce23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privsep&gt;=2.6.2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03</text:p>
          </table:table-cell>
          <table:table-cell table:style-name="ce23" office:value-type="string" calcext:value-type="string">
            <text:p>cryptography</text:p>
          </table:table-cell>
          <table:table-cell table:style-name="ce23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23" office:value-type="string" calcext:value-type="string">
            <text:p>cryptography&gt;=2.7</text:p>
          </table:table-cell>
          <table:table-cell table:style-name="ce23" office:value-type="string" calcext:value-type="string">
            <text:p>BSD/Apache-2.0</text:p>
          </table:table-cell>
          <table:table-cell table:style-name="ce23"/>
          <table:table-cell table:style-name="ce23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23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D:</text:p>
          </table:table-cell>
          <table:table-cell table:style-name="ce23" office:value-type="string" calcext:value-type="string">
            <text:p>i1.1.02</text:p>
          </table:table-cell>
          <table:table-cell table:style-name="ce23" office:value-type="string" calcext:value-type="string">
            <text:p>cffi</text:p>
          </table:table-cell>
          <table:table-cell table:style-name="ce23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<text:s/>cffi&gt;=1.14</text:p>
          </table:table-cell>
          <table:table-cell table:style-name="ce23" office:value-type="string" calcext:value-type="string">
            <text:p><text:s/>platform_python_implementation != 'PyPy'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52</text:p>
          </table:table-cell>
          <table:table-cell table:style-name="ce23" office:value-type="string" calcext:value-type="string">
            <text:p>pyOpenSSL</text:p>
          </table:table-cell>
          <table:table-cell table:style-name="ce23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openssl (&lt;24.3.0)</text:p>
          </table:table-cell>
          <table:table-cell table:style-name="ce23" table:number-columns-repeated="16374"/>
        </table:table-row>
        <table:table-row table:style-name="ro1">
          <table:table-cell table:style-name="ce23"/>
          <table:table-cell table:style-name="ce23" office:value-type="string" calcext:value-type="string">
            <text:p>i1.1.55</text:p>
          </table:table-cell>
          <table:table-cell table:style-name="ce23" office:value-type="string" calcext:value-type="string">
            <text:p>pysaml2</text:p>
          </table:table-cell>
          <table:table-cell table:style-name="ce23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pysaml2&gt;=5.0.0</text:p>
          </table:table-cell>
          <table:table-cell table:style-name="ce23" table:number-columns-repeated="16374"/>
        </table:table-row>
        <table:table-row table:style-name="ro1">
          <table:table-cell table:style-name="ce23"/>
          <table:table-cell table:style-name="ce23" office:value-type="string" calcext:value-type="string">
            <text:p>i1.1.73</text:p>
          </table:table-cell>
          <table:table-cell table:style-name="ce23" office:value-type="string" calcext:value-type="string">
            <text:p>paramiko</text:p>
          </table:table-cell>
          <table:table-cell table:style-name="ce23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aramiko&gt;=2.7.1</text:p>
          </table:table-cell>
          <table:table-cell table:style-name="ce23" office:value-type="string" calcext:value-type="string">
            <text:p>LGPLv2.1+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74</text:p>
          </table:table-cell>
          <table:table-cell table:style-name="ce23" office:value-type="string" calcext:value-type="string">
            <text:p>jwcrypto</text:p>
          </table:table-cell>
          <table:table-cell table:style-name="ce23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jwcrypto</text:p>
          </table:table-cell>
          <table:table-cell table:style-name="ce23" table:number-columns-repeated="16374"/>
        </table:table-row>
        <table:table-row table:style-name="ro1">
          <table:table-cell table:style-name="ce23"/>
          <table:table-cell table:style-name="ce23" office:value-type="string" calcext:value-type="string">
            <text:p>i1.3.01</text:p>
          </table:table-cell>
          <table:table-cell table:style-name="ce23" office:value-type="string" calcext:value-type="string">
            <text:p>cursive</text:p>
          </table:table-cell>
          <table:table-cell table:style-name="ce23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cursive&gt;=0.2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2.01</text:p>
          </table:table-cell>
          <table:table-cell table:style-name="ce23" office:value-type="string" calcext:value-type="string">
            <text:p>castellan</text:p>
          </table:table-cell>
          <table:table-cell table:style-name="ce23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castellan&gt;=0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14</text:p>
          </table:table-cell>
          <table:table-cell table:style-name="ce23" office:value-type="string" calcext:value-type="string">
            <text:p>openstacksdk</text:p>
          </table:table-cell>
          <table:table-cell table:style-name="ce23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penstacksdk&gt;=3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16.1</text:p>
          </table:table-cell>
          <table:table-cell table:style-name="ce23" office:value-type="string" calcext:value-type="string">
            <text:p>Keystone</text:p>
          </table:table-cell>
          <table:table-cell table:style-name="ce23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23"/>
          <table:table-cell table:style-name="ce23" office:value-type="string" calcext:value-type="string">
            <text:p>i8.23</text:p>
          </table:table-cell>
          <table:table-cell table:style-name="ce23" office:value-type="string" calcext:value-type="string">
            <text:p>python-openstackclient</text:p>
          </table:table-cell>
          <table:table-cell table:style-name="ce23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04</text:p>
          </table:table-cell>
          <table:table-cell table:style-name="ce23" office:value-type="string" calcext:value-type="string">
            <text:p>autopage</text:p>
          </table:table-cell>
          <table:table-cell table:style-name="ce23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autopage&gt;=0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4.1.03</text:p>
          </table:table-cell>
          <table:table-cell table:style-name="ce23" office:value-type="string" calcext:value-type="string">
            <text:p>cliff</text:p>
          </table:table-cell>
          <table:table-cell table:style-name="ce23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cliff&gt;=3.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05</text:p>
          </table:table-cell>
          <table:table-cell table:style-name="ce23" office:value-type="string" calcext:value-type="string">
            <text:p>pyperclip</text:p>
          </table:table-cell>
          <table:table-cell table:style-name="ce23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pyperclip&gt;=1.8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1.1.07</text:p>
          </table:table-cell>
          <table:table-cell table:style-name="ce23" office:value-type="string" calcext:value-type="string">
            <text:p>cmd2</text:p>
          </table:table-cell>
          <table:table-cell table:style-name="ce23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cmd2&gt;=1.0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06</text:p>
          </table:table-cell>
          <table:table-cell table:style-name="ce23" office:value-type="string" calcext:value-type="string">
            <text:p>wcwidth</text:p>
          </table:table-cell>
          <table:table-cell table:style-name="ce23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wcwidth&gt;=0.2.10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07</text:p>
          </table:table-cell>
          <table:table-cell table:style-name="ce23" office:value-type="string" calcext:value-type="string">
            <text:p>cmd2</text:p>
          </table:table-cell>
          <table:table-cell table:style-name="ce23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cmd2&gt;=1.0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08</text:p>
          </table:table-cell>
          <table:table-cell table:style-name="ce23" office:value-type="string" calcext:value-type="string">
            <text:p>prettytable</text:p>
          </table:table-cell>
          <table:table-cell table:style-name="ce23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rettyTable&gt;=0.7.2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07</text:p>
          </table:table-cell>
          <table:table-cell table:style-name="ce23" office:value-type="string" calcext:value-type="string">
            <text:p>cmd2</text:p>
          </table:table-cell>
          <table:table-cell table:style-name="ce23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cmd2&gt;=1.0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05</text:p>
          </table:table-cell>
          <table:table-cell table:style-name="ce23" office:value-type="string" calcext:value-type="string">
            <text:p>pyperclip</text:p>
          </table:table-cell>
          <table:table-cell table:style-name="ce23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perclip&gt;=1.8</text:p>
          </table:table-cell>
          <table:table-cell table:style-name="ce23" table:number-columns-repeated="16374"/>
        </table:table-row>
        <table:table-row table:style-name="ro2">
          <table:table-cell table:style-name="ce23"/>
          <table:table-cell table:style-name="ce23" office:value-type="string" calcext:value-type="string">
            <text:p>i1.1.06</text:p>
          </table:table-cell>
          <table:table-cell table:style-name="ce23" office:value-type="string" calcext:value-type="string">
            <text:p>wcwidth</text:p>
          </table:table-cell>
          <table:table-cell table:style-name="ce23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wcwidth&gt;=0.2.10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4.1.03</text:p>
          </table:table-cell>
          <table:table-cell table:style-name="ce23" office:value-type="string" calcext:value-type="string">
            <text:p>cliff</text:p>
          </table:table-cell>
          <table:table-cell table:style-name="ce23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cliff&gt;=3.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08</text:p>
          </table:table-cell>
          <table:table-cell table:style-name="ce23" office:value-type="string" calcext:value-type="string">
            <text:p>prettytable</text:p>
          </table:table-cell>
          <table:table-cell table:style-name="ce23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PrettyTable&gt;=0.7.2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06</text:p>
          </table:table-cell>
          <table:table-cell table:style-name="ce23" office:value-type="string" calcext:value-type="string">
            <text:p>wcwidth</text:p>
          </table:table-cell>
          <table:table-cell table:style-name="ce23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wcwidth&gt;=0.2.10</text:p>
          </table:table-cell>
          <table:table-cell table:style-name="ce23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3.1.06</text:p>
          </table:table-cell>
          <table:table-cell table:style-name="ce23" office:value-type="string" calcext:value-type="string">
            <text:p>automaton</text:p>
          </table:table-cell>
          <table:table-cell table:style-name="ce23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automaton&gt;=1.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3.2.02</text:p>
          </table:table-cell>
          <table:table-cell table:style-name="ce23" office:value-type="string" calcext:value-type="string">
            <text:p>osprofiler</text:p>
          </table:table-cell>
          <table:table-cell table:style-name="ce23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profiler&gt;=1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03</text:p>
          </table:table-cell>
          <table:table-cell table:style-name="ce23" office:value-type="string" calcext:value-type="string">
            <text:p>cliff</text:p>
          </table:table-cell>
          <table:table-cell table:style-name="ce23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cliff&gt;=3.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8</text:p>
          </table:table-cell>
          <table:table-cell table:style-name="ce23" office:value-type="string" calcext:value-type="string">
            <text:p>oslo.upgradecheck</text:p>
          </table:table-cell>
          <table:table-cell table:style-name="ce23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pgradecheck&gt;=1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5.07</text:p>
          </table:table-cell>
          <table:table-cell table:style-name="ce23" office:value-type="string" calcext:value-type="string">
            <text:p>python-cinderclient</text:p>
          </table:table-cell>
          <table:table-cell table:style-name="ce23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cinderclient&gt;=3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5.1.12</text:p>
          </table:table-cell>
          <table:table-cell table:style-name="ce23" office:value-type="string" calcext:value-type="string">
            <text:p>python-glanceclient</text:p>
          </table:table-cell>
          <table:table-cell table:style-name="ce23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09</text:p>
          </table:table-cell>
          <table:table-cell table:style-name="ce23" office:value-type="string" calcext:value-type="string">
            <text:p>iso8601</text:p>
          </table:table-cell>
          <table:table-cell table:style-name="ce23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23" office:value-type="string" calcext:value-type="string">
            <text:p>iso8601&gt;=0.1.11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06</text:p>
          </table:table-cell>
          <table:table-cell table:style-name="ce23" office:value-type="string" calcext:value-type="string">
            <text:p>keystoneauth1</text:p>
          </table:table-cell>
          <table:table-cell table:style-name="ce23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auth1&gt;=3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14</text:p>
          </table:table-cell>
          <table:table-cell table:style-name="ce23" office:value-type="string" calcext:value-type="string">
            <text:p>openstacksdk</text:p>
          </table:table-cell>
          <table:table-cell table:style-name="ce23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penstacksdk&gt;=3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3.3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50</text:p>
          </table:table-cell>
          <table:table-cell table:style-name="ce23" office:value-type="string" calcext:value-type="string">
            <text:p>oslo.versionedobjects</text:p>
          </table:table-cell>
          <table:table-cell table:style-name="ce23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versionedobjects&gt;=1.3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5.3.21</text:p>
          </table:table-cell>
          <table:table-cell table:style-name="ce23" office:value-type="string" calcext:value-type="string">
            <text:p>python-neutronclient</text:p>
          </table:table-cell>
          <table:table-cell table:style-name="ce23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neutronclient&gt;=7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23"/>
          <table:table-cell table:style-name="ce23" office:value-type="string" calcext:value-type="string">
            <text:p>i8.23</text:p>
          </table:table-cell>
          <table:table-cell table:style-name="ce23" office:value-type="string" calcext:value-type="string">
            <text:p>python-openstackclient</text:p>
          </table:table-cell>
          <table:table-cell table:style-name="ce23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10</text:p>
          </table:table-cell>
          <table:table-cell table:style-name="ce23" office:value-type="string" calcext:value-type="string">
            <text:p>decorator</text:p>
          </table:table-cell>
          <table:table-cell table:style-name="ce23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decorator&gt;=4.4.1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2.01</text:p>
          </table:table-cell>
          <table:table-cell table:style-name="ce23" office:value-type="string" calcext:value-type="string">
            <text:p>dogpile.cache</text:p>
          </table:table-cell>
          <table:table-cell table:style-name="ce23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ogpile.cache&gt;=0.6.5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14</text:p>
          </table:table-cell>
          <table:table-cell table:style-name="ce23" office:value-type="string" calcext:value-type="string">
            <text:p>openstacksdk</text:p>
          </table:table-cell>
          <table:table-cell table:style-name="ce23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penstacksdk&gt;=3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11</text:p>
          </table:table-cell>
          <table:table-cell table:style-name="ce23" office:value-type="string" calcext:value-type="string">
            <text:p>jmespath</text:p>
          </table:table-cell>
          <table:table-cell table:style-name="ce23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jmespath&gt;=0.9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4.2.14</text:p>
          </table:table-cell>
          <table:table-cell table:style-name="ce23" office:value-type="string" calcext:value-type="string">
            <text:p>openstacksdk</text:p>
          </table:table-cell>
          <table:table-cell table:style-name="ce23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penstacksdk&gt;=3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12</text:p>
          </table:table-cell>
          <table:table-cell table:style-name="ce23" office:value-type="string" calcext:value-type="string">
            <text:p>jsonpointer</text:p>
          </table:table-cell>
          <table:table-cell table:style-name="ce23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jsonpointer&gt;=1.9</text:p>
          </table:table-cell>
          <table:table-cell table:style-name="ce23" table:number-columns-repeated="2"/>
          <table:table-cell table:style-name="ce9" office:value-type="float" office:value="2.4" calcext:value-type="float">
            <text:p>2.4</text:p>
          </table:table-cell>
          <table:table-cell table:style-name="ce15" office:value-type="string" calcext:value-type="string">
            <text:p>2023/Jun/17</text:p>
          </table:table-cell>
          <table:table-cell table:style-name="ce2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2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1.1.13</text:p>
          </table:table-cell>
          <table:table-cell table:style-name="ce23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jsonpatch!=1.20,&gt;=1.16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13</text:p>
          </table:table-cell>
          <table:table-cell table:style-name="ce23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jsonpatch!=1.20,&gt;=1.16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3" office:value-type="string" calcext:value-type="string">
            <text:p>D:</text:p>
          </table:table-cell>
          <table:table-cell table:style-name="ce23" office:value-type="string" calcext:value-type="string">
            <text:p>i1.1.12</text:p>
          </table:table-cell>
          <table:table-cell table:style-name="ce23" office:value-type="string" calcext:value-type="string">
            <text:p>jsonpointer</text:p>
          </table:table-cell>
          <table:table-cell table:style-name="ce23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jsonpointer&gt;=1.9</text:p>
          </table:table-cell>
          <table:table-cell table:style-name="ce23" table:number-columns-repeated="2"/>
          <table:table-cell table:style-name="ce9" office:value-type="float" office:value="2.4" calcext:value-type="float">
            <text:p>2.4</text:p>
          </table:table-cell>
          <table:table-cell table:style-name="ce15" office:value-type="string" calcext:value-type="string">
            <text:p>2023/Jun/17</text:p>
          </table:table-cell>
          <table:table-cell table:style-name="ce2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70</text:p>
          </table:table-cell>
          <table:table-cell table:style-name="ce23" office:value-type="string" calcext:value-type="string">
            <text:p>warlock</text:p>
          </table:table-cell>
          <table:table-cell table:style-name="ce23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warlock&gt;=1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14</text:p>
          </table:table-cell>
          <table:table-cell table:style-name="ce23" office:value-type="string" calcext:value-type="string">
            <text:p>openstacksdk</text:p>
          </table:table-cell>
          <table:table-cell table:style-name="ce23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penstacksdk&gt;=3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14</text:p>
          </table:table-cell>
          <table:table-cell table:style-name="ce23" office:value-type="string" calcext:value-type="string">
            <text:p>typing_extensions</text:p>
          </table:table-cell>
          <table:table-cell table:style-name="ce23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typing-extensions&gt;=4.12</text:p>
          </table:table-cell>
          <table:table-cell table:style-name="ce23" office:value-type="string" calcext:value-type="string">
            <text:p>PSF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1.30</text:p>
          </table:table-cell>
          <table:table-cell table:style-name="ce23" office:value-type="string" calcext:value-type="string">
            <text:p>SQLAlchemy</text:p>
          </table:table-cell>
          <table:table-cell table:style-name="ce23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QLAlchemy&gt;=1.4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49</text:p>
          </table:table-cell>
          <table:table-cell table:style-name="ce23" office:value-type="string" calcext:value-type="string">
            <text:p>alembic</text:p>
          </table:table-cell>
          <table:table-cell table:style-name="ce23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alembic&gt;=0.9.6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74</text:p>
          </table:table-cell>
          <table:table-cell table:style-name="ce23" office:value-type="string" calcext:value-type="string">
            <text:p>jwcrypto</text:p>
          </table:table-cell>
          <table:table-cell table:style-name="ce23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jwcrypto</text:p>
          </table:table-cell>
          <table:table-cell table:style-name="ce23" table:number-columns-repeated="16374"/>
        </table:table-row>
        <table:table-row table:style-name="ro2">
          <table:table-cell table:style-name="ce23"/>
          <table:table-cell table:style-name="ce23" office:value-type="string" calcext:value-type="string">
            <text:p>i4.1.06</text:p>
          </table:table-cell>
          <table:table-cell table:style-name="ce23" office:value-type="string" calcext:value-type="string">
            <text:p>keystoneauth1</text:p>
          </table:table-cell>
          <table:table-cell table:style-name="ce23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auth1&gt;=3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14</text:p>
          </table:table-cell>
          <table:table-cell table:style-name="ce23" office:value-type="string" calcext:value-type="string">
            <text:p>openstacksdk</text:p>
          </table:table-cell>
          <table:table-cell table:style-name="ce23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penstacksdk&gt;=3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15</text:p>
          </table:table-cell>
          <table:table-cell table:style-name="ce23" office:value-type="string" calcext:value-type="string">
            <text:p>platformdirs</text:p>
          </table:table-cell>
          <table:table-cell table:style-name="ce23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platformdirs&gt;=3</text:p>
          </table:table-cell>
          <table:table-cell table:style-name="ce23" office:value-type="string" calcext:value-type="string">
            <text:p>MIT License</text:p>
          </table:table-cell>
          <table:table-cell table:style-name="ce23"/>
          <table:table-cell table:style-name="ce23" office:value-type="string" calcext:value-type="string">
            <text:p>4.3.6</text:p>
          </table:table-cell>
          <table:table-cell table:style-name="ce23" office:value-type="string" calcext:value-type="string">
            <text:p>2024/Sep/18</text:p>
          </table:table-cell>
          <table:table-cell table:style-name="ce2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4.2.14</text:p>
          </table:table-cell>
          <table:table-cell table:style-name="ce23" office:value-type="string" calcext:value-type="string">
            <text:p>openstacksdk</text:p>
          </table:table-cell>
          <table:table-cell table:style-name="ce23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penstacksdk&gt;=3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16</text:p>
          </table:table-cell>
          <table:table-cell table:style-name="ce23" office:value-type="string" calcext:value-type="string">
            <text:p>netaddr</text:p>
          </table:table-cell>
          <table:table-cell table:style-name="ce23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netaddr&gt;=0.10.0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1.68</text:p>
          </table:table-cell>
          <table:table-cell table:style-name="ce23" office:value-type="string" calcext:value-type="string">
            <text:p>WSME</text:p>
          </table:table-cell>
          <table:table-cell table:style-name="ce23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WSME&gt;=0.8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3.2.02</text:p>
          </table:table-cell>
          <table:table-cell table:style-name="ce23" office:value-type="string" calcext:value-type="string">
            <text:p>osprofiler</text:p>
          </table:table-cell>
          <table:table-cell table:style-name="ce23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profiler&gt;=1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4"/>
          <table:table-cell table:style-name="ce23" office:value-type="string" calcext:value-type="string">
            <text:p>i4.1.19</text:p>
          </table:table-cell>
          <table:table-cell table:style-name="ce23" office:value-type="string" calcext:value-type="string">
            <text:p>ovsdbapp</text:p>
          </table:table-cell>
          <table:table-cell table:style-name="ce23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vsdbapp&gt;=0.12.1</text:p>
          </table:table-cell>
          <table:table-cell table:style-name="ce23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5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3.3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50</text:p>
          </table:table-cell>
          <table:table-cell table:style-name="ce23" office:value-type="string" calcext:value-type="string">
            <text:p>oslo.versionedobjects</text:p>
          </table:table-cell>
          <table:table-cell table:style-name="ce23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versionedobjects&gt;=1.3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5.3.21</text:p>
          </table:table-cell>
          <table:table-cell table:style-name="ce23" office:value-type="string" calcext:value-type="string">
            <text:p>python-neutronclient</text:p>
          </table:table-cell>
          <table:table-cell table:style-name="ce23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neutronclient&gt;=7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17</text:p>
          </table:table-cell>
          <table:table-cell table:style-name="ce23" office:value-type="string" calcext:value-type="string">
            <text:p>wrapt</text:p>
          </table:table-cell>
          <table:table-cell table:style-name="ce23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wrapt&gt;=1.7.0 # BSD License</text:p>
          </table:table-cell>
          <table:table-cell table:style-name="ce23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1.04</text:p>
          </table:table-cell>
          <table:table-cell table:style-name="ce23" office:value-type="string" calcext:value-type="string">
            <text:p>debtcollector</text:p>
          </table:table-cell>
          <table:table-cell table:style-name="ce23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ebtcollector&gt;=1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5.1.12</text:p>
          </table:table-cell>
          <table:table-cell table:style-name="ce23" office:value-type="string" calcext:value-type="string">
            <text:p>python-glanceclient</text:p>
          </table:table-cell>
          <table:table-cell table:style-name="ce23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18</text:p>
          </table:table-cell>
          <table:table-cell table:style-name="ce23" office:value-type="string" calcext:value-type="string">
            <text:p>tzdata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tzdata&gt;=2022.4</text:p>
          </table:table-cell>
          <table:table-cell table:style-name="ce23" office:value-type="string" calcext:value-type="string">
            <text:p>MIT</text:p>
          </table:table-cell>
          <table:table-cell table:style-name="ce23"/>
          <table:table-cell table:style-name="ce23" office:value-type="float" office:value="2025.1" calcext:value-type="float">
            <text:p>2025.1</text:p>
          </table:table-cell>
          <table:table-cell table:style-name="ce23" office:value-type="string" calcext:value-type="string">
            <text:p>2025/Jan/22</text:p>
          </table:table-cell>
          <table:table-cell table:style-name="ce2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46</text:p>
          </table:table-cell>
          <table:table-cell table:style-name="ce23" office:value-type="string" calcext:value-type="string">
            <text:p>kombu</text:p>
          </table:table-cell>
          <table:table-cell table:style-name="ce23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ombu&gt;=4.6.6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6</text:p>
          </table:table-cell>
          <table:table-cell table:style-name="ce23" office:value-type="string" calcext:value-type="string">
            <text:p>oslo.serialization</text:p>
          </table:table-cell>
          <table:table-cell table:style-name="ce23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ialization&gt;=2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3.3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19</text:p>
          </table:table-cell>
          <table:table-cell table:style-name="ce23" office:value-type="string" calcext:value-type="string">
            <text:p>rfc3986</text:p>
          </table:table-cell>
          <table:table-cell table:style-name="ce23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rfc3986&gt;=1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5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21</text:p>
          </table:table-cell>
          <table:table-cell table:style-name="ce23" office:value-type="string" calcext:value-type="string">
            <text:p>WebOb</text:p>
          </table:table-cell>
          <table:table-cell table:style-name="ce23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WebOb&gt;=1.7.1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1.68</text:p>
          </table:table-cell>
          <table:table-cell table:style-name="ce23" office:value-type="string" calcext:value-type="string">
            <text:p>WSME</text:p>
          </table:table-cell>
          <table:table-cell table:style-name="ce23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WSME&gt;=0.8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3.2.02</text:p>
          </table:table-cell>
          <table:table-cell table:style-name="ce23" office:value-type="string" calcext:value-type="string">
            <text:p>osprofiler</text:p>
          </table:table-cell>
          <table:table-cell table:style-name="ce23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profiler&gt;=1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3.1.09</text:p>
          </table:table-cell>
          <table:table-cell table:style-name="ce23" office:value-type="string" calcext:value-type="string">
            <text:p>microversion_parse</text:p>
          </table:table-cell>
          <table:table-cell table:style-name="ce23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microversion-parse&gt;=0.2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3.07</text:p>
          </table:table-cell>
          <table:table-cell table:style-name="ce23" office:value-type="string" calcext:value-type="string">
            <text:p>keystonemiddleware</text:p>
          </table:table-cell>
          <table:table-cell table:style-name="ce23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middleware&gt;=7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9</text:p>
          </table:table-cell>
          <table:table-cell table:style-name="ce23" office:value-type="string" calcext:value-type="string">
            <text:p>oslo.messaging</text:p>
          </table:table-cell>
          <table:table-cell table:style-name="ce23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essaging&gt;=5.2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1</text:p>
          </table:table-cell>
          <table:table-cell table:style-name="ce23" office:value-type="string" calcext:value-type="string">
            <text:p>oslo.middleware</text:p>
          </table:table-cell>
          <table:table-cell table:style-name="ce23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iddleware&gt;=3.3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7</text:p>
          </table:table-cell>
          <table:table-cell table:style-name="ce23" office:value-type="string" calcext:value-type="string">
            <text:p>oslo.service</text:p>
          </table:table-cell>
          <table:table-cell table:style-name="ce23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vice&gt;=1.2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50</text:p>
          </table:table-cell>
          <table:table-cell table:style-name="ce23" office:value-type="string" calcext:value-type="string">
            <text:p>oslo.versionedobjects</text:p>
          </table:table-cell>
          <table:table-cell table:style-name="ce23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versionedobjects&gt;=1.3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16.1</text:p>
          </table:table-cell>
          <table:table-cell table:style-name="ce23" office:value-type="string" calcext:value-type="string">
            <text:p>Keystone</text:p>
          </table:table-cell>
          <table:table-cell table:style-name="ce23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4.1</text:p>
          </table:table-cell>
          <table:table-cell table:style-name="ce23" office:value-type="string" calcext:value-type="string">
            <text:p>Openstack-Placement</text:p>
          </table:table-cell>
          <table:table-cell table:style-name="ce23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22</text:p>
          </table:table-cell>
          <table:table-cell table:style-name="ce23" office:value-type="string" calcext:value-type="string">
            <text:p>blinker</text:p>
          </table:table-cell>
          <table:table-cell table:style-name="ce23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blinker&gt;=1.9.0</text:p>
          </table:table-cell>
          <table:table-cell table:style-name="ce23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1.1.26</text:p>
          </table:table-cell>
          <table:table-cell table:style-name="ce23" office:value-type="string" calcext:value-type="string">
            <text:p>Flask</text:p>
          </table:table-cell>
          <table:table-cell table:style-name="ce23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Flask!=0.11,&gt;=1.0.2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23</text:p>
          </table:table-cell>
          <table:table-cell table:style-name="ce23" office:value-type="string" calcext:value-type="string">
            <text:p>click</text:p>
          </table:table-cell>
          <table:table-cell table:style-name="ce23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click&gt;=8.1.3</text:p>
          </table:table-cell>
          <table:table-cell table:style-name="ce23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1.1.26</text:p>
          </table:table-cell>
          <table:table-cell table:style-name="ce23" office:value-type="string" calcext:value-type="string">
            <text:p>Flask</text:p>
          </table:table-cell>
          <table:table-cell table:style-name="ce23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Flask!=0.11,&gt;=1.0.2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24</text:p>
          </table:table-cell>
          <table:table-cell table:style-name="ce23" office:value-type="string" calcext:value-type="string">
            <text:p>itsdangerous</text:p>
          </table:table-cell>
          <table:table-cell table:style-name="ce23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itsdangerous&gt;=2.2.0</text:p>
          </table:table-cell>
          <table:table-cell table:style-name="ce23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1.1.26</text:p>
          </table:table-cell>
          <table:table-cell table:style-name="ce23" office:value-type="string" calcext:value-type="string">
            <text:p>Flask</text:p>
          </table:table-cell>
          <table:table-cell table:style-name="ce23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Flask!=0.11,&gt;=1.0.2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25</text:p>
          </table:table-cell>
          <table:table-cell table:style-name="ce23" office:value-type="string" calcext:value-type="string">
            <text:p>Werkzeug</text:p>
          </table:table-cell>
          <table:table-cell table:style-name="ce23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werkzeug&gt;=3.1.0</text:p>
          </table:table-cell>
          <table:table-cell table:style-name="ce23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3" office:value-type="string" calcext:value-type="string">
            <text:p>D:</text:p>
          </table:table-cell>
          <table:table-cell table:style-name="ce23" office:value-type="string" calcext:value-type="string">
            <text:p>a.08.74</text:p>
          </table:table-cell>
          <table:table-cell table:style-name="ce23" office:value-type="string" calcext:value-type="string">
            <text:p>MarkupSafe</text:p>
          </table:table-cell>
          <table:table-cell table:style-name="ce23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markupsafe&gt;=2.1.1</text:p>
          </table:table-cell>
          <table:table-cell table:style-name="ce23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2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1.1.26</text:p>
          </table:table-cell>
          <table:table-cell table:style-name="ce23" office:value-type="string" calcext:value-type="string">
            <text:p>Flask</text:p>
          </table:table-cell>
          <table:table-cell table:style-name="ce23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Flask!=0.11,&gt;=1.0.2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26</text:p>
          </table:table-cell>
          <table:table-cell table:style-name="ce23" office:value-type="string" calcext:value-type="string">
            <text:p>Flask</text:p>
          </table:table-cell>
          <table:table-cell table:style-name="ce23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Flask!=0.11,&gt;=1.0.2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1.22</text:p>
          </table:table-cell>
          <table:table-cell table:style-name="ce23" office:value-type="string" calcext:value-type="string">
            <text:p>blinker</text:p>
          </table:table-cell>
          <table:table-cell table:style-name="ce23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blinker&gt;=1.9.0</text:p>
          </table:table-cell>
          <table:table-cell table:style-name="ce23" table:number-columns-repeated="16374"/>
        </table:table-row>
        <table:table-row table:style-name="ro1">
          <table:table-cell table:style-name="ce23"/>
          <table:table-cell table:style-name="ce23" office:value-type="string" calcext:value-type="string">
            <text:p>i1.1.23</text:p>
          </table:table-cell>
          <table:table-cell table:style-name="ce23" office:value-type="string" calcext:value-type="string">
            <text:p>click</text:p>
          </table:table-cell>
          <table:table-cell table:style-name="ce23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click&gt;=8.1.3</text:p>
          </table:table-cell>
          <table:table-cell table:style-name="ce23" table:number-columns-repeated="16374"/>
        </table:table-row>
        <table:table-row table:style-name="ro1">
          <table:table-cell table:style-name="ce23"/>
          <table:table-cell table:style-name="ce23" office:value-type="string" calcext:value-type="string">
            <text:p>i1.1.24</text:p>
          </table:table-cell>
          <table:table-cell table:style-name="ce23" office:value-type="string" calcext:value-type="string">
            <text:p>itsdangerous</text:p>
          </table:table-cell>
          <table:table-cell table:style-name="ce23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itsdangerous&gt;=2.2.0</text:p>
          </table:table-cell>
          <table:table-cell table:style-name="ce23" table:number-columns-repeated="16374"/>
        </table:table-row>
        <table:table-row table:style-name="ro1">
          <table:table-cell table:style-name="ce23"/>
          <table:table-cell table:style-name="ce23" office:value-type="string" calcext:value-type="string">
            <text:p>a.08.75</text:p>
          </table:table-cell>
          <table:table-cell table:style-name="ce23" office:value-type="string" calcext:value-type="string">
            <text:p>Jinja2</text:p>
          </table:table-cell>
          <table:table-cell table:style-name="ce23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jinja2&gt;=3.1.2</text:p>
          </table:table-cell>
          <table:table-cell table:style-name="ce23" table:number-columns-repeated="16374"/>
        </table:table-row>
        <table:table-row table:style-name="ro1">
          <table:table-cell table:style-name="ce23"/>
          <table:table-cell table:style-name="ce23" office:value-type="string" calcext:value-type="string">
            <text:p>a.08.74</text:p>
          </table:table-cell>
          <table:table-cell table:style-name="ce23" office:value-type="string" calcext:value-type="string">
            <text:p>MarkupSafe</text:p>
          </table:table-cell>
          <table:table-cell table:style-name="ce23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markupsafe&gt;=2.1.1</text:p>
          </table:table-cell>
          <table:table-cell table:style-name="ce23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2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1.25</text:p>
          </table:table-cell>
          <table:table-cell table:style-name="ce23" office:value-type="string" calcext:value-type="string">
            <text:p>Werkzeug</text:p>
          </table:table-cell>
          <table:table-cell table:style-name="ce23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werkzeug&gt;=3.1.0</text:p>
          </table:table-cell>
          <table:table-cell table:style-name="ce23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1.28</text:p>
          </table:table-cell>
          <table:table-cell table:style-name="ce23" office:value-type="string" calcext:value-type="string">
            <text:p>Flask-RESTful</text:p>
          </table:table-cell>
          <table:table-cell table:style-name="ce23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Flask-RESTful&gt;=0.3.5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16.1</text:p>
          </table:table-cell>
          <table:table-cell table:style-name="ce23" office:value-type="string" calcext:value-type="string">
            <text:p>Keystone</text:p>
          </table:table-cell>
          <table:table-cell table:style-name="ce23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27</text:p>
          </table:table-cell>
          <table:table-cell table:style-name="ce23" office:value-type="string" calcext:value-type="string">
            <text:p>aniso8601</text:p>
          </table:table-cell>
          <table:table-cell table:style-name="ce23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aniso8601&gt;=0.82</text:p>
          </table:table-cell>
          <table:table-cell table:style-name="ce23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1.1.28</text:p>
          </table:table-cell>
          <table:table-cell table:style-name="ce23" office:value-type="string" calcext:value-type="string">
            <text:p>Flask-RESTful</text:p>
          </table:table-cell>
          <table:table-cell table:style-name="ce23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Flask-RESTful&gt;=0.3.5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28</text:p>
          </table:table-cell>
          <table:table-cell table:style-name="ce23" office:value-type="string" calcext:value-type="string">
            <text:p>Flask-RESTful</text:p>
          </table:table-cell>
          <table:table-cell table:style-name="ce23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Flask-RESTful&gt;=0.3.5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1.27</text:p>
          </table:table-cell>
          <table:table-cell table:style-name="ce23" office:value-type="string" calcext:value-type="string">
            <text:p>aniso8601</text:p>
          </table:table-cell>
          <table:table-cell table:style-name="ce23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aniso8601&gt;=0.82</text:p>
          </table:table-cell>
          <table:table-cell table:style-name="ce23" table:number-columns-repeated="16374"/>
        </table:table-row>
        <table:table-row table:style-name="ro1">
          <table:table-cell table:style-name="ce23"/>
          <table:table-cell table:style-name="ce23" office:value-type="string" calcext:value-type="string">
            <text:p>i1.1.26</text:p>
          </table:table-cell>
          <table:table-cell table:style-name="ce23" office:value-type="string" calcext:value-type="string">
            <text:p>Flask</text:p>
          </table:table-cell>
          <table:table-cell table:style-name="ce23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Flask&gt;=0.8</text:p>
          </table:table-cell>
          <table:table-cell table:style-name="ce23" table:number-columns-repeated="16374"/>
        </table:table-row>
        <table:table-row table:style-name="ro1">
          <table:table-cell table:style-name="ce23"/>
          <table:table-cell table:style-name="ce23" office:value-type="string" calcext:value-type="string">
            <text:p>b30.13.24.33</text:p>
          </table:table-cell>
          <table:table-cell table:style-name="ce23" office:value-type="string" calcext:value-type="string">
            <text:p>six</text:p>
          </table:table-cell>
          <table:table-cell table:style-name="ce23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ix&gt;=1.3.0</text:p>
          </table:table-cell>
          <table:table-cell table:style-name="ce23" table:number-columns-repeated="16374"/>
        </table:table-row>
        <table:table-row table:style-name="ro1">
          <table:table-cell table:style-name="ce23"/>
          <table:table-cell table:style-name="ce23" office:value-type="string" calcext:value-type="string">
            <text:p>a.08.91.20.16</text:p>
          </table:table-cell>
          <table:table-cell table:style-name="ce23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z</text:p>
          </table:table-cell>
          <table:table-cell table:style-name="ce23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6.16.1</text:p>
          </table:table-cell>
          <table:table-cell table:style-name="ce23" office:value-type="string" calcext:value-type="string">
            <text:p>Keystone</text:p>
          </table:table-cell>
          <table:table-cell table:style-name="ce23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29</text:p>
          </table:table-cell>
          <table:table-cell table:style-name="ce23" office:value-type="string" calcext:value-type="string">
            <text:p>greenlet</text:p>
          </table:table-cell>
          <table:table-cell table:style-name="ce23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greenlet&gt;=1</text:p>
          </table:table-cell>
          <table:table-cell table:style-name="ce23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1.30</text:p>
          </table:table-cell>
          <table:table-cell table:style-name="ce23" office:value-type="string" calcext:value-type="string">
            <text:p>SQLAlchemy</text:p>
          </table:table-cell>
          <table:table-cell table:style-name="ce23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QLAlchemy&gt;=1.4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36</text:p>
          </table:table-cell>
          <table:table-cell table:style-name="ce23" office:value-type="string" calcext:value-type="string">
            <text:p>eventlet</text:p>
          </table:table-cell>
          <table:table-cell table:style-name="ce23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eventlet&gt;=0.27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3</text:p>
          </table:table-cell>
          <table:table-cell table:style-name="ce23" office:value-type="string" calcext:value-type="string">
            <text:p>oslo.privsep</text:p>
          </table:table-cell>
          <table:table-cell table:style-name="ce23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privsep&gt;=2.6.2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47</text:p>
          </table:table-cell>
          <table:table-cell table:style-name="ce23" office:value-type="string" calcext:value-type="string">
            <text:p>oslo.service</text:p>
          </table:table-cell>
          <table:table-cell table:style-name="ce23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vice&gt;=1.2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30</text:p>
          </table:table-cell>
          <table:table-cell table:style-name="ce23" office:value-type="string" calcext:value-type="string">
            <text:p>SQLAlchemy</text:p>
          </table:table-cell>
          <table:table-cell table:style-name="ce23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SQLAlchemy&gt;=1.4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1.29</text:p>
          </table:table-cell>
          <table:table-cell table:style-name="ce23" office:value-type="string" calcext:value-type="string">
            <text:p>greenlet</text:p>
          </table:table-cell>
          <table:table-cell table:style-name="ce23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greenlet&gt;=1</text:p>
          </table:table-cell>
          <table:table-cell table:style-name="ce23" table:number-columns-repeated="16374"/>
        </table:table-row>
        <table:table-row table:style-name="ro1">
          <table:table-cell table:style-name="ce23"/>
          <table:table-cell table:style-name="ce23" office:value-type="string" calcext:value-type="string">
            <text:p>i1.1.14</text:p>
          </table:table-cell>
          <table:table-cell table:style-name="ce23" office:value-type="string" calcext:value-type="string">
            <text:p>typing-extensions</text:p>
          </table:table-cell>
          <table:table-cell table:style-name="ce23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yping-extensions&gt;=4.6.0</text:p>
          </table:table-cell>
          <table:table-cell table:style-name="ce23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49</text:p>
          </table:table-cell>
          <table:table-cell table:style-name="ce23" office:value-type="string" calcext:value-type="string">
            <text:p>alembic</text:p>
          </table:table-cell>
          <table:table-cell table:style-name="ce23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alembic&gt;=0.9.6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35</text:p>
          </table:table-cell>
          <table:table-cell table:style-name="ce23" office:value-type="string" calcext:value-type="string">
            <text:p>oslo.db</text:p>
          </table:table-cell>
          <table:table-cell table:style-name="ce23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db&gt;=6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16.1</text:p>
          </table:table-cell>
          <table:table-cell table:style-name="ce23" office:value-type="string" calcext:value-type="string">
            <text:p>Keystone</text:p>
          </table:table-cell>
          <table:table-cell table:style-name="ce23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4.1</text:p>
          </table:table-cell>
          <table:table-cell table:style-name="ce23" office:value-type="string" calcext:value-type="string">
            <text:p>Openstack-Placement</text:p>
          </table:table-cell>
          <table:table-cell table:style-name="ce23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31</text:p>
          </table:table-cell>
          <table:table-cell table:style-name="ce23" office:value-type="string" calcext:value-type="string">
            <text:p>python-dateutil</text:p>
          </table:table-cell>
          <table:table-cell table:style-name="ce23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python-dateutil&gt;=2.7.0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3" office:value-type="string" calcext:value-type="string">
            <text:p>D:</text:p>
          </table:table-cell>
          <table:table-cell table:style-name="ce23" office:value-type="string" calcext:value-type="string">
            <text:p>b30.13.24.33</text:p>
          </table:table-cell>
          <table:table-cell table:style-name="ce23" office:value-type="string" calcext:value-type="string">
            <text:p>six</text:p>
          </table:table-cell>
          <table:table-cell table:style-name="ce23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ix&gt;=1.5</text:p>
          </table:table-cell>
          <table:table-cell table:style-name="ce23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1.55</text:p>
          </table:table-cell>
          <table:table-cell table:style-name="ce23" office:value-type="string" calcext:value-type="string">
            <text:p>pysaml2</text:p>
          </table:table-cell>
          <table:table-cell table:style-name="ce23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pysaml2&gt;=5.0.0</text:p>
          </table:table-cell>
          <table:table-cell table:style-name="ce23" table:number-columns-repeated="16374"/>
        </table:table-row>
        <table:table-row table:style-name="ro2">
          <table:table-cell table:style-name="ce23"/>
          <table:table-cell table:style-name="ce23" office:value-type="string" calcext:value-type="string">
            <text:p>i4.1.38</text:p>
          </table:table-cell>
          <table:table-cell table:style-name="ce23" office:value-type="string" calcext:value-type="string">
            <text:p>oslo.log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log&gt;=4.2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32</text:p>
          </table:table-cell>
          <table:table-cell table:style-name="ce23" office:value-type="string" calcext:value-type="string">
            <text:p>PyJWT</text:p>
          </table:table-cell>
          <table:table-cell table:style-name="ce23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PyJWT&gt;=2.4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3.07</text:p>
          </table:table-cell>
          <table:table-cell table:style-name="ce23" office:value-type="string" calcext:value-type="string">
            <text:p>keystonemiddleware</text:p>
          </table:table-cell>
          <table:table-cell table:style-name="ce23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middleware&gt;=7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16.1</text:p>
          </table:table-cell>
          <table:table-cell table:style-name="ce23" office:value-type="string" calcext:value-type="string">
            <text:p>Keystone</text:p>
          </table:table-cell>
          <table:table-cell table:style-name="ce23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33</text:p>
          </table:table-cell>
          <table:table-cell table:style-name="ce23" office:value-type="string" calcext:value-type="string">
            <text:p>bcrypt</text:p>
          </table:table-cell>
          <table:table-cell table:style-name="ce23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23" office:value-type="string" calcext:value-type="string">
            <text:p>bcrypt&gt;=3.1.3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1.73</text:p>
          </table:table-cell>
          <table:table-cell table:style-name="ce23" office:value-type="string" calcext:value-type="string">
            <text:p>paramiko</text:p>
          </table:table-cell>
          <table:table-cell table:style-name="ce23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aramiko&gt;=2.7.1</text:p>
          </table:table-cell>
          <table:table-cell table:style-name="ce23" office:value-type="string" calcext:value-type="string">
            <text:p>LGPLv2.1+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1</text:p>
          </table:table-cell>
          <table:table-cell table:style-name="ce23" office:value-type="string" calcext:value-type="string">
            <text:p>oslo.middleware</text:p>
          </table:table-cell>
          <table:table-cell table:style-name="ce23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iddleware&gt;=3.3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16.1</text:p>
          </table:table-cell>
          <table:table-cell table:style-name="ce23" office:value-type="string" calcext:value-type="string">
            <text:p>Keystone</text:p>
          </table:table-cell>
          <table:table-cell table:style-name="ce23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34</text:p>
          </table:table-cell>
          <table:table-cell table:style-name="ce23" office:value-type="string" calcext:value-type="string">
            <text:p>scrypt</text:p>
          </table:table-cell>
          <table:table-cell table:style-name="ce23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scrypt&gt;=0.8.0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6.16.1</text:p>
          </table:table-cell>
          <table:table-cell table:style-name="ce23" office:value-type="string" calcext:value-type="string">
            <text:p>Keystone</text:p>
          </table:table-cell>
          <table:table-cell table:style-name="ce23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35</text:p>
          </table:table-cell>
          <table:table-cell table:style-name="ce23" office:value-type="string" calcext:value-type="string">
            <text:p>dnspython</text:p>
          </table:table-cell>
          <table:table-cell table:style-name="ce23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dnspython&gt;=1.15.0</text:p>
          </table:table-cell>
          <table:table-cell table:style-name="ce23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2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1.1.36</text:p>
          </table:table-cell>
          <table:table-cell table:style-name="ce23" office:value-type="string" calcext:value-type="string">
            <text:p>eventlet</text:p>
          </table:table-cell>
          <table:table-cell table:style-name="ce23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eventlet&gt;=0.27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36</text:p>
          </table:table-cell>
          <table:table-cell table:style-name="ce23" office:value-type="string" calcext:value-type="string">
            <text:p>eventlet</text:p>
          </table:table-cell>
          <table:table-cell table:style-name="ce23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eventlet&gt;=0.27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1.35</text:p>
          </table:table-cell>
          <table:table-cell table:style-name="ce23" office:value-type="string" calcext:value-type="string">
            <text:p>dnspython</text:p>
          </table:table-cell>
          <table:table-cell table:style-name="ce23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nspython&gt;=1.15.0</text:p>
          </table:table-cell>
          <table:table-cell table:style-name="ce23" table:number-columns-repeated="16374"/>
        </table:table-row>
        <table:table-row table:style-name="ro1">
          <table:table-cell table:style-name="ce23"/>
          <table:table-cell table:style-name="ce23" office:value-type="string" calcext:value-type="string">
            <text:p>i1.1.29</text:p>
          </table:table-cell>
          <table:table-cell table:style-name="ce23" office:value-type="string" calcext:value-type="string">
            <text:p>greenlet</text:p>
          </table:table-cell>
          <table:table-cell table:style-name="ce23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greenlet&gt;=1.0</text:p>
          </table:table-cell>
          <table:table-cell table:style-name="ce23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2.03</text:p>
          </table:table-cell>
          <table:table-cell table:style-name="ce23" office:value-type="string" calcext:value-type="string">
            <text:p>os-win</text:p>
          </table:table-cell>
          <table:table-cell table:style-name="ce23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win&gt;=5.7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04</text:p>
          </table:table-cell>
          <table:table-cell table:style-name="ce23" office:value-type="string" calcext:value-type="string">
            <text:p>glance_store</text:p>
          </table:table-cell>
          <table:table-cell table:style-name="ce23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glance-store&gt;=4.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3</text:p>
          </table:table-cell>
          <table:table-cell table:style-name="ce23" office:value-type="string" calcext:value-type="string">
            <text:p>oslo.privsep</text:p>
          </table:table-cell>
          <table:table-cell table:style-name="ce23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privsep&gt;=2.6.2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47</text:p>
          </table:table-cell>
          <table:table-cell table:style-name="ce23" office:value-type="string" calcext:value-type="string">
            <text:p>oslo.service</text:p>
          </table:table-cell>
          <table:table-cell table:style-name="ce23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vice&gt;=1.2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37</text:p>
          </table:table-cell>
          <table:table-cell table:style-name="ce23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fasteners&gt;=0.7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3.2.04</text:p>
          </table:table-cell>
          <table:table-cell table:style-name="ce23" office:value-type="string" calcext:value-type="string">
            <text:p>tooz</text:p>
          </table:table-cell>
          <table:table-cell table:style-name="ce23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ooz&gt;=1.5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22</text:p>
          </table:table-cell>
          <table:table-cell table:style-name="ce23" office:value-type="string" calcext:value-type="string">
            <text:p>taskflow</text:p>
          </table:table-cell>
          <table:table-cell table:style-name="ce23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askflow&gt;=4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2</text:p>
          </table:table-cell>
          <table:table-cell table:style-name="ce23" office:value-type="string" calcext:value-type="string">
            <text:p>oslo.concurrency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currency&gt;=3.2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38</text:p>
          </table:table-cell>
          <table:table-cell table:style-name="ce23" office:value-type="string" calcext:value-type="string">
            <text:p>PasteDeploy</text:p>
          </table:table-cell>
          <table:table-cell table:style-name="ce23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PasteDeploy&gt;=1.5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47</text:p>
          </table:table-cell>
          <table:table-cell table:style-name="ce23" office:value-type="string" calcext:value-type="string">
            <text:p>oslo.service</text:p>
          </table:table-cell>
          <table:table-cell table:style-name="ce23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vice&gt;=1.2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39</text:p>
          </table:table-cell>
          <table:table-cell table:style-name="ce23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repoze.lru&gt;=0.3</text:p>
          </table:table-cell>
          <table:table-cell table:style-name="ce23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2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1.1.40</text:p>
          </table:table-cell>
          <table:table-cell table:style-name="ce23" office:value-type="string" calcext:value-type="string">
            <text:p>Routes</text:p>
          </table:table-cell>
          <table:table-cell table:style-name="ce23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outes&gt;=2.3.1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40</text:p>
          </table:table-cell>
          <table:table-cell table:style-name="ce23" office:value-type="string" calcext:value-type="string">
            <text:p>Routes</text:p>
          </table:table-cell>
          <table:table-cell table:style-name="ce23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Routes&gt;=2.3.1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b30.13.24.33</text:p>
          </table:table-cell>
          <table:table-cell table:style-name="ce23" office:value-type="string" calcext:value-type="string">
            <text:p>six</text:p>
          </table:table-cell>
          <table:table-cell table:style-name="ce23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ix</text:p>
          </table:table-cell>
          <table:table-cell table:style-name="ce23" table:number-columns-repeated="16374"/>
        </table:table-row>
        <table:table-row table:style-name="ro1">
          <table:table-cell table:style-name="ce23"/>
          <table:table-cell table:style-name="ce23" office:value-type="string" calcext:value-type="string">
            <text:p>i1.1.39</text:p>
          </table:table-cell>
          <table:table-cell table:style-name="ce23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epoze.lru&gt;=0.3</text:p>
          </table:table-cell>
          <table:table-cell table:style-name="ce23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47</text:p>
          </table:table-cell>
          <table:table-cell table:style-name="ce23" office:value-type="string" calcext:value-type="string">
            <text:p>oslo.service</text:p>
          </table:table-cell>
          <table:table-cell table:style-name="ce23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vice&gt;=1.2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4.1</text:p>
          </table:table-cell>
          <table:table-cell table:style-name="ce23" office:value-type="string" calcext:value-type="string">
            <text:p>Openstack-Placement</text:p>
          </table:table-cell>
          <table:table-cell table:style-name="ce23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41</text:p>
          </table:table-cell>
          <table:table-cell table:style-name="ce23" office:value-type="string" calcext:value-type="string">
            <text:p>Paste</text:p>
          </table:table-cell>
          <table:table-cell table:style-name="ce23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Paste&gt;=2.0.2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D:</text:p>
          </table:table-cell>
          <table:table-cell table:style-name="ce23" office:value-type="string" calcext:value-type="string">
            <text:p>a.08.55</text:p>
          </table:table-cell>
          <table:table-cell table:style-name="ce23" office:value-type="string" calcext:value-type="string">
            <text:p>Setuptools</text:p>
          </table:table-cell>
          <table:table-cell table:style-name="ce23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etuptools</text:p>
          </table:table-cell>
          <table:table-cell table:style-name="ce23" table:number-columns-repeated="16374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47</text:p>
          </table:table-cell>
          <table:table-cell table:style-name="ce23" office:value-type="string" calcext:value-type="string">
            <text:p>oslo.service</text:p>
          </table:table-cell>
          <table:table-cell table:style-name="ce23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vice&gt;=1.2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42</text:p>
          </table:table-cell>
          <table:table-cell table:style-name="ce23" office:value-type="string" calcext:value-type="string">
            <text:p>yappi</text:p>
          </table:table-cell>
          <table:table-cell table:style-name="ce23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Yappi&gt;=1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4.1.47</text:p>
          </table:table-cell>
          <table:table-cell table:style-name="ce23" office:value-type="string" calcext:value-type="string">
            <text:p>oslo.service</text:p>
          </table:table-cell>
          <table:table-cell table:style-name="ce23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vice&gt;=1.2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43</text:p>
          </table:table-cell>
          <table:table-cell table:style-name="ce23" office:value-type="string" calcext:value-type="string">
            <text:p>cachetools</text:p>
          </table:table-cell>
          <table:table-cell table:style-name="ce23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cachetools&gt;=2.0.0</text:p>
          </table:table-cell>
          <table:table-cell table:style-name="ce23" office:value-type="string" calcext:value-type="string">
            <text:p>MIT License</text:p>
          </table:table-cell>
          <table:table-cell table:style-name="ce23" table:number-columns-repeated="16373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22</text:p>
          </table:table-cell>
          <table:table-cell table:style-name="ce23" office:value-type="string" calcext:value-type="string">
            <text:p>taskflow</text:p>
          </table:table-cell>
          <table:table-cell table:style-name="ce23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askflow&gt;=4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9</text:p>
          </table:table-cell>
          <table:table-cell table:style-name="ce23" office:value-type="string" calcext:value-type="string">
            <text:p>oslo.messaging</text:p>
          </table:table-cell>
          <table:table-cell table:style-name="ce23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essaging&gt;=5.2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44</text:p>
          </table:table-cell>
          <table:table-cell table:style-name="ce23" office:value-type="string" calcext:value-type="string">
            <text:p>vine</text:p>
          </table:table-cell>
          <table:table-cell table:style-name="ce23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vine&lt;6.0.0,&gt;=5.0.0</text:p>
          </table:table-cell>
          <table:table-cell table:style-name="ce23" table:number-columns-repeated="16374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45</text:p>
          </table:table-cell>
          <table:table-cell table:style-name="ce23" office:value-type="string" calcext:value-type="string">
            <text:p>amqp</text:p>
          </table:table-cell>
          <table:table-cell table:style-name="ce23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amqp&gt;=2.5.2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46</text:p>
          </table:table-cell>
          <table:table-cell table:style-name="ce23" office:value-type="string" calcext:value-type="string">
            <text:p>kombu</text:p>
          </table:table-cell>
          <table:table-cell table:style-name="ce23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ombu&gt;=4.6.6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45</text:p>
          </table:table-cell>
          <table:table-cell table:style-name="ce23" office:value-type="string" calcext:value-type="string">
            <text:p>amqp</text:p>
          </table:table-cell>
          <table:table-cell table:style-name="ce23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amqp&gt;=2.5.2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D:</text:p>
          </table:table-cell>
          <table:table-cell table:style-name="ce23" office:value-type="string" calcext:value-type="string">
            <text:p>i1.1.44</text:p>
          </table:table-cell>
          <table:table-cell table:style-name="ce23" office:value-type="string" calcext:value-type="string">
            <text:p>vine</text:p>
          </table:table-cell>
          <table:table-cell table:style-name="ce23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vine&lt;6.0.0,&gt;=5.0.0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46</text:p>
          </table:table-cell>
          <table:table-cell table:style-name="ce23" office:value-type="string" calcext:value-type="string">
            <text:p>kombu</text:p>
          </table:table-cell>
          <table:table-cell table:style-name="ce23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ombu&gt;=4.6.6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9</text:p>
          </table:table-cell>
          <table:table-cell table:style-name="ce23" office:value-type="string" calcext:value-type="string">
            <text:p>oslo.messaging</text:p>
          </table:table-cell>
          <table:table-cell table:style-name="ce23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essaging&gt;=5.2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46</text:p>
          </table:table-cell>
          <table:table-cell table:style-name="ce23" office:value-type="string" calcext:value-type="string">
            <text:p>kombu</text:p>
          </table:table-cell>
          <table:table-cell table:style-name="ce23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kombu&gt;=4.6.6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45</text:p>
          </table:table-cell>
          <table:table-cell table:style-name="ce23" office:value-type="string" calcext:value-type="string">
            <text:p>amqp</text:p>
          </table:table-cell>
          <table:table-cell table:style-name="ce23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amqp&lt;6.0.0,&gt;=5.1.1</text:p>
          </table:table-cell>
          <table:table-cell table:style-name="ce23" table:number-columns-repeated="16374"/>
        </table:table-row>
        <table:table-row table:style-name="ro2">
          <table:table-cell table:style-name="ce23"/>
          <table:table-cell table:style-name="ce23" office:value-type="string" calcext:value-type="string">
            <text:p>i1.1.44</text:p>
          </table:table-cell>
          <table:table-cell table:style-name="ce23" office:value-type="string" calcext:value-type="string">
            <text:p>vine</text:p>
          </table:table-cell>
          <table:table-cell table:style-name="ce23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vine==5.1.0</text:p>
          </table:table-cell>
          <table:table-cell table:style-name="ce23" table:number-columns-repeated="16374"/>
        </table:table-row>
        <table:table-row table:style-name="ro2">
          <table:table-cell table:style-name="ce23"/>
          <table:table-cell table:style-name="ce23" office:value-type="string" calcext:value-type="string">
            <text:p>i1.1.18</text:p>
          </table:table-cell>
          <table:table-cell table:style-name="ce23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zdata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4.1.39</text:p>
          </table:table-cell>
          <table:table-cell table:style-name="ce23" office:value-type="string" calcext:value-type="string">
            <text:p>oslo.messaging</text:p>
          </table:table-cell>
          <table:table-cell table:style-name="ce23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essaging&gt;=5.2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47</text:p>
          </table:table-cell>
          <table:table-cell table:style-name="ce23" office:value-type="string" calcext:value-type="string">
            <text:p>statsd</text:p>
          </table:table-cell>
          <table:table-cell table:style-name="ce23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statsd&gt;=3.2.1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4.1.41</text:p>
          </table:table-cell>
          <table:table-cell table:style-name="ce23" office:value-type="string" calcext:value-type="string">
            <text:p>oslo.middleware</text:p>
          </table:table-cell>
          <table:table-cell table:style-name="ce23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iddleware&gt;=3.3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48</text:p>
          </table:table-cell>
          <table:table-cell table:style-name="ce23" office:value-type="string" calcext:value-type="string">
            <text:p>prometheus_client</text:p>
          </table:table-cell>
          <table:table-cell table:style-name="ce23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prometheus-client&gt;=0.6.0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4.1.40</text:p>
          </table:table-cell>
          <table:table-cell table:style-name="ce23" office:value-type="string" calcext:value-type="string">
            <text:p>oslo.metrics</text:p>
          </table:table-cell>
          <table:table-cell table:style-name="ce23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etrics&gt;=0.2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49</text:p>
          </table:table-cell>
          <table:table-cell table:style-name="ce23" office:value-type="string" calcext:value-type="string">
            <text:p>alembic</text:p>
          </table:table-cell>
          <table:table-cell table:style-name="ce23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alembic&gt;=0.9.6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30</text:p>
          </table:table-cell>
          <table:table-cell table:style-name="ce23" office:value-type="string" calcext:value-type="string">
            <text:p>SQLAlchemy</text:p>
          </table:table-cell>
          <table:table-cell table:style-name="ce23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<text:s/>SQLAlchemy&gt;=1.3.0</text:p>
          </table:table-cell>
          <table:table-cell table:style-name="ce23" table:number-columns-repeated="16374"/>
        </table:table-row>
        <table:table-row table:style-name="ro2">
          <table:table-cell table:style-name="ce23"/>
          <table:table-cell table:style-name="ce23" office:value-type="string" calcext:value-type="string">
            <text:p>b10.13.24.14</text:p>
          </table:table-cell>
          <table:table-cell table:style-name="ce23" office:value-type="string" calcext:value-type="string">
            <text:p>Mako</text:p>
          </table:table-cell>
          <table:table-cell table:style-name="ce23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<text:s/>Mako</text:p>
          </table:table-cell>
          <table:table-cell table:style-name="ce23" table:number-columns-repeated="16374"/>
        </table:table-row>
        <table:table-row table:style-name="ro2">
          <table:table-cell table:style-name="ce23"/>
          <table:table-cell table:style-name="ce23" office:value-type="string" calcext:value-type="string">
            <text:p>i1.1.14</text:p>
          </table:table-cell>
          <table:table-cell table:style-name="ce23" office:value-type="string" calcext:value-type="string">
            <text:p>typing-extensions</text:p>
          </table:table-cell>
          <table:table-cell table:style-name="ce23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<text:s/>typing-extensions&gt;=4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35</text:p>
          </table:table-cell>
          <table:table-cell table:style-name="ce23" office:value-type="string" calcext:value-type="string">
            <text:p>oslo.db</text:p>
          </table:table-cell>
          <table:table-cell table:style-name="ce23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db&gt;=6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50</text:p>
          </table:table-cell>
          <table:table-cell table:style-name="ce23" office:value-type="string" calcext:value-type="string">
            <text:p>oauthlib</text:p>
          </table:table-cell>
          <table:table-cell table:style-name="ce23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oauthlib&gt;=0.6.2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6.16.1</text:p>
          </table:table-cell>
          <table:table-cell table:style-name="ce23" office:value-type="string" calcext:value-type="string">
            <text:p>Keystone</text:p>
          </table:table-cell>
          <table:table-cell table:style-name="ce23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51</text:p>
          </table:table-cell>
          <table:table-cell table:style-name="ce23" office:value-type="string" calcext:value-type="string">
            <text:p>defusedxml</text:p>
          </table:table-cell>
          <table:table-cell table:style-name="ce23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defusedxml</text:p>
          </table:table-cell>
          <table:table-cell table:style-name="ce23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1.55</text:p>
          </table:table-cell>
          <table:table-cell table:style-name="ce23" office:value-type="string" calcext:value-type="string">
            <text:p>pysaml2</text:p>
          </table:table-cell>
          <table:table-cell table:style-name="ce23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pysaml2&gt;=5.0.0</text:p>
          </table:table-cell>
          <table:table-cell table:style-name="ce23" table:number-columns-repeated="16374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52</text:p>
          </table:table-cell>
          <table:table-cell table:style-name="ce23" office:value-type="string" calcext:value-type="string">
            <text:p>pyOpenSSL</text:p>
          </table:table-cell>
          <table:table-cell table:style-name="ce23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pyopenssl (&lt;24.3.0)</text:p>
          </table:table-cell>
          <table:table-cell table:style-name="ce23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3" office:value-type="string" calcext:value-type="string">
            <text:p>D:</text:p>
          </table:table-cell>
          <table:table-cell table:style-name="ce23" office:value-type="string" calcext:value-type="string">
            <text:p>i1.1.03</text:p>
          </table:table-cell>
          <table:table-cell table:style-name="ce23" office:value-type="string" calcext:value-type="string">
            <text:p>cryptography</text:p>
          </table:table-cell>
          <table:table-cell table:style-name="ce23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cryptography&lt;44,&gt;=41.0.5</text:p>
          </table:table-cell>
          <table:table-cell table:style-name="ce23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1.55</text:p>
          </table:table-cell>
          <table:table-cell table:style-name="ce23" office:value-type="string" calcext:value-type="string">
            <text:p>pysaml2</text:p>
          </table:table-cell>
          <table:table-cell table:style-name="ce23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pysaml2&gt;=5.0.0</text:p>
          </table:table-cell>
          <table:table-cell table:style-name="ce23" table:number-columns-repeated="16374"/>
        </table:table-row>
        <table:table-row table:style-name="ro2">
          <table:table-cell table:style-name="ce23"/>
          <table:table-cell table:style-name="ce23" office:value-type="string" calcext:value-type="string">
            <text:p>i5.1.12</text:p>
          </table:table-cell>
          <table:table-cell table:style-name="ce23" office:value-type="string" calcext:value-type="string">
            <text:p>python-glanceclient</text:p>
          </table:table-cell>
          <table:table-cell table:style-name="ce23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53</text:p>
          </table:table-cell>
          <table:table-cell table:style-name="ce23" office:value-type="string" calcext:value-type="string">
            <text:p>elementpath</text:p>
          </table:table-cell>
          <table:table-cell table:style-name="ce23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elementpath&lt;5.0.0,&gt;=4.1.5</text:p>
          </table:table-cell>
          <table:table-cell table:style-name="ce23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2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1.1.54</text:p>
          </table:table-cell>
          <table:table-cell table:style-name="ce23" office:value-type="string" calcext:value-type="string">
            <text:p>xmlschema</text:p>
          </table:table-cell>
          <table:table-cell table:style-name="ce23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xmlschema (&gt;=2.0.0,&lt;3.0.0)</text:p>
          </table:table-cell>
          <table:table-cell table:style-name="ce23" table:number-columns-repeated="16374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54</text:p>
          </table:table-cell>
          <table:table-cell table:style-name="ce23" office:value-type="string" calcext:value-type="string">
            <text:p>xmlschema</text:p>
          </table:table-cell>
          <table:table-cell table:style-name="ce23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xmlschema (&gt;=2.0.0,&lt;3.0.0)</text:p>
          </table:table-cell>
          <table:table-cell table:style-name="ce23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3" office:value-type="string" calcext:value-type="string">
            <text:p>D:</text:p>
          </table:table-cell>
          <table:table-cell table:style-name="ce23" office:value-type="string" calcext:value-type="string">
            <text:p>i1.1.53</text:p>
          </table:table-cell>
          <table:table-cell table:style-name="ce23" office:value-type="string" calcext:value-type="string">
            <text:p>elementpath</text:p>
          </table:table-cell>
          <table:table-cell table:style-name="ce23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elementpath&lt;5.0.0,&gt;=4.1.5</text:p>
          </table:table-cell>
          <table:table-cell table:style-name="ce23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1.1.55</text:p>
          </table:table-cell>
          <table:table-cell table:style-name="ce23" office:value-type="string" calcext:value-type="string">
            <text:p>pysaml2</text:p>
          </table:table-cell>
          <table:table-cell table:style-name="ce23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pysaml2&gt;=5.0.0</text:p>
          </table:table-cell>
          <table:table-cell table:style-name="ce23" table:number-columns-repeated="16374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55</text:p>
          </table:table-cell>
          <table:table-cell table:style-name="ce23" office:value-type="string" calcext:value-type="string">
            <text:p>pysaml2</text:p>
          </table:table-cell>
          <table:table-cell table:style-name="ce23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23" office:value-type="string" calcext:value-type="string">
            <text:p>pysaml2&gt;=5.0.0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03</text:p>
          </table:table-cell>
          <table:table-cell table:style-name="ce23" office:value-type="string" calcext:value-type="string">
            <text:p>cryptography</text:p>
          </table:table-cell>
          <table:table-cell table:style-name="ce23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cryptography (&gt;=3.1)</text:p>
          </table:table-cell>
          <table:table-cell table:style-name="ce23" table:number-columns-repeated="16374"/>
        </table:table-row>
        <table:table-row table:style-name="ro2">
          <table:table-cell table:style-name="ce23"/>
          <table:table-cell table:style-name="ce23" office:value-type="string" calcext:value-type="string">
            <text:p>i1.1.51</text:p>
          </table:table-cell>
          <table:table-cell table:style-name="ce23" office:value-type="string" calcext:value-type="string">
            <text:p>defusedxml</text:p>
          </table:table-cell>
          <table:table-cell table:style-name="ce23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efusedxml</text:p>
          </table:table-cell>
          <table:table-cell table:style-name="ce23" table:number-columns-repeated="16374"/>
        </table:table-row>
        <table:table-row table:style-name="ro2">
          <table:table-cell table:style-name="ce23"/>
          <table:table-cell table:style-name="ce23" office:value-type="string" calcext:value-type="string">
            <text:p>i1.1.52</text:p>
          </table:table-cell>
          <table:table-cell table:style-name="ce23" office:value-type="string" calcext:value-type="string">
            <text:p>pyOpenSSL</text:p>
          </table:table-cell>
          <table:table-cell table:style-name="ce23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openssl (&lt;24.3.0)</text:p>
          </table:table-cell>
          <table:table-cell table:style-name="ce23" table:number-columns-repeated="16374"/>
        </table:table-row>
        <table:table-row table:style-name="ro2">
          <table:table-cell table:style-name="ce23"/>
          <table:table-cell table:style-name="ce23" office:value-type="string" calcext:value-type="string">
            <text:p>i1.1.31</text:p>
          </table:table-cell>
          <table:table-cell table:style-name="ce23" office:value-type="string" calcext:value-type="string">
            <text:p>python-dateutil</text:p>
          </table:table-cell>
          <table:table-cell table:style-name="ce23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dateutil</text:p>
          </table:table-cell>
          <table:table-cell table:style-name="ce23" table:number-columns-repeated="16374"/>
        </table:table-row>
        <table:table-row table:style-name="ro2">
          <table:table-cell table:style-name="ce23"/>
          <table:table-cell table:style-name="ce23" office:value-type="string" calcext:value-type="string">
            <text:p>b30.13.24.30</text:p>
          </table:table-cell>
          <table:table-cell table:style-name="ce23" office:value-type="string" calcext:value-type="string">
            <text:p>Requests</text:p>
          </table:table-cell>
          <table:table-cell table:style-name="ce23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equests (&gt;=2.0.0,&lt;3.0.0)</text:p>
          </table:table-cell>
          <table:table-cell table:style-name="ce23" table:number-columns-repeated="16374"/>
        </table:table-row>
        <table:table-row table:style-name="ro2">
          <table:table-cell table:style-name="ce23"/>
          <table:table-cell table:style-name="ce23" office:value-type="string" calcext:value-type="string">
            <text:p>i1.1.54</text:p>
          </table:table-cell>
          <table:table-cell table:style-name="ce23" office:value-type="string" calcext:value-type="string">
            <text:p>xmlschema</text:p>
          </table:table-cell>
          <table:table-cell table:style-name="ce23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xmlschema (&gt;=2.0.0,&lt;3.0.0)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6.16.1</text:p>
          </table:table-cell>
          <table:table-cell table:style-name="ce23" office:value-type="string" calcext:value-type="string">
            <text:p>Keystone</text:p>
          </table:table-cell>
          <table:table-cell table:style-name="ce23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56</text:p>
          </table:table-cell>
          <table:table-cell table:style-name="ce23" office:value-type="string" calcext:value-type="string">
            <text:p>rpds_py</text:p>
          </table:table-cell>
          <table:table-cell table:style-name="ce23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23" office:value-type="string" calcext:value-type="string">
            <text:p>rpds-py&gt;=0.7.0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57</text:p>
          </table:table-cell>
          <table:table-cell table:style-name="ce23" office:value-type="string" calcext:value-type="string">
            <text:p>referencing</text:p>
          </table:table-cell>
          <table:table-cell table:style-name="ce23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eferencing&gt;=0.31.0</text:p>
          </table:table-cell>
          <table:table-cell table:style-name="ce23" table:number-columns-repeated="16374"/>
        </table:table-row>
        <table:table-row table:style-name="ro1">
          <table:table-cell table:style-name="ce23"/>
          <table:table-cell table:style-name="ce23" office:value-type="string" calcext:value-type="string">
            <text:p>i1.1.59</text:p>
          </table:table-cell>
          <table:table-cell table:style-name="ce23" office:value-type="string" calcext:value-type="string">
            <text:p>jsonschema</text:p>
          </table:table-cell>
          <table:table-cell table:style-name="ce23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jsonschema&gt;=3.2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57</text:p>
          </table:table-cell>
          <table:table-cell table:style-name="ce23" office:value-type="string" calcext:value-type="string">
            <text:p>referencing</text:p>
          </table:table-cell>
          <table:table-cell table:style-name="ce23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referencing&gt;=0.31.0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a.08.91.20.18</text:p>
          </table:table-cell>
          <table:table-cell table:style-name="ce23" office:value-type="string" calcext:value-type="string">
            <text:p>Attrs</text:p>
          </table:table-cell>
          <table:table-cell table:style-name="ce23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attrs&gt;=22.2.0</text:p>
          </table:table-cell>
          <table:table-cell table:style-name="ce23" table:number-columns-repeated="16374"/>
        </table:table-row>
        <table:table-row table:style-name="ro2">
          <table:table-cell table:style-name="ce23"/>
          <table:table-cell table:style-name="ce23" office:value-type="string" calcext:value-type="string">
            <text:p>i1.1.56</text:p>
          </table:table-cell>
          <table:table-cell table:style-name="ce23" office:value-type="string" calcext:value-type="string">
            <text:p>rpds_py</text:p>
          </table:table-cell>
          <table:table-cell table:style-name="ce23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rpds-py&gt;=0.7.0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58</text:p>
          </table:table-cell>
          <table:table-cell table:style-name="ce23" office:value-type="string" calcext:value-type="string">
            <text:p>jsonschema-specifications</text:p>
          </table:table-cell>
          <table:table-cell table:style-name="ce23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jsonschema-specifications&gt;=2023.03.6</text:p>
          </table:table-cell>
          <table:table-cell table:style-name="ce23" table:number-columns-repeated="16374"/>
        </table:table-row>
        <table:table-row table:style-name="ro1">
          <table:table-cell table:style-name="ce23"/>
          <table:table-cell table:style-name="ce23" office:value-type="string" calcext:value-type="string">
            <text:p>i1.1.59</text:p>
          </table:table-cell>
          <table:table-cell table:style-name="ce23" office:value-type="string" calcext:value-type="string">
            <text:p>jsonschema</text:p>
          </table:table-cell>
          <table:table-cell table:style-name="ce23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jsonschema&gt;=3.2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58</text:p>
          </table:table-cell>
          <table:table-cell table:style-name="ce23" office:value-type="string" calcext:value-type="string">
            <text:p>jsonschema-specifications</text:p>
          </table:table-cell>
          <table:table-cell table:style-name="ce23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jsonschema-specifications&gt;=2023.03.6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D:</text:p>
          </table:table-cell>
          <table:table-cell table:style-name="ce23" office:value-type="string" calcext:value-type="string">
            <text:p>i1.1.57</text:p>
          </table:table-cell>
          <table:table-cell table:style-name="ce23" office:value-type="string" calcext:value-type="string">
            <text:p>referencing</text:p>
          </table:table-cell>
          <table:table-cell table:style-name="ce23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eferencing&gt;=0.31.0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1.1.59</text:p>
          </table:table-cell>
          <table:table-cell table:style-name="ce23" office:value-type="string" calcext:value-type="string">
            <text:p>jsonschema</text:p>
          </table:table-cell>
          <table:table-cell table:style-name="ce23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jsonschema&gt;=3.2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59</text:p>
          </table:table-cell>
          <table:table-cell table:style-name="ce23" office:value-type="string" calcext:value-type="string">
            <text:p>jsonschema</text:p>
          </table:table-cell>
          <table:table-cell table:style-name="ce23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jsonschema&gt;=3.2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a.08.91.20.18</text:p>
          </table:table-cell>
          <table:table-cell table:style-name="ce23" office:value-type="string" calcext:value-type="string">
            <text:p>Attrs</text:p>
          </table:table-cell>
          <table:table-cell table:style-name="ce23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attrs&gt;=22.2.0</text:p>
          </table:table-cell>
          <table:table-cell table:style-name="ce23" table:number-columns-repeated="16374"/>
        </table:table-row>
        <table:table-row table:style-name="ro2">
          <table:table-cell table:style-name="ce23"/>
          <table:table-cell table:style-name="ce23" office:value-type="string" calcext:value-type="string">
            <text:p>i1.1.58</text:p>
          </table:table-cell>
          <table:table-cell table:style-name="ce23" office:value-type="string" calcext:value-type="string">
            <text:p>jsonschema-specifications</text:p>
          </table:table-cell>
          <table:table-cell table:style-name="ce23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jsonschema-specifications&gt;=2023.03.6</text:p>
          </table:table-cell>
          <table:table-cell table:style-name="ce23" table:number-columns-repeated="16374"/>
        </table:table-row>
        <table:table-row table:style-name="ro2">
          <table:table-cell table:style-name="ce23"/>
          <table:table-cell table:style-name="ce23" office:value-type="string" calcext:value-type="string">
            <text:p>i1.1.57</text:p>
          </table:table-cell>
          <table:table-cell table:style-name="ce23" office:value-type="string" calcext:value-type="string">
            <text:p>referencing</text:p>
          </table:table-cell>
          <table:table-cell table:style-name="ce23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eferencing&gt;=0.28.4</text:p>
          </table:table-cell>
          <table:table-cell table:style-name="ce23" table:number-columns-repeated="16374"/>
        </table:table-row>
        <table:table-row table:style-name="ro2">
          <table:table-cell table:style-name="ce23"/>
          <table:table-cell table:style-name="ce23" office:value-type="string" calcext:value-type="string">
            <text:p>i1.1.56</text:p>
          </table:table-cell>
          <table:table-cell table:style-name="ce23" office:value-type="string" calcext:value-type="string">
            <text:p>rpds_py</text:p>
          </table:table-cell>
          <table:table-cell table:style-name="ce23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rpds-py&gt;=0.7.1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70</text:p>
          </table:table-cell>
          <table:table-cell table:style-name="ce23" office:value-type="string" calcext:value-type="string">
            <text:p>warlock</text:p>
          </table:table-cell>
          <table:table-cell table:style-name="ce23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warlock&gt;=1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04</text:p>
          </table:table-cell>
          <table:table-cell table:style-name="ce23" office:value-type="string" calcext:value-type="string">
            <text:p>glance_store</text:p>
          </table:table-cell>
          <table:table-cell table:style-name="ce23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glance-store&gt;=4.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22</text:p>
          </table:table-cell>
          <table:table-cell table:style-name="ce23" office:value-type="string" calcext:value-type="string">
            <text:p>taskflow</text:p>
          </table:table-cell>
          <table:table-cell table:style-name="ce23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askflow&gt;=4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16.1</text:p>
          </table:table-cell>
          <table:table-cell table:style-name="ce23" office:value-type="string" calcext:value-type="string">
            <text:p>Keystone</text:p>
          </table:table-cell>
          <table:table-cell table:style-name="ce23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4.1</text:p>
          </table:table-cell>
          <table:table-cell table:style-name="ce23" office:value-type="string" calcext:value-type="string">
            <text:p>Openstack-Placement</text:p>
          </table:table-cell>
          <table:table-cell table:style-name="ce23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61</text:p>
          </table:table-cell>
          <table:table-cell table:style-name="ce23" office:value-type="string" calcext:value-type="string">
            <text:p>httplib2</text:p>
          </table:table-cell>
          <table:table-cell table:style-name="ce23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httplib2&gt;=0.9.1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b30.13.24.24</text:p>
          </table:table-cell>
          <table:table-cell table:style-name="ce23" office:value-type="string" calcext:value-type="string">
            <text:p>pyparsing</text:p>
          </table:table-cell>
          <table:table-cell table:style-name="ce23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parsing&gt;=2.4.2,&lt;4, !=3.0.0, !=3.0.1, !=3.0.2, !=3.0.3</text:p>
          </table:table-cell>
          <table:table-cell table:style-name="ce23" office:value-type="string" calcext:value-type="string">
            <text:p><text:s/>python_version&gt;'3.0'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62</text:p>
          </table:table-cell>
          <table:table-cell table:style-name="ce23" office:value-type="string" calcext:value-type="string">
            <text:p>networkx</text:p>
          </table:table-cell>
          <table:table-cell table:style-name="ce23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networkx&gt;=2.1.0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4.2.22</text:p>
          </table:table-cell>
          <table:table-cell table:style-name="ce23" office:value-type="string" calcext:value-type="string">
            <text:p>taskflow</text:p>
          </table:table-cell>
          <table:table-cell table:style-name="ce23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askflow&gt;=4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63</text:p>
          </table:table-cell>
          <table:table-cell table:style-name="ce23" office:value-type="string" calcext:value-type="string">
            <text:p>tenacity</text:p>
          </table:table-cell>
          <table:table-cell table:style-name="ce23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tenacity&gt;=6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3.2.04</text:p>
          </table:table-cell>
          <table:table-cell table:style-name="ce23" office:value-type="string" calcext:value-type="string">
            <text:p>tooz</text:p>
          </table:table-cell>
          <table:table-cell table:style-name="ce23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ooz&gt;=1.5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15</text:p>
          </table:table-cell>
          <table:table-cell table:style-name="ce23" office:value-type="string" calcext:value-type="string">
            <text:p>os-brick</text:p>
          </table:table-cell>
          <table:table-cell table:style-name="ce23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brick&gt;=6.1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22</text:p>
          </table:table-cell>
          <table:table-cell table:style-name="ce23" office:value-type="string" calcext:value-type="string">
            <text:p>taskflow</text:p>
          </table:table-cell>
          <table:table-cell table:style-name="ce23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askflow&gt;=4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64</text:p>
          </table:table-cell>
          <table:table-cell table:style-name="ce23" office:value-type="string" calcext:value-type="string">
            <text:p>pydot</text:p>
          </table:table-cell>
          <table:table-cell table:style-name="ce23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pydot&gt;=1.2.4</text:p>
          </table:table-cell>
          <table:table-cell table:style-name="ce23" office:value-type="string" calcext:value-type="string">
            <text:p>MIT License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D:</text:p>
          </table:table-cell>
          <table:table-cell table:style-name="ce23" office:value-type="string" calcext:value-type="string">
            <text:p>b30.13.24.24</text:p>
          </table:table-cell>
          <table:table-cell table:style-name="ce23" office:value-type="string" calcext:value-type="string">
            <text:p>pyparsing</text:p>
          </table:table-cell>
          <table:table-cell table:style-name="ce23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parsing&gt;=3.0.9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4.2.22</text:p>
          </table:table-cell>
          <table:table-cell table:style-name="ce23" office:value-type="string" calcext:value-type="string">
            <text:p>taskflow</text:p>
          </table:table-cell>
          <table:table-cell table:style-name="ce23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askflow&gt;=4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65</text:p>
          </table:table-cell>
          <table:table-cell table:style-name="ce23" office:value-type="string" calcext:value-type="string">
            <text:p>simplegeneric</text:p>
          </table:table-cell>
          <table:table-cell table:style-name="ce23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simplegeneric</text:p>
          </table:table-cell>
          <table:table-cell table:style-name="ce23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1.1.68</text:p>
          </table:table-cell>
          <table:table-cell table:style-name="ce23" office:value-type="string" calcext:value-type="string">
            <text:p>WSME</text:p>
          </table:table-cell>
          <table:table-cell table:style-name="ce23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WSME&gt;=0.8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66</text:p>
          </table:table-cell>
          <table:table-cell table:style-name="ce23" office:value-type="string" calcext:value-type="string">
            <text:p>zipp</text:p>
          </table:table-cell>
          <table:table-cell table:style-name="ce23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zipp&gt;=0.5</text:p>
          </table:table-cell>
          <table:table-cell table:style-name="ce23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2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1.1.67</text:p>
          </table:table-cell>
          <table:table-cell table:style-name="ce23" office:value-type="string" calcext:value-type="string">
            <text:p>importlib_metadata</text:p>
          </table:table-cell>
          <table:table-cell table:style-name="ce23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importlib_metadata&gt;=4.4 # Apache-2.0</text:p>
          </table:table-cell>
          <table:table-cell table:style-name="ce23" table:number-columns-repeated="16374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67</text:p>
          </table:table-cell>
          <table:table-cell table:style-name="ce23" office:value-type="string" calcext:value-type="string">
            <text:p>importlib_metadata</text:p>
          </table:table-cell>
          <table:table-cell table:style-name="ce23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importlib_metadata&gt;=4.4 # Apache-2.0</text:p>
          </table:table-cell>
          <table:table-cell table:style-name="ce23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3" office:value-type="string" calcext:value-type="string">
            <text:p>D:</text:p>
          </table:table-cell>
          <table:table-cell table:style-name="ce23" office:value-type="string" calcext:value-type="string">
            <text:p>i1.1.66</text:p>
          </table:table-cell>
          <table:table-cell table:style-name="ce23" office:value-type="string" calcext:value-type="string">
            <text:p>zipp</text:p>
          </table:table-cell>
          <table:table-cell table:style-name="ce23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zipp&gt;=0.5</text:p>
          </table:table-cell>
          <table:table-cell table:style-name="ce23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1.1.68</text:p>
          </table:table-cell>
          <table:table-cell table:style-name="ce23" office:value-type="string" calcext:value-type="string">
            <text:p>WSME</text:p>
          </table:table-cell>
          <table:table-cell table:style-name="ce23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WSME&gt;=0.8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68</text:p>
          </table:table-cell>
          <table:table-cell table:style-name="ce23" office:value-type="string" calcext:value-type="string">
            <text:p>WSME</text:p>
          </table:table-cell>
          <table:table-cell table:style-name="ce23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WSME&gt;=0.8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21</text:p>
          </table:table-cell>
          <table:table-cell table:style-name="ce23" office:value-type="string" calcext:value-type="string">
            <text:p>WebOb</text:p>
          </table:table-cell>
          <table:table-cell table:style-name="ce23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WebOb&gt;=1.8.0</text:p>
          </table:table-cell>
          <table:table-cell table:style-name="ce23" table:number-columns-repeated="16374"/>
        </table:table-row>
        <table:table-row table:style-name="ro2">
          <table:table-cell table:style-name="ce23"/>
          <table:table-cell table:style-name="ce23" office:value-type="string" calcext:value-type="string">
            <text:p>i1.1.65</text:p>
          </table:table-cell>
          <table:table-cell table:style-name="ce23" office:value-type="string" calcext:value-type="string">
            <text:p>simplegeneric</text:p>
          </table:table-cell>
          <table:table-cell table:style-name="ce23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table:number-columns-repeated="2"/>
          <table:table-cell table:style-name="ce23" office:value-type="string" calcext:value-type="string">
            <text:p>simplegeneric</text:p>
          </table:table-cell>
          <table:table-cell table:style-name="ce23" table:number-columns-repeated="16374"/>
        </table:table-row>
        <table:table-row table:style-name="ro2">
          <table:table-cell table:style-name="ce23"/>
          <table:table-cell table:style-name="ce23" office:value-type="string" calcext:value-type="string">
            <text:p>a.08.91.20.16</text:p>
          </table:table-cell>
          <table:table-cell table:style-name="ce23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z</text:p>
          </table:table-cell>
          <table:table-cell table:style-name="ce23" table:number-columns-repeated="16374"/>
        </table:table-row>
        <table:table-row table:style-name="ro2">
          <table:table-cell table:style-name="ce23"/>
          <table:table-cell table:style-name="ce23" office:value-type="string" calcext:value-type="string">
            <text:p>i1.1.16</text:p>
          </table:table-cell>
          <table:table-cell table:style-name="ce23" office:value-type="string" calcext:value-type="string">
            <text:p>netaddr</text:p>
          </table:table-cell>
          <table:table-cell table:style-name="ce23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netaddr&gt;=0.7.12</text:p>
          </table:table-cell>
          <table:table-cell table:style-name="ce23"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67</text:p>
          </table:table-cell>
          <table:table-cell table:style-name="ce23" office:value-type="string" calcext:value-type="string">
            <text:p>importlib_metadata</text:p>
          </table:table-cell>
          <table:table-cell table:style-name="ce23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importlib_metadata&gt;=4.4 # Apache-2.0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69</text:p>
          </table:table-cell>
          <table:table-cell table:style-name="ce23" office:value-type="string" calcext:value-type="string">
            <text:p>retrying</text:p>
          </table:table-cell>
          <table:table-cell table:style-name="ce23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retrying!=1.3.0,&gt;=1.2.3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D:</text:p>
          </table:table-cell>
          <table:table-cell table:style-name="ce23" office:value-type="string" calcext:value-type="string">
            <text:p>b30.13.24.33</text:p>
          </table:table-cell>
          <table:table-cell table:style-name="ce23" office:value-type="string" calcext:value-type="string">
            <text:p>six</text:p>
          </table:table-cell>
          <table:table-cell table:style-name="ce23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ix&gt;=1.7.0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70</text:p>
          </table:table-cell>
          <table:table-cell table:style-name="ce23" office:value-type="string" calcext:value-type="string">
            <text:p>warlock</text:p>
          </table:table-cell>
          <table:table-cell table:style-name="ce23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23" office:value-type="string" calcext:value-type="string">
            <text:p>warlock&gt;=1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13</text:p>
          </table:table-cell>
          <table:table-cell table:style-name="ce23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jsonpatch (&gt;=1,&lt;2)</text:p>
          </table:table-cell>
          <table:table-cell table:style-name="ce23" table:number-columns-repeated="16374"/>
        </table:table-row>
        <table:table-row table:style-name="ro2">
          <table:table-cell table:style-name="ce23"/>
          <table:table-cell table:style-name="ce23" office:value-type="string" calcext:value-type="string">
            <text:p>i1.1.59</text:p>
          </table:table-cell>
          <table:table-cell table:style-name="ce23" office:value-type="string" calcext:value-type="string">
            <text:p>jsonschema</text:p>
          </table:table-cell>
          <table:table-cell table:style-name="ce23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jsonschema (&gt;=4,&lt;5)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5.1.12</text:p>
          </table:table-cell>
          <table:table-cell table:style-name="ce23" office:value-type="string" calcext:value-type="string">
            <text:p>python-glanceclient</text:p>
          </table:table-cell>
          <table:table-cell table:style-name="ce23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71</text:p>
          </table:table-cell>
          <table:table-cell table:style-name="ce23" office:value-type="string" calcext:value-type="string">
            <text:p>invoke</text:p>
          </table:table-cell>
          <table:table-cell table:style-name="ce23" office:value-type="string" calcext:value-type="string">
            <text:p>2.2.1</text:p>
          </table:table-cell>
          <table:table-cell table:style-name="ce10" office:value-type="string" calcext:value-type="string">
            <text:p>2025/Oct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invoke&gt;=2.0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1.1.73</text:p>
          </table:table-cell>
          <table:table-cell table:style-name="ce23" office:value-type="string" calcext:value-type="string">
            <text:p>paramiko</text:p>
          </table:table-cell>
          <table:table-cell table:style-name="ce23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aramiko&gt;=2.7.1</text:p>
          </table:table-cell>
          <table:table-cell table:style-name="ce23" office:value-type="string" calcext:value-type="string">
            <text:p>LGPLv2.1+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72</text:p>
          </table:table-cell>
          <table:table-cell table:style-name="ce23" office:value-type="string" calcext:value-type="string">
            <text:p>PyNaCl</text:p>
          </table:table-cell>
          <table:table-cell table:style-name="ce23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pynacl&gt;=1.5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02</text:p>
          </table:table-cell>
          <table:table-cell table:style-name="ce23" office:value-type="string" calcext:value-type="string">
            <text:p>cffi</text:p>
          </table:table-cell>
          <table:table-cell table:style-name="ce23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23" office:value-type="string" calcext:value-type="string">
            <text:p>cffi&gt;=1.4.1</text:p>
          </table:table-cell>
          <table:table-cell table:style-name="ce23" table:number-columns-repeated="16374"/>
        </table:table-row>
        <table:table-row table:style-name="ro2">
          <table:table-cell table:style-name="ce23"/>
          <table:table-cell table:style-name="ce23" office:value-type="string" calcext:value-type="string">
            <text:p>i1.1.01</text:p>
          </table:table-cell>
          <table:table-cell table:style-name="ce23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23" office:value-type="string" calcext:value-type="string">
            <text:p>pycparser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1.1.73</text:p>
          </table:table-cell>
          <table:table-cell table:style-name="ce23" office:value-type="string" calcext:value-type="string">
            <text:p>paramiko</text:p>
          </table:table-cell>
          <table:table-cell table:style-name="ce23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aramiko&gt;=2.7.1</text:p>
          </table:table-cell>
          <table:table-cell table:style-name="ce23" office:value-type="string" calcext:value-type="string">
            <text:p>LGPLv2.1+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73</text:p>
          </table:table-cell>
          <table:table-cell table:style-name="ce23" office:value-type="string" calcext:value-type="string">
            <text:p>paramiko</text:p>
          </table:table-cell>
          <table:table-cell table:style-name="ce23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paramiko&gt;=2.7.1</text:p>
          </table:table-cell>
          <table:table-cell table:style-name="ce23" office:value-type="string" calcext:value-type="string">
            <text:p>LGPLv2.1+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33</text:p>
          </table:table-cell>
          <table:table-cell table:style-name="ce23" office:value-type="string" calcext:value-type="string">
            <text:p>bcrypt</text:p>
          </table:table-cell>
          <table:table-cell table:style-name="ce23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bcrypt&gt;=3.2</text:p>
          </table:table-cell>
          <table:table-cell table:style-name="ce23" table:number-columns-repeated="16374"/>
        </table:table-row>
        <table:table-row table:style-name="ro2">
          <table:table-cell table:style-name="ce23"/>
          <table:table-cell table:style-name="ce23" office:value-type="string" calcext:value-type="string">
            <text:p>i1.1.03</text:p>
          </table:table-cell>
          <table:table-cell table:style-name="ce23" office:value-type="string" calcext:value-type="string">
            <text:p>cryptography</text:p>
          </table:table-cell>
          <table:table-cell table:style-name="ce23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cryptography&gt;=3.3</text:p>
          </table:table-cell>
          <table:table-cell table:style-name="ce23" table:number-columns-repeated="16374"/>
        </table:table-row>
        <table:table-row table:style-name="ro2">
          <table:table-cell table:style-name="ce23"/>
          <table:table-cell table:style-name="ce23" office:value-type="string" calcext:value-type="string">
            <text:p>i1.1.71</text:p>
          </table:table-cell>
          <table:table-cell table:style-name="ce23" office:value-type="string" calcext:value-type="string">
            <text:p>invoke</text:p>
          </table:table-cell>
          <table:table-cell table:style-name="ce23" office:value-type="string" calcext:value-type="string">
            <text:p>2.2.1</text:p>
          </table:table-cell>
          <table:table-cell table:style-name="ce10" office:value-type="string" calcext:value-type="string">
            <text:p>2025/Oct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invoke&gt;=2.0</text:p>
          </table:table-cell>
          <table:table-cell table:style-name="ce23" table:number-columns-repeated="16374"/>
        </table:table-row>
        <table:table-row table:style-name="ro2">
          <table:table-cell table:style-name="ce23"/>
          <table:table-cell table:style-name="ce23" office:value-type="string" calcext:value-type="string">
            <text:p>i1.1.72</text:p>
          </table:table-cell>
          <table:table-cell table:style-name="ce23" office:value-type="string" calcext:value-type="string">
            <text:p>PyNaCl</text:p>
          </table:table-cell>
          <table:table-cell table:style-name="ce23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nacl&gt;=1.5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74</text:p>
          </table:table-cell>
          <table:table-cell table:style-name="ce23" office:value-type="string" calcext:value-type="string">
            <text:p>jwcrypto</text:p>
          </table:table-cell>
          <table:table-cell table:style-name="ce23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jwcrypto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03</text:p>
          </table:table-cell>
          <table:table-cell table:style-name="ce23" office:value-type="string" calcext:value-type="string">
            <text:p>cryptography</text:p>
          </table:table-cell>
          <table:table-cell table:style-name="ce23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cryptography &gt;= 3.4</text:p>
          </table:table-cell>
          <table:table-cell table:style-name="ce23" table:number-columns-repeated="16374"/>
        </table:table-row>
        <table:table-row table:style-name="ro2">
          <table:table-cell table:style-name="ce23"/>
          <table:table-cell table:style-name="ce23" office:value-type="string" calcext:value-type="string">
            <text:p>i1.1.14</text:p>
          </table:table-cell>
          <table:table-cell table:style-name="ce23" office:value-type="string" calcext:value-type="string">
            <text:p>typing-extensions</text:p>
          </table:table-cell>
          <table:table-cell table:style-name="ce23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yping_extensions &gt;= 4.5.0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1.1.76</text:p>
          </table:table-cell>
          <table:table-cell table:style-name="ce23" office:value-type="string" calcext:value-type="string">
            <text:p>websockify</text:p>
          </table:table-cell>
          <table:table-cell table:style-name="ce23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websockify&gt;=0.9.0</text:p>
          </table:table-cell>
          <table:table-cell table:style-name="ce23" office:value-type="string" calcext:value-type="string">
            <text:p>LGPLv3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75</text:p>
          </table:table-cell>
          <table:table-cell table:style-name="ce23" office:value-type="string" calcext:value-type="string">
            <text:p>redis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string" calcext:value-type="string">
            <text:p>2025/Jun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redis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1.1.76</text:p>
          </table:table-cell>
          <table:table-cell table:style-name="ce23" office:value-type="string" calcext:value-type="string">
            <text:p>websockify</text:p>
          </table:table-cell>
          <table:table-cell table:style-name="ce23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websockify&gt;=0.9.0</text:p>
          </table:table-cell>
          <table:table-cell table:style-name="ce23" office:value-type="string" calcext:value-type="string">
            <text:p>LGPLv3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76</text:p>
          </table:table-cell>
          <table:table-cell table:style-name="ce23" office:value-type="string" calcext:value-type="string">
            <text:p>websockify</text:p>
          </table:table-cell>
          <table:table-cell table:style-name="ce23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websockify&gt;=0.9.0</text:p>
          </table:table-cell>
          <table:table-cell table:style-name="ce23" office:value-type="string" calcext:value-type="string">
            <text:p>LGPLv3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a.08.91.20.19</text:p>
          </table:table-cell>
          <table:table-cell table:style-name="ce23" office:value-type="string" calcext:value-type="string">
            <text:p>NumPy</text:p>
          </table:table-cell>
          <table:table-cell table:style-name="ce23" office:value-type="string" calcext:value-type="string">
            <text:p>2.3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numpy</text:p>
          </table:table-cell>
          <table:table-cell table:style-name="ce23" table:number-columns-repeated="16374"/>
        </table:table-row>
        <table:table-row table:style-name="ro2">
          <table:table-cell table:style-name="ce23"/>
          <table:table-cell table:style-name="ce23" office:value-type="string" calcext:value-type="string">
            <text:p>b30.13.24.30</text:p>
          </table:table-cell>
          <table:table-cell table:style-name="ce23" office:value-type="string" calcext:value-type="string">
            <text:p>Requests</text:p>
          </table:table-cell>
          <table:table-cell table:style-name="ce23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equests</text:p>
          </table:table-cell>
          <table:table-cell table:style-name="ce23" table:number-columns-repeated="16374"/>
        </table:table-row>
        <table:table-row table:style-name="ro2">
          <table:table-cell table:style-name="ce23"/>
          <table:table-cell table:style-name="ce23" office:value-type="string" calcext:value-type="string">
            <text:p>i1.1.74</text:p>
          </table:table-cell>
          <table:table-cell table:style-name="ce23" office:value-type="string" calcext:value-type="string">
            <text:p>jwcrypto</text:p>
          </table:table-cell>
          <table:table-cell table:style-name="ce23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jwcrypto</text:p>
          </table:table-cell>
          <table:table-cell table:style-name="ce23" table:number-columns-repeated="16374"/>
        </table:table-row>
        <table:table-row table:style-name="ro2">
          <table:table-cell table:style-name="ce23"/>
          <table:table-cell table:style-name="ce23" office:value-type="string" calcext:value-type="string">
            <text:p>i1.1.75</text:p>
          </table:table-cell>
          <table:table-cell table:style-name="ce23" office:value-type="string" calcext:value-type="string">
            <text:p>redis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string" calcext:value-type="string">
            <text:p>2025/Jun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edis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D:</text:p>
          </table:table-cell>
          <table:table-cell table:style-name="ce23" office:value-type="string" calcext:value-type="string">
            <text:p>i1.1.77</text:p>
          </table:table-cell>
          <table:table-cell table:style-name="ce23" office:value-type="string" calcext:value-type="string">
            <text:p>sortedcontainers</text:p>
          </table:table-cell>
          <table:table-cell table:style-name="ce23" office:value-type="string" calcext:value-type="string">
            <text:p>2.4.0</text:p>
          </table:table-cell>
          <table:table-cell table:style-name="ce10" office:value-type="string" calcext:value-type="string">
            <text:p>2021/May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sortedcontainers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1.1.78</text:p>
          </table:table-cell>
          <table:table-cell table:style-name="ce23" office:value-type="string" calcext:value-type="string">
            <text:p>ovs</text:p>
          </table:table-cell>
          <table:table-cell table:style-name="ce23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vs&gt;=2.10.0</text:p>
          </table:table-cell>
          <table:table-cell table:style-name="ce23" office:value-type="string" calcext:value-type="string">
            <text:p>Apache-2.0</text:p>
          </table:table-cell>
          <table:table-cell table:style-name="ce23"/>
          <table:table-cell table:style-name="ce23" office:value-type="string" calcext:value-type="string">
            <text:p>3.4.4</text:p>
          </table:table-cell>
          <table:table-cell table:style-name="ce23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78</text:p>
          </table:table-cell>
          <table:table-cell table:style-name="ce23" office:value-type="string" calcext:value-type="string">
            <text:p>ovs</text:p>
          </table:table-cell>
          <table:table-cell table:style-name="ce23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ovs&gt;=2.10.0</text:p>
          </table:table-cell>
          <table:table-cell table:style-name="ce23" office:value-type="string" calcext:value-type="string">
            <text:p>Apache-2.0</text:p>
          </table:table-cell>
          <table:table-cell table:style-name="ce23"/>
          <table:table-cell table:style-name="ce23" office:value-type="string" calcext:value-type="string">
            <text:p>3.4.4</text:p>
          </table:table-cell>
          <table:table-cell table:style-name="ce23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D:</text:p>
          </table:table-cell>
          <table:table-cell table:style-name="ce23" office:value-type="string" calcext:value-type="string">
            <text:p>i1.1.77</text:p>
          </table:table-cell>
          <table:table-cell table:style-name="ce23" office:value-type="string" calcext:value-type="string">
            <text:p>sortedcontainers</text:p>
          </table:table-cell>
          <table:table-cell table:style-name="ce23" office:value-type="string" calcext:value-type="string">
            <text:p>2.4.0</text:p>
          </table:table-cell>
          <table:table-cell table:style-name="ce10" office:value-type="string" calcext:value-type="string">
            <text:p>2021/May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ortedcontainers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4" office:value-type="string" calcext:value-type="string">
            <text:p>B:</text:p>
          </table:table-cell>
          <table:table-cell table:style-name="ce23" office:value-type="string" calcext:value-type="string">
            <text:p>i4.2.19</text:p>
          </table:table-cell>
          <table:table-cell table:style-name="ce23" office:value-type="string" calcext:value-type="string">
            <text:p>ovsdbapp</text:p>
          </table:table-cell>
          <table:table-cell table:style-name="ce23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vsdbapp&gt;=0.12.1</text:p>
          </table:table-cell>
          <table:table-cell table:style-name="ce23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4" office:value-type="string" calcext:value-type="string">
            <text:p>A:</text:p>
          </table:table-cell>
          <table:table-cell table:style-name="ce23" office:value-type="string" calcext:value-type="string">
            <text:p>i1.1.79</text:p>
          </table:table-cell>
          <table:table-cell table:style-name="ce23" office:value-type="string" calcext:value-type="string">
            <text:p>pyroute2</text:p>
          </table:table-cell>
          <table:table-cell table:style-name="ce23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pyroute2&gt;=0.5.2;sys_platform!='win32'</text:p>
          </table:table-cell>
          <table:table-cell table:style-name="ce23" office:value-type="string" calcext:value-type="string">
            <text:p>Apache-2.0 (+ dual licensed GPL2)</text:p>
          </table:table-cell>
          <table:table-cell table:style-name="ce14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4.2.17</text:p>
          </table:table-cell>
          <table:table-cell table:style-name="ce23" office:value-type="string" calcext:value-type="string">
            <text:p>os_vif</text:p>
          </table:table-cell>
          <table:table-cell table:style-name="ce23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vif&gt;=3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1.80</text:p>
          </table:table-cell>
          <table:table-cell table:style-name="ce23" office:value-type="string" calcext:value-type="string">
            <text:p>voluptuous</text:p>
          </table:table-cell>
          <table:table-cell table:style-name="ce23" office:value-type="string" calcext:value-type="string">
            <text:p>0.15.2</text:p>
          </table:table-cell>
          <table:table-cell table:style-name="ce10" office:value-type="string" calcext:value-type="string">
            <text:p>2024/Jul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voluptuous&gt;=0.8.9</text:p>
          </table:table-cell>
          <table:table-cell table:style-name="ce23" office:value-type="string" calcext:value-type="string">
            <text:p>BSD License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3.2.04</text:p>
          </table:table-cell>
          <table:table-cell table:style-name="ce23" office:value-type="string" calcext:value-type="string">
            <text:p>tooz</text:p>
          </table:table-cell>
          <table:table-cell table:style-name="ce23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ooz&gt;=1.5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8" office:value-type="string" calcext:value-type="string">
            <text:p>A:</text:p>
          </table:table-cell>
          <table:table-cell table:style-name="ce19" office:value-type="string" calcext:value-type="string">
            <text:p>i1.1.81</text:p>
          </table:table-cell>
          <table:table-cell table:style-name="ce19" office:value-type="string" calcext:value-type="string">
            <text:p>pecan</text:p>
          </table:table-cell>
          <table:table-cell table:style-name="ce19" office:value-type="string" calcext:value-type="string">
            <text:p>1.6.0</text:p>
          </table:table-cell>
          <table:table-cell table:style-name="ce16" office:value-type="string" calcext:value-type="string">
            <text:p>2025/Mar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19" office:value-type="string" calcext:value-type="string">
            <text:p>pecan&gt;=1.4.0</text:p>
          </table:table-cell>
          <table:table-cell table:style-name="ce19" office:value-type="string" calcext:value-type="string">
            <text:p>BSD</text:p>
          </table:table-cell>
          <table:table-cell table:style-name="ce18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23"/>
          <table:table-cell table:style-name="ce23" office:value-type="string" calcext:value-type="string">
            <text:p>i1.1.21</text:p>
          </table:table-cell>
          <table:table-cell table:style-name="ce23" office:value-type="string" calcext:value-type="string">
            <text:p>WebOb</text:p>
          </table:table-cell>
          <table:table-cell table:style-name="ce23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WebOb&gt;=1.8</text:p>
          </table:table-cell>
          <table:table-cell table:style-name="ce23" table:number-columns-repeated="4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b10.13.24.14</text:p>
          </table:table-cell>
          <table:table-cell table:style-name="ce23" office:value-type="string" calcext:value-type="string">
            <text:p>Mako</text:p>
          </table:table-cell>
          <table:table-cell table:style-name="ce23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Mako&gt;=0.4.0</text:p>
          </table:table-cell>
          <table:table-cell table:style-name="ce23" table:number-columns-repeated="4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a.08.55</text:p>
          </table:table-cell>
          <table:table-cell table:style-name="ce23" office:value-type="string" calcext:value-type="string">
            <text:p>Setuptools</text:p>
          </table:table-cell>
          <table:table-cell table:style-name="ce23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etuptools</text:p>
          </table:table-cell>
          <table:table-cell table:style-name="ce23" table:number-columns-repeated="4"/>
          <table:table-cell table:style-name="ce14" table:number-columns-repeated="16370"/>
        </table:table-row>
        <table:table-row table:style-name="ro2">
          <table:table-cell table:number-columns-repeated="14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 table:number-rows-repeated="28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pbr!=2.1.0,&gt;=2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D:</text:p>
          </table:table-cell>
          <table:table-cell table:style-name="ce23" office:value-type="string" calcext:value-type="string">
            <text:p>a.08.55</text:p>
          </table:table-cell>
          <table:table-cell table:style-name="ce23" office:value-type="string" calcext:value-type="string">
            <text:p>Setuptools</text:p>
          </table:table-cell>
          <table:table-cell table:style-name="ce23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etuptools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2.02</text:p>
          </table:table-cell>
          <table:table-cell table:style-name="ce23" office:value-type="string" calcext:value-type="string">
            <text:p>testresources</text:p>
          </table:table-cell>
          <table:table-cell table:style-name="ce23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estresources&gt;=2.0.0</text:p>
          </table:table-cell>
          <table:table-cell table:style-name="ce23" office:value-type="string" calcext:value-type="string">
            <text:p>Apache-2.0/BSD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2.03</text:p>
          </table:table-cell>
          <table:table-cell table:style-name="ce23" office:value-type="string" calcext:value-type="string">
            <text:p>fixtures</text:p>
          </table:table-cell>
          <table:table-cell table:style-name="ce23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fixtures&gt;=2.0</text:p>
          </table:table-cell>
          <table:table-cell table:style-name="ce23" table:number-columns-repeated="16374"/>
        </table:table-row>
        <table:table-row table:style-name="ro2">
          <table:table-cell table:style-name="ce23"/>
          <table:table-cell table:style-name="ce23" office:value-type="string" calcext:value-type="string">
            <text:p>i1.2.05</text:p>
          </table:table-cell>
          <table:table-cell table:style-name="ce23" office:value-type="string" calcext:value-type="string">
            <text:p>testscenarios</text:p>
          </table:table-cell>
          <table:table-cell table:style-name="ce23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estscenarios&gt;=0.4</text:p>
          </table:table-cell>
          <table:table-cell table:style-name="ce23" office:value-type="string" calcext:value-type="string">
            <text:p>Apache-2.0/BSD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3.01</text:p>
          </table:table-cell>
          <table:table-cell table:style-name="ce23" office:value-type="string" calcext:value-type="string">
            <text:p>cursive</text:p>
          </table:table-cell>
          <table:table-cell table:style-name="ce23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cursive&gt;=0.2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3.1.02</text:p>
          </table:table-cell>
          <table:table-cell table:style-name="ce23" office:value-type="string" calcext:value-type="string">
            <text:p>os-service-types</text:p>
          </table:table-cell>
          <table:table-cell table:style-name="ce23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service-types&gt;=1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3.1.06</text:p>
          </table:table-cell>
          <table:table-cell table:style-name="ce23" office:value-type="string" calcext:value-type="string">
            <text:p>automaton</text:p>
          </table:table-cell>
          <table:table-cell table:style-name="ce23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automaton&gt;=1.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3.1.07</text:p>
          </table:table-cell>
          <table:table-cell table:style-name="ce23" office:value-type="string" calcext:value-type="string">
            <text:p>os-resource-classes</text:p>
          </table:table-cell>
          <table:table-cell table:style-name="ce23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resource-classes&gt;=1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3.1.08</text:p>
          </table:table-cell>
          <table:table-cell table:style-name="ce23" office:value-type="string" calcext:value-type="string">
            <text:p>os-traits</text:p>
          </table:table-cell>
          <table:table-cell table:style-name="ce23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traits&gt;=3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3.2.03</text:p>
          </table:table-cell>
          <table:table-cell table:style-name="ce23" office:value-type="string" calcext:value-type="string">
            <text:p>os-win</text:p>
          </table:table-cell>
          <table:table-cell table:style-name="ce23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win&gt;=5.7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2.01</text:p>
          </table:table-cell>
          <table:table-cell table:style-name="ce23" office:value-type="string" calcext:value-type="string">
            <text:p>castellan</text:p>
          </table:table-cell>
          <table:table-cell table:style-name="ce23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castellan&gt;=0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06</text:p>
          </table:table-cell>
          <table:table-cell table:style-name="ce23" office:value-type="string" calcext:value-type="string">
            <text:p>keystoneauth1</text:p>
          </table:table-cell>
          <table:table-cell table:style-name="ce23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auth1&gt;=3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3.07</text:p>
          </table:table-cell>
          <table:table-cell table:style-name="ce23" office:value-type="string" calcext:value-type="string">
            <text:p>keystonemiddleware</text:p>
          </table:table-cell>
          <table:table-cell table:style-name="ce23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middleware&gt;=7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2.14</text:p>
          </table:table-cell>
          <table:table-cell table:style-name="ce23" office:value-type="string" calcext:value-type="string">
            <text:p>openstacksdk</text:p>
          </table:table-cell>
          <table:table-cell table:style-name="ce23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penstacksdk&gt;=0.1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15</text:p>
          </table:table-cell>
          <table:table-cell table:style-name="ce23" office:value-type="string" calcext:value-type="string">
            <text:p>os-brick</text:p>
          </table:table-cell>
          <table:table-cell table:style-name="ce23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brick&gt;=6.1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17</text:p>
          </table:table-cell>
          <table:table-cell table:style-name="ce23" office:value-type="string" calcext:value-type="string">
            <text:p>os_vif</text:p>
          </table:table-cell>
          <table:table-cell table:style-name="ce23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vif&gt;=3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18</text:p>
          </table:table-cell>
          <table:table-cell table:style-name="ce23" office:value-type="string" calcext:value-type="string">
            <text:p>osc-lib</text:p>
          </table:table-cell>
          <table:table-cell table:style-name="ce23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c-lib&gt;=2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4"/>
          <table:table-cell table:style-name="ce23" office:value-type="string" calcext:value-type="string">
            <text:p>i4.2.19</text:p>
          </table:table-cell>
          <table:table-cell table:style-name="ce23" office:value-type="string" calcext:value-type="string">
            <text:p>ovsdbapp</text:p>
          </table:table-cell>
          <table:table-cell table:style-name="ce23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vsdbapp&gt;=0.12.1</text:p>
          </table:table-cell>
          <table:table-cell table:style-name="ce23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20</text:p>
          </table:table-cell>
          <table:table-cell table:style-name="ce23" office:value-type="string" calcext:value-type="string">
            <text:p>stevedore</text:p>
          </table:table-cell>
          <table:table-cell table:style-name="ce23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tevedore&gt;=2.0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22</text:p>
          </table:table-cell>
          <table:table-cell table:style-name="ce23" office:value-type="string" calcext:value-type="string">
            <text:p>taskflow</text:p>
          </table:table-cell>
          <table:table-cell table:style-name="ce23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askflow&gt;=4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2</text:p>
          </table:table-cell>
          <table:table-cell table:style-name="ce23" office:value-type="string" calcext:value-type="string">
            <text:p>oslo.concurrency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currency&gt;=3.2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4</text:p>
          </table:table-cell>
          <table:table-cell table:style-name="ce23" office:value-type="string" calcext:value-type="string">
            <text:p>oslo.context</text:p>
          </table:table-cell>
          <table:table-cell table:style-name="ce23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text&gt;=2.19.2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3.15.3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8</text:p>
          </table:table-cell>
          <table:table-cell table:style-name="ce23" office:value-type="string" calcext:value-type="string">
            <text:p>oslo.log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log&gt;=4.2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9</text:p>
          </table:table-cell>
          <table:table-cell table:style-name="ce23" office:value-type="string" calcext:value-type="string">
            <text:p>oslo.messaging</text:p>
          </table:table-cell>
          <table:table-cell table:style-name="ce23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essaging&gt;=5.2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0</text:p>
          </table:table-cell>
          <table:table-cell table:style-name="ce23" office:value-type="string" calcext:value-type="string">
            <text:p>oslo.metrics</text:p>
          </table:table-cell>
          <table:table-cell table:style-name="ce23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etrics&gt;=0.2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1</text:p>
          </table:table-cell>
          <table:table-cell table:style-name="ce23" office:value-type="string" calcext:value-type="string">
            <text:p>oslo.middleware</text:p>
          </table:table-cell>
          <table:table-cell table:style-name="ce23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iddleware&gt;=3.3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4</text:p>
          </table:table-cell>
          <table:table-cell table:style-name="ce23" office:value-type="string" calcext:value-type="string">
            <text:p>oslo.reports</text:p>
          </table:table-cell>
          <table:table-cell table:style-name="ce23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reports&gt;=1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6</text:p>
          </table:table-cell>
          <table:table-cell table:style-name="ce23" office:value-type="string" calcext:value-type="string">
            <text:p>oslo.serialization</text:p>
          </table:table-cell>
          <table:table-cell table:style-name="ce23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ialization&gt;=2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3.3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5.2.01</text:p>
          </table:table-cell>
          <table:table-cell table:style-name="ce23" office:value-type="string" calcext:value-type="string">
            <text:p>osc-placement</text:p>
          </table:table-cell>
          <table:table-cell table:style-name="ce23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5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5.1.04</text:p>
          </table:table-cell>
          <table:table-cell table:style-name="ce23" office:value-type="string" calcext:value-type="string">
            <text:p>python-barbicanclient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barbicanclient&gt;=5.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5.1.07</text:p>
          </table:table-cell>
          <table:table-cell table:style-name="ce23" office:value-type="string" calcext:value-type="string">
            <text:p>python-cinderclient</text:p>
          </table:table-cell>
          <table:table-cell table:style-name="ce23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cinderclient&gt;=3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5.1.12</text:p>
          </table:table-cell>
          <table:table-cell table:style-name="ce23" office:value-type="string" calcext:value-type="string">
            <text:p>python-glanceclient</text:p>
          </table:table-cell>
          <table:table-cell table:style-name="ce23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5.1.16</text:p>
          </table:table-cell>
          <table:table-cell table:style-name="ce23" office:value-type="string" calcext:value-type="string">
            <text:p>python-keystoneclient</text:p>
          </table:table-cell>
          <table:table-cell table:style-name="ce23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keystoneclient&gt;=3.2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5.3.21</text:p>
          </table:table-cell>
          <table:table-cell table:style-name="ce23" office:value-type="string" calcext:value-type="string">
            <text:p>python-neutronclient</text:p>
          </table:table-cell>
          <table:table-cell table:style-name="ce23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neutronclient&gt;=7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16.1</text:p>
          </table:table-cell>
          <table:table-cell table:style-name="ce23" office:value-type="string" calcext:value-type="string">
            <text:p>Keystone</text:p>
          </table:table-cell>
          <table:table-cell table:style-name="ce23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4.1</text:p>
          </table:table-cell>
          <table:table-cell table:style-name="ce23" office:value-type="string" calcext:value-type="string">
            <text:p>Openstack-Placement</text:p>
          </table:table-cell>
          <table:table-cell table:style-name="ce23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23"/>
          <table:table-cell table:style-name="ce23" office:value-type="string" calcext:value-type="string">
            <text:p>i8.23</text:p>
          </table:table-cell>
          <table:table-cell table:style-name="ce23" office:value-type="string" calcext:value-type="string">
            <text:p>python-openstackclient</text:p>
          </table:table-cell>
          <table:table-cell table:style-name="ce23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3.1.02</text:p>
          </table:table-cell>
          <table:table-cell table:style-name="ce23" office:value-type="string" calcext:value-type="string">
            <text:p>os-service-types</text:p>
          </table:table-cell>
          <table:table-cell table:style-name="ce23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os-service-types&gt;=1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!=2.1.0,&gt;=2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06</text:p>
          </table:table-cell>
          <table:table-cell table:style-name="ce23" office:value-type="string" calcext:value-type="string">
            <text:p>keystoneauth1</text:p>
          </table:table-cell>
          <table:table-cell table:style-name="ce23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auth1&gt;=3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2.14</text:p>
          </table:table-cell>
          <table:table-cell table:style-name="ce23" office:value-type="string" calcext:value-type="string">
            <text:p>openstacksdk</text:p>
          </table:table-cell>
          <table:table-cell table:style-name="ce23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penstacksdk&gt;=0.1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3.1.03</text:p>
          </table:table-cell>
          <table:table-cell table:style-name="ce23" office:value-type="string" calcext:value-type="string">
            <text:p>requestsexceptions</text:p>
          </table:table-cell>
          <table:table-cell table:style-name="ce23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requestsexceptions&gt;=1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4.2.14</text:p>
          </table:table-cell>
          <table:table-cell table:style-name="ce23" office:value-type="string" calcext:value-type="string">
            <text:p>openstacksdk</text:p>
          </table:table-cell>
          <table:table-cell table:style-name="ce23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penstacksdk&gt;=3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3.1.04</text:p>
          </table:table-cell>
          <table:table-cell table:style-name="ce23" office:value-type="string" calcext:value-type="string">
            <text:p>debtcollector</text:p>
          </table:table-cell>
          <table:table-cell table:style-name="ce23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debtcollector&gt;=1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D:</text:p>
          </table:table-cell>
          <table:table-cell table:style-name="ce23" office:value-type="string" calcext:value-type="string">
            <text:p>i1.1.17</text:p>
          </table:table-cell>
          <table:table-cell table:style-name="ce23" office:value-type="string" calcext:value-type="string">
            <text:p>wrapt</text:p>
          </table:table-cell>
          <table:table-cell table:style-name="ce23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wrapt&gt;=1.7.0 # BSD License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17</text:p>
          </table:table-cell>
          <table:table-cell table:style-name="ce23" office:value-type="string" calcext:value-type="string">
            <text:p>os_vif</text:p>
          </table:table-cell>
          <table:table-cell table:style-name="ce23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vif&gt;=3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22</text:p>
          </table:table-cell>
          <table:table-cell table:style-name="ce23" office:value-type="string" calcext:value-type="string">
            <text:p>taskflow</text:p>
          </table:table-cell>
          <table:table-cell table:style-name="ce23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askflow&gt;=4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2.31</text:p>
          </table:table-cell>
          <table:table-cell table:style-name="ce23" office:value-type="string" calcext:value-type="string">
            <text:p>oslo.cache</text:p>
          </table:table-cell>
          <table:table-cell table:style-name="ce23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ache&gt;=1.2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2</text:p>
          </table:table-cell>
          <table:table-cell table:style-name="ce23" office:value-type="string" calcext:value-type="string">
            <text:p>oslo.concurrency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currency&gt;=3.2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5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4</text:p>
          </table:table-cell>
          <table:table-cell table:style-name="ce23" office:value-type="string" calcext:value-type="string">
            <text:p>oslo.context</text:p>
          </table:table-cell>
          <table:table-cell table:style-name="ce23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text&gt;=2.19.2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35</text:p>
          </table:table-cell>
          <table:table-cell table:style-name="ce23" office:value-type="string" calcext:value-type="string">
            <text:p>oslo.db</text:p>
          </table:table-cell>
          <table:table-cell table:style-name="ce23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db&gt;=6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8</text:p>
          </table:table-cell>
          <table:table-cell table:style-name="ce23" office:value-type="string" calcext:value-type="string">
            <text:p>oslo.log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log&gt;=4.2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9</text:p>
          </table:table-cell>
          <table:table-cell table:style-name="ce23" office:value-type="string" calcext:value-type="string">
            <text:p>oslo.messaging</text:p>
          </table:table-cell>
          <table:table-cell table:style-name="ce23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essaging&gt;=5.2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1</text:p>
          </table:table-cell>
          <table:table-cell table:style-name="ce23" office:value-type="string" calcext:value-type="string">
            <text:p>oslo.middleware</text:p>
          </table:table-cell>
          <table:table-cell table:style-name="ce23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iddleware&gt;=3.3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7</text:p>
          </table:table-cell>
          <table:table-cell table:style-name="ce23" office:value-type="string" calcext:value-type="string">
            <text:p>oslo.service</text:p>
          </table:table-cell>
          <table:table-cell table:style-name="ce23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vice&gt;=1.2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3.3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5.1.16</text:p>
          </table:table-cell>
          <table:table-cell table:style-name="ce23" office:value-type="string" calcext:value-type="string">
            <text:p>python-keystoneclient</text:p>
          </table:table-cell>
          <table:table-cell table:style-name="ce23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keystoneclient&gt;=3.2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5.3.21</text:p>
          </table:table-cell>
          <table:table-cell table:style-name="ce23" office:value-type="string" calcext:value-type="string">
            <text:p>python-neutronclient</text:p>
          </table:table-cell>
          <table:table-cell table:style-name="ce23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neutronclient&gt;=7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3.1.05</text:p>
          </table:table-cell>
          <table:table-cell table:style-name="ce23" office:value-type="string" calcext:value-type="string">
            <text:p>futurist</text:p>
          </table:table-cell>
          <table:table-cell table:style-name="ce23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futurist&gt;=1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3.2.04</text:p>
          </table:table-cell>
          <table:table-cell table:style-name="ce23" office:value-type="string" calcext:value-type="string">
            <text:p>tooz</text:p>
          </table:table-cell>
          <table:table-cell table:style-name="ce23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ooz&gt;=1.5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22</text:p>
          </table:table-cell>
          <table:table-cell table:style-name="ce23" office:value-type="string" calcext:value-type="string">
            <text:p>taskflow</text:p>
          </table:table-cell>
          <table:table-cell table:style-name="ce23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askflow&gt;=4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9</text:p>
          </table:table-cell>
          <table:table-cell table:style-name="ce23" office:value-type="string" calcext:value-type="string">
            <text:p>oslo.messaging</text:p>
          </table:table-cell>
          <table:table-cell table:style-name="ce23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essaging&gt;=5.2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3.1.06</text:p>
          </table:table-cell>
          <table:table-cell table:style-name="ce23" office:value-type="string" calcext:value-type="string">
            <text:p>automaton</text:p>
          </table:table-cell>
          <table:table-cell table:style-name="ce23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automaton&gt;=1.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!=2.1.0,&gt;=2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08</text:p>
          </table:table-cell>
          <table:table-cell table:style-name="ce23" office:value-type="string" calcext:value-type="string">
            <text:p>prettytable</text:p>
          </table:table-cell>
          <table:table-cell table:style-name="ce23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rettyTable&gt;=0.7.2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4.2.22</text:p>
          </table:table-cell>
          <table:table-cell table:style-name="ce23" office:value-type="string" calcext:value-type="string">
            <text:p>taskflow</text:p>
          </table:table-cell>
          <table:table-cell table:style-name="ce23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askflow&gt;=4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3.1.07</text:p>
          </table:table-cell>
          <table:table-cell table:style-name="ce23" office:value-type="string" calcext:value-type="string">
            <text:p>os-resource-classes</text:p>
          </table:table-cell>
          <table:table-cell table:style-name="ce23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os-resource-classes&gt;=1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&gt;=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4.1</text:p>
          </table:table-cell>
          <table:table-cell table:style-name="ce23" office:value-type="string" calcext:value-type="string">
            <text:p>Openstack-Placement</text:p>
          </table:table-cell>
          <table:table-cell table:style-name="ce23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3.1.08</text:p>
          </table:table-cell>
          <table:table-cell table:style-name="ce23" office:value-type="string" calcext:value-type="string">
            <text:p>os-traits</text:p>
          </table:table-cell>
          <table:table-cell table:style-name="ce23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os-traits&gt;=3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D:</text:p>
          </table:table-cell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&gt;=3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4.1</text:p>
          </table:table-cell>
          <table:table-cell table:style-name="ce23" office:value-type="string" calcext:value-type="string">
            <text:p>Openstack-Placement</text:p>
          </table:table-cell>
          <table:table-cell table:style-name="ce23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3.1.09</text:p>
          </table:table-cell>
          <table:table-cell table:style-name="ce23" office:value-type="string" calcext:value-type="string">
            <text:p>microversion_parse</text:p>
          </table:table-cell>
          <table:table-cell table:style-name="ce23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microversion-parse&gt;=0.2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D:</text:p>
          </table:table-cell>
          <table:table-cell table:style-name="ce23" office:value-type="string" calcext:value-type="string">
            <text:p>i1.1.21</text:p>
          </table:table-cell>
          <table:table-cell table:style-name="ce23" office:value-type="string" calcext:value-type="string">
            <text:p>WebOb</text:p>
          </table:table-cell>
          <table:table-cell table:style-name="ce23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WebOb&gt;=1.2.3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4.1</text:p>
          </table:table-cell>
          <table:table-cell table:style-name="ce23" office:value-type="string" calcext:value-type="string">
            <text:p>Openstack-Placement</text:p>
          </table:table-cell>
          <table:table-cell table:style-name="ce23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3">
          <table:table-cell table:number-columns-repeated="14"/>
          <table:table-cell table:style-name="ce3" table:number-columns-repeated="16370"/>
        </table:table-row>
        <table:table-row table:style-name="ro1" table:number-rows-repeated="5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4"/>
          <table:table-cell table:style-name="ce4" office:value-type="string" calcext:value-type="string">
            <text:p>OpenStack Library Projects – non-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3" table:number-columns-repeated="16370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4.1.20</text:p>
          </table:table-cell>
          <table:table-cell table:style-name="ce23" office:value-type="string" calcext:value-type="string">
            <text:p>stevedore</text:p>
          </table:table-cell>
          <table:table-cell table:style-name="ce23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stevedore&gt;=2.0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&gt;=2.0.0 # Apache-2.0</text:p>
          </table:table-cell>
          <table:table-cell table:style-name="ce23"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2.01</text:p>
          </table:table-cell>
          <table:table-cell table:style-name="ce23" office:value-type="string" calcext:value-type="string">
            <text:p>dogpile.cache</text:p>
          </table:table-cell>
          <table:table-cell table:style-name="ce23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ogpile.cache&gt;=0.6.5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3.2.04</text:p>
          </table:table-cell>
          <table:table-cell table:style-name="ce23" office:value-type="string" calcext:value-type="string">
            <text:p>tooz</text:p>
          </table:table-cell>
          <table:table-cell table:style-name="ce23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ooz&gt;=1.5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01</text:p>
          </table:table-cell>
          <table:table-cell table:style-name="ce23" office:value-type="string" calcext:value-type="string">
            <text:p>castellan</text:p>
          </table:table-cell>
          <table:table-cell table:style-name="ce23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castellan&gt;=0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1.03</text:p>
          </table:table-cell>
          <table:table-cell table:style-name="ce23" office:value-type="string" calcext:value-type="string">
            <text:p>cliff</text:p>
          </table:table-cell>
          <table:table-cell table:style-name="ce23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cliff&gt;=3.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04</text:p>
          </table:table-cell>
          <table:table-cell table:style-name="ce23" office:value-type="string" calcext:value-type="string">
            <text:p>glance_store</text:p>
          </table:table-cell>
          <table:table-cell table:style-name="ce23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glance-store&gt;=4.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1.06</text:p>
          </table:table-cell>
          <table:table-cell table:style-name="ce23" office:value-type="string" calcext:value-type="string">
            <text:p>keystoneauth1</text:p>
          </table:table-cell>
          <table:table-cell table:style-name="ce23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auth1&gt;=3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17</text:p>
          </table:table-cell>
          <table:table-cell table:style-name="ce23" office:value-type="string" calcext:value-type="string">
            <text:p>os_vif</text:p>
          </table:table-cell>
          <table:table-cell table:style-name="ce23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vif&gt;=3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18</text:p>
          </table:table-cell>
          <table:table-cell table:style-name="ce23" office:value-type="string" calcext:value-type="string">
            <text:p>osc-lib</text:p>
          </table:table-cell>
          <table:table-cell table:style-name="ce23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c-lib&gt;=2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22</text:p>
          </table:table-cell>
          <table:table-cell table:style-name="ce23" office:value-type="string" calcext:value-type="string">
            <text:p>taskflow</text:p>
          </table:table-cell>
          <table:table-cell table:style-name="ce23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askflow&gt;=4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5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35</text:p>
          </table:table-cell>
          <table:table-cell table:style-name="ce23" office:value-type="string" calcext:value-type="string">
            <text:p>oslo.db</text:p>
          </table:table-cell>
          <table:table-cell table:style-name="ce23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db&gt;=6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1.39</text:p>
          </table:table-cell>
          <table:table-cell table:style-name="ce23" office:value-type="string" calcext:value-type="string">
            <text:p>oslo.messaging</text:p>
          </table:table-cell>
          <table:table-cell table:style-name="ce23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essaging&gt;=5.2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1.41</text:p>
          </table:table-cell>
          <table:table-cell table:style-name="ce23" office:value-type="string" calcext:value-type="string">
            <text:p>oslo.middleware</text:p>
          </table:table-cell>
          <table:table-cell table:style-name="ce23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iddleware&gt;=3.3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1.42</text:p>
          </table:table-cell>
          <table:table-cell table:style-name="ce23" office:value-type="string" calcext:value-type="string">
            <text:p>oslo.policy</text:p>
          </table:table-cell>
          <table:table-cell table:style-name="ce23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policy&gt;=4.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5.1.07</text:p>
          </table:table-cell>
          <table:table-cell table:style-name="ce23" office:value-type="string" calcext:value-type="string">
            <text:p>python-cinderclient</text:p>
          </table:table-cell>
          <table:table-cell table:style-name="ce23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cinderclient&gt;=3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5.1.16</text:p>
          </table:table-cell>
          <table:table-cell table:style-name="ce23" office:value-type="string" calcext:value-type="string">
            <text:p>python-keystoneclient</text:p>
          </table:table-cell>
          <table:table-cell table:style-name="ce23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keystoneclient&gt;=3.2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5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6.16.1</text:p>
          </table:table-cell>
          <table:table-cell table:style-name="ce23" office:value-type="string" calcext:value-type="string">
            <text:p>Keystone</text:p>
          </table:table-cell>
          <table:table-cell table:style-name="ce23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5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8.23</text:p>
          </table:table-cell>
          <table:table-cell table:style-name="ce23" office:value-type="string" calcext:value-type="string">
            <text:p>python-openstackclient</text:p>
          </table:table-cell>
          <table:table-cell table:style-name="ce23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5"/>
          <table:table-cell table:style-name="ce3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4.1.03</text:p>
          </table:table-cell>
          <table:table-cell table:style-name="ce23" office:value-type="string" calcext:value-type="string">
            <text:p>cliff</text:p>
          </table:table-cell>
          <table:table-cell table:style-name="ce23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cliff&gt;=3.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04</text:p>
          </table:table-cell>
          <table:table-cell table:style-name="ce23" office:value-type="string" calcext:value-type="string">
            <text:p>autopage</text:p>
          </table:table-cell>
          <table:table-cell table:style-name="ce23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autopage&gt;=0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07</text:p>
          </table:table-cell>
          <table:table-cell table:style-name="ce23" office:value-type="string" calcext:value-type="string">
            <text:p>cmd2</text:p>
          </table:table-cell>
          <table:table-cell table:style-name="ce23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cmd2&gt;=1.0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08</text:p>
          </table:table-cell>
          <table:table-cell table:style-name="ce23" office:value-type="string" calcext:value-type="string">
            <text:p>prettytable</text:p>
          </table:table-cell>
          <table:table-cell table:style-name="ce23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rettyTable&gt;=0.7.2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20</text:p>
          </table:table-cell>
          <table:table-cell table:style-name="ce23" office:value-type="string" calcext:value-type="string">
            <text:p>stevedore</text:p>
          </table:table-cell>
          <table:table-cell table:style-name="ce23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tevedore&gt;=2.0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b10.13.24.28</text:p>
          </table:table-cell>
          <table:table-cell table:style-name="ce23" office:value-type="string" calcext:value-type="string">
            <text:p>PyYAML</text:p>
          </table:table-cell>
          <table:table-cell table:style-name="ce23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YAML&gt;=3.12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18</text:p>
          </table:table-cell>
          <table:table-cell table:style-name="ce23" office:value-type="string" calcext:value-type="string">
            <text:p>osc-lib</text:p>
          </table:table-cell>
          <table:table-cell table:style-name="ce23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c-lib&gt;=2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5.1.04</text:p>
          </table:table-cell>
          <table:table-cell table:style-name="ce23" office:value-type="string" calcext:value-type="string">
            <text:p>python-barbicanclient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barbicanclient&gt;=5.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5.3.21</text:p>
          </table:table-cell>
          <table:table-cell table:style-name="ce23" office:value-type="string" calcext:value-type="string">
            <text:p>python-neutronclient</text:p>
          </table:table-cell>
          <table:table-cell table:style-name="ce23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neutronclient&gt;=7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8.23</text:p>
          </table:table-cell>
          <table:table-cell table:style-name="ce23" office:value-type="string" calcext:value-type="string">
            <text:p>python-openstackclient</text:p>
          </table:table-cell>
          <table:table-cell table:style-name="ce23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4.1.06</text:p>
          </table:table-cell>
          <table:table-cell table:style-name="ce23" office:value-type="string" calcext:value-type="string">
            <text:p>keystoneauth1</text:p>
          </table:table-cell>
          <table:table-cell table:style-name="ce23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keystoneauth1&gt;=3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&gt;=2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09</text:p>
          </table:table-cell>
          <table:table-cell table:style-name="ce23" office:value-type="string" calcext:value-type="string">
            <text:p>iso8601</text:p>
          </table:table-cell>
          <table:table-cell table:style-name="ce23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iso8601&gt;=2.0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b30.13.24.30</text:p>
          </table:table-cell>
          <table:table-cell table:style-name="ce23" office:value-type="string" calcext:value-type="string">
            <text:p>Requests</text:p>
          </table:table-cell>
          <table:table-cell table:style-name="ce23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equests&gt;=2.14.2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20</text:p>
          </table:table-cell>
          <table:table-cell table:style-name="ce23" office:value-type="string" calcext:value-type="string">
            <text:p>stevedore</text:p>
          </table:table-cell>
          <table:table-cell table:style-name="ce23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tevedore&gt;=1.2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3.1.02</text:p>
          </table:table-cell>
          <table:table-cell table:style-name="ce23" office:value-type="string" calcext:value-type="string">
            <text:p>os-service-types</text:p>
          </table:table-cell>
          <table:table-cell table:style-name="ce23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service-types&gt;=1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14</text:p>
          </table:table-cell>
          <table:table-cell table:style-name="ce23" office:value-type="string" calcext:value-type="string">
            <text:p>typing-extensions</text:p>
          </table:table-cell>
          <table:table-cell table:style-name="ce23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yping-extensions&gt;=4.12</text:p>
          </table:table-cell>
          <table:table-cell table:style-name="ce23" office:value-type="string" calcext:value-type="string">
            <text:p>PSF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2.01</text:p>
          </table:table-cell>
          <table:table-cell table:style-name="ce23" office:value-type="string" calcext:value-type="string">
            <text:p>castellan</text:p>
          </table:table-cell>
          <table:table-cell table:style-name="ce23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castellan&gt;=0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04</text:p>
          </table:table-cell>
          <table:table-cell table:style-name="ce23" office:value-type="string" calcext:value-type="string">
            <text:p>glance_store</text:p>
          </table:table-cell>
          <table:table-cell table:style-name="ce23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glance-store&gt;=4.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3.07</text:p>
          </table:table-cell>
          <table:table-cell table:style-name="ce23" office:value-type="string" calcext:value-type="string">
            <text:p>keystonemiddleware</text:p>
          </table:table-cell>
          <table:table-cell table:style-name="ce23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middleware&gt;=7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14</text:p>
          </table:table-cell>
          <table:table-cell table:style-name="ce23" office:value-type="string" calcext:value-type="string">
            <text:p>openstacksdk</text:p>
          </table:table-cell>
          <table:table-cell table:style-name="ce23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penstacksdk&gt;=3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18</text:p>
          </table:table-cell>
          <table:table-cell table:style-name="ce23" office:value-type="string" calcext:value-type="string">
            <text:p>osc-lib</text:p>
          </table:table-cell>
          <table:table-cell table:style-name="ce23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c-lib&gt;=2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37</text:p>
          </table:table-cell>
          <table:table-cell table:style-name="ce23" office:value-type="string" calcext:value-type="string">
            <text:p>oslo.limit</text:p>
          </table:table-cell>
          <table:table-cell table:style-name="ce23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oslo.limit&gt;=1.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5.2.01</text:p>
          </table:table-cell>
          <table:table-cell table:style-name="ce23" office:value-type="string" calcext:value-type="string">
            <text:p>osc-placement</text:p>
          </table:table-cell>
          <table:table-cell table:style-name="ce23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5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5.1.04</text:p>
          </table:table-cell>
          <table:table-cell table:style-name="ce23" office:value-type="string" calcext:value-type="string">
            <text:p>python-barbicanclient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barbicanclient&gt;=5.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5.1.07</text:p>
          </table:table-cell>
          <table:table-cell table:style-name="ce23" office:value-type="string" calcext:value-type="string">
            <text:p>python-cinderclient</text:p>
          </table:table-cell>
          <table:table-cell table:style-name="ce23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cinderclient&gt;=3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5.1.16</text:p>
          </table:table-cell>
          <table:table-cell table:style-name="ce23" office:value-type="string" calcext:value-type="string">
            <text:p>python-keystoneclient</text:p>
          </table:table-cell>
          <table:table-cell table:style-name="ce23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keystoneclient&gt;=3.2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5.3.21</text:p>
          </table:table-cell>
          <table:table-cell table:style-name="ce23" office:value-type="string" calcext:value-type="string">
            <text:p>python-neutronclient</text:p>
          </table:table-cell>
          <table:table-cell table:style-name="ce23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neutronclient&gt;=7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2" office:value-type="string" calcext:value-type="string">
            <text:p>A:</text:p>
          </table:table-cell>
          <table:table-cell office:value-type="string" calcext:value-type="string">
            <text:p>i4.2.12</text:p>
          </table:table-cell>
          <table:table-cell office:value-type="string" calcext:value-type="string">
            <text:p>neutron-lib</text:p>
          </table:table-cell>
          <table:table-cell office:value-type="string" calcext:value-type="string">
            <text:p>3.18.2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neutron-lib&gt;=3.17.0</text:p>
          </table:table-cell>
          <table:table-cell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&gt;=4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number-columns-repeated="14"/>
        </table:table-row>
        <table:table-row table:style-name="ro2">
          <table:table-cell table:style-name="ce23"/>
          <table:table-cell table:style-name="ce23" office:value-type="string" calcext:value-type="string">
            <text:p>i1.1.30</text:p>
          </table:table-cell>
          <table:table-cell table:style-name="ce23" office:value-type="string" calcext:value-type="string">
            <text:p>SQLAlchemy</text:p>
          </table:table-cell>
          <table:table-cell table:style-name="ce23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QLAlchemy&gt;=1.2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81</text:p>
          </table:table-cell>
          <table:table-cell table:style-name="ce19" office:value-type="string" calcext:value-type="string">
            <text:p>pecan</text:p>
          </table:table-cell>
          <table:table-cell table:style-name="ce19" office:value-type="string" calcext:value-type="string">
            <text:p>1.6.0</text:p>
          </table:table-cell>
          <table:table-cell table:style-name="ce16" office:value-type="string" calcext:value-type="string">
            <text:p>2025/Mar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pecan&gt;=1.0.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3"/>
        </table:table-row>
        <table:table-row table:style-name="ro2">
          <table:table-cell table:style-name="ce23"/>
          <table:table-cell table:style-name="ce23" office:value-type="string" calcext:value-type="string">
            <text:p>i4.1.06</text:p>
          </table:table-cell>
          <table:table-cell table:style-name="ce23" office:value-type="string" calcext:value-type="string">
            <text:p>keystoneauth1</text:p>
          </table:table-cell>
          <table:table-cell table:style-name="ce23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auth1&gt;=3.1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16</text:p>
          </table:table-cell>
          <table:table-cell table:style-name="ce23" office:value-type="string" calcext:value-type="string">
            <text:p>netaddr</text:p>
          </table:table-cell>
          <table:table-cell table:style-name="ce23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netaddr&gt;=0.7.18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20</text:p>
          </table:table-cell>
          <table:table-cell table:style-name="ce23" office:value-type="string" calcext:value-type="string">
            <text:p>stevedore</text:p>
          </table:table-cell>
          <table:table-cell table:style-name="ce23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tevedore&gt;=1.2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/>
          <table:table-cell office:value-type="string" calcext:value-type="string">
            <text:p>i4.1.16</text:p>
          </table:table-cell>
          <table:table-cell office:value-type="string" calcext:value-type="string">
            <text:p>os-ken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-ken&gt;=0.3.0</text:p>
          </table:table-cell>
          <table:table-cell office:value-type="string" calcext:value-type="string">
            <text:p>Apache-2.0</text:p>
          </table:table-cell>
          <table:table-cell table:number-columns-repeated="3"/>
        </table:table-row>
        <table:table-row table:style-name="ro2">
          <table:table-cell table:style-name="ce23"/>
          <table:table-cell table:style-name="ce23" office:value-type="string" calcext:value-type="string">
            <text:p>i4.1.32</text:p>
          </table:table-cell>
          <table:table-cell table:style-name="ce23" office:value-type="string" calcext:value-type="string">
            <text:p>oslo.concurrency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currency&gt;=3.2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8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34</text:p>
          </table:table-cell>
          <table:table-cell table:style-name="ce23" office:value-type="string" calcext:value-type="string">
            <text:p>oslo.context</text:p>
          </table:table-cell>
          <table:table-cell table:style-name="ce23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text&gt;=2.2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2.35</text:p>
          </table:table-cell>
          <table:table-cell table:style-name="ce23" office:value-type="string" calcext:value-type="string">
            <text:p>oslo.db</text:p>
          </table:table-cell>
          <table:table-cell table:style-name="ce23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db&gt;=12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3.2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38</text:p>
          </table:table-cell>
          <table:table-cell table:style-name="ce23" office:value-type="string" calcext:value-type="string">
            <text:p>oslo.log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log&gt;=4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39</text:p>
          </table:table-cell>
          <table:table-cell table:style-name="ce23" office:value-type="string" calcext:value-type="string">
            <text:p>oslo.messaging</text:p>
          </table:table-cell>
          <table:table-cell table:style-name="ce23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essaging&gt;=14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42</text:p>
          </table:table-cell>
          <table:table-cell table:style-name="ce23" office:value-type="string" calcext:value-type="string">
            <text:p>oslo.policy</text:p>
          </table:table-cell>
          <table:table-cell table:style-name="ce23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policy&gt;=4.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46</text:p>
          </table:table-cell>
          <table:table-cell table:style-name="ce23" office:value-type="string" calcext:value-type="string">
            <text:p>oslo.serialization</text:p>
          </table:table-cell>
          <table:table-cell table:style-name="ce23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ialization&gt;=2.2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47</text:p>
          </table:table-cell>
          <table:table-cell table:style-name="ce23" office:value-type="string" calcext:value-type="string">
            <text:p>oslo.service</text:p>
          </table:table-cell>
          <table:table-cell table:style-name="ce23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vice&gt;=1.2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7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50</text:p>
          </table:table-cell>
          <table:table-cell table:style-name="ce23" office:value-type="string" calcext:value-type="string">
            <text:p>oslo.versionedobjects</text:p>
          </table:table-cell>
          <table:table-cell table:style-name="ce23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versionedobjects&gt;=1.31.2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2.02</text:p>
          </table:table-cell>
          <table:table-cell table:style-name="ce23" office:value-type="string" calcext:value-type="string">
            <text:p>osprofiler</text:p>
          </table:table-cell>
          <table:table-cell table:style-name="ce23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profiler&gt;=1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/>
          <table:table-cell table:style-name="ce23" table:number-columns-repeated="3"/>
          <table:table-cell table:style-name="ce10" table:number-columns-repeated="3"/>
          <table:table-cell table:number-columns-repeated="2"/>
          <table:table-cell office:value-type="string" calcext:value-type="string">
            <text:p>setproctitle&gt;=1.1.10</text:p>
          </table:table-cell>
          <table:table-cell office:value-type="string" calcext:value-type="string">
            <text:p>BSD</text:p>
          </table:table-cell>
          <table:table-cell table:number-columns-repeated="3"/>
        </table:table-row>
        <table:table-row table:style-name="ro2">
          <table:table-cell table:style-name="ce23"/>
          <table:table-cell table:style-name="ce23" office:value-type="string" calcext:value-type="string">
            <text:p>i1.1.21</text:p>
          </table:table-cell>
          <table:table-cell table:style-name="ce23" office:value-type="string" calcext:value-type="string">
            <text:p>WebOb</text:p>
          </table:table-cell>
          <table:table-cell table:style-name="ce23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WebOb&gt;=1.7.1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1.08</text:p>
          </table:table-cell>
          <table:table-cell table:style-name="ce23" office:value-type="string" calcext:value-type="string">
            <text:p>os-traits</text:p>
          </table:table-cell>
          <table:table-cell table:style-name="ce23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traits&gt;=0.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1.04</text:p>
          </table:table-cell>
          <table:table-cell table:style-name="ce23" office:value-type="string" calcext:value-type="string">
            <text:p>debtcollector</text:p>
          </table:table-cell>
          <table:table-cell table:style-name="ce23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ebtcollector&gt;=3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number-columns-repeated="14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 table:number-rows-repeated="5">
          <table:table-cell table:number-columns-repeated="14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4.1.45</text:p>
          </table:table-cell>
          <table:table-cell table:style-name="ce23" office:value-type="string" calcext:value-type="string">
            <text:p>oslo.rootwrap</text:p>
          </table:table-cell>
          <table:table-cell table:style-name="ce23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rootwrap&gt;=5.1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1.04</text:p>
          </table:table-cell>
          <table:table-cell table:style-name="ce23" office:value-type="string" calcext:value-type="string">
            <text:p>debtcollector</text:p>
          </table:table-cell>
          <table:table-cell table:style-name="ce23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ebtcollector&gt;=3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oslo.i18n&gt;=3.15.3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&gt;=2.0.0 # Apache-2.0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3.01</text:p>
          </table:table-cell>
          <table:table-cell table:style-name="ce23" office:value-type="string" calcext:value-type="string">
            <text:p>cursive</text:p>
          </table:table-cell>
          <table:table-cell table:style-name="ce23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cursive&gt;=0.2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3.2.03</text:p>
          </table:table-cell>
          <table:table-cell table:style-name="ce23" office:value-type="string" calcext:value-type="string">
            <text:p>os-win</text:p>
          </table:table-cell>
          <table:table-cell table:style-name="ce23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win&gt;=5.7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2.01</text:p>
          </table:table-cell>
          <table:table-cell table:style-name="ce23" office:value-type="string" calcext:value-type="string">
            <text:p>castellan</text:p>
          </table:table-cell>
          <table:table-cell table:style-name="ce23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castellan&gt;=0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04</text:p>
          </table:table-cell>
          <table:table-cell table:style-name="ce23" office:value-type="string" calcext:value-type="string">
            <text:p>glance_store</text:p>
          </table:table-cell>
          <table:table-cell table:style-name="ce23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glance-store&gt;=4.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3.07</text:p>
          </table:table-cell>
          <table:table-cell table:style-name="ce23" office:value-type="string" calcext:value-type="string">
            <text:p>keystonemiddleware</text:p>
          </table:table-cell>
          <table:table-cell table:style-name="ce23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middleware&gt;=7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15</text:p>
          </table:table-cell>
          <table:table-cell table:style-name="ce23" office:value-type="string" calcext:value-type="string">
            <text:p>os-brick</text:p>
          </table:table-cell>
          <table:table-cell table:style-name="ce23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brick&gt;=6.1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17</text:p>
          </table:table-cell>
          <table:table-cell table:style-name="ce23" office:value-type="string" calcext:value-type="string">
            <text:p>os_vif</text:p>
          </table:table-cell>
          <table:table-cell table:style-name="ce23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vif&gt;=3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18</text:p>
          </table:table-cell>
          <table:table-cell table:style-name="ce23" office:value-type="string" calcext:value-type="string">
            <text:p>osc-lib</text:p>
          </table:table-cell>
          <table:table-cell table:style-name="ce23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c-lib&gt;=2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2.31</text:p>
          </table:table-cell>
          <table:table-cell table:style-name="ce23" office:value-type="string" calcext:value-type="string">
            <text:p>oslo.cache</text:p>
          </table:table-cell>
          <table:table-cell table:style-name="ce23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ache&gt;=1.2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2</text:p>
          </table:table-cell>
          <table:table-cell table:style-name="ce23" office:value-type="string" calcext:value-type="string">
            <text:p>oslo.concurrency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currency&gt;=3.2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5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35</text:p>
          </table:table-cell>
          <table:table-cell table:style-name="ce23" office:value-type="string" calcext:value-type="string">
            <text:p>oslo.db</text:p>
          </table:table-cell>
          <table:table-cell table:style-name="ce23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db&gt;=6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37</text:p>
          </table:table-cell>
          <table:table-cell table:style-name="ce23" office:value-type="string" calcext:value-type="string">
            <text:p>oslo.limit</text:p>
          </table:table-cell>
          <table:table-cell table:style-name="ce23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oslo.limit&gt;=1.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8</text:p>
          </table:table-cell>
          <table:table-cell table:style-name="ce23" office:value-type="string" calcext:value-type="string">
            <text:p>oslo.log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log&gt;=4.2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1</text:p>
          </table:table-cell>
          <table:table-cell table:style-name="ce23" office:value-type="string" calcext:value-type="string">
            <text:p>oslo.middleware</text:p>
          </table:table-cell>
          <table:table-cell table:style-name="ce23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iddleware&gt;=3.3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2</text:p>
          </table:table-cell>
          <table:table-cell table:style-name="ce23" office:value-type="string" calcext:value-type="string">
            <text:p>oslo.policy</text:p>
          </table:table-cell>
          <table:table-cell table:style-name="ce23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policy&gt;=4.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4</text:p>
          </table:table-cell>
          <table:table-cell table:style-name="ce23" office:value-type="string" calcext:value-type="string">
            <text:p>oslo.reports</text:p>
          </table:table-cell>
          <table:table-cell table:style-name="ce23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oslo.reports&gt;=1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7</text:p>
          </table:table-cell>
          <table:table-cell table:style-name="ce23" office:value-type="string" calcext:value-type="string">
            <text:p>oslo.service</text:p>
          </table:table-cell>
          <table:table-cell table:style-name="ce23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vice&gt;=1.2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8</text:p>
          </table:table-cell>
          <table:table-cell table:style-name="ce23" office:value-type="string" calcext:value-type="string">
            <text:p>oslo.upgradecheck</text:p>
          </table:table-cell>
          <table:table-cell table:style-name="ce23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pgradecheck&gt;=1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3.3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50</text:p>
          </table:table-cell>
          <table:table-cell table:style-name="ce23" office:value-type="string" calcext:value-type="string">
            <text:p>oslo.versionedobjects</text:p>
          </table:table-cell>
          <table:table-cell table:style-name="ce23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versionedobjects&gt;=1.3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5.1.04</text:p>
          </table:table-cell>
          <table:table-cell table:style-name="ce23" office:value-type="string" calcext:value-type="string">
            <text:p>python-barbicanclient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barbicanclient&gt;=5.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5.1.07</text:p>
          </table:table-cell>
          <table:table-cell table:style-name="ce23" office:value-type="string" calcext:value-type="string">
            <text:p>python-cinderclient</text:p>
          </table:table-cell>
          <table:table-cell table:style-name="ce23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cinderclient&gt;=3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5.1.12</text:p>
          </table:table-cell>
          <table:table-cell table:style-name="ce23" office:value-type="string" calcext:value-type="string">
            <text:p>python-glanceclient</text:p>
          </table:table-cell>
          <table:table-cell table:style-name="ce23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5.1.16</text:p>
          </table:table-cell>
          <table:table-cell table:style-name="ce23" office:value-type="string" calcext:value-type="string">
            <text:p>python-keystoneclient</text:p>
          </table:table-cell>
          <table:table-cell table:style-name="ce23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keystoneclient&gt;=3.2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5.3.21</text:p>
          </table:table-cell>
          <table:table-cell table:style-name="ce23" office:value-type="string" calcext:value-type="string">
            <text:p>python-neutronclient</text:p>
          </table:table-cell>
          <table:table-cell table:style-name="ce23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neutronclient&gt;=7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16.1</text:p>
          </table:table-cell>
          <table:table-cell table:style-name="ce23" office:value-type="string" calcext:value-type="string">
            <text:p>Keystone</text:p>
          </table:table-cell>
          <table:table-cell table:style-name="ce23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23"/>
          <table:table-cell table:style-name="ce23" office:value-type="string" calcext:value-type="string">
            <text:p>i8.23</text:p>
          </table:table-cell>
          <table:table-cell table:style-name="ce23" office:value-type="string" calcext:value-type="string">
            <text:p>python-openstackclient</text:p>
          </table:table-cell>
          <table:table-cell table:style-name="ce23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oslo.config&gt;=5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1.04</text:p>
          </table:table-cell>
          <table:table-cell table:style-name="ce23" office:value-type="string" calcext:value-type="string">
            <text:p>debtcollector</text:p>
          </table:table-cell>
          <table:table-cell table:style-name="ce23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ebtcollector&gt;=1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16</text:p>
          </table:table-cell>
          <table:table-cell table:style-name="ce23" office:value-type="string" calcext:value-type="string">
            <text:p>netaddr</text:p>
          </table:table-cell>
          <table:table-cell table:style-name="ce23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netaddr&gt;=0.7.18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20</text:p>
          </table:table-cell>
          <table:table-cell table:style-name="ce23" office:value-type="string" calcext:value-type="string">
            <text:p>stevedore</text:p>
          </table:table-cell>
          <table:table-cell table:style-name="ce23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tevedore&gt;=1.2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3.15.3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19</text:p>
          </table:table-cell>
          <table:table-cell table:style-name="ce23" office:value-type="string" calcext:value-type="string">
            <text:p>rfc3986</text:p>
          </table:table-cell>
          <table:table-cell table:style-name="ce23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fc3986&gt;=1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b10.13.24.28</text:p>
          </table:table-cell>
          <table:table-cell table:style-name="ce23" office:value-type="string" calcext:value-type="string">
            <text:p>PyYAML</text:p>
          </table:table-cell>
          <table:table-cell table:style-name="ce23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YAML&gt;=5.1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b30.13.24.30</text:p>
          </table:table-cell>
          <table:table-cell table:style-name="ce23" office:value-type="string" calcext:value-type="string">
            <text:p>Requests</text:p>
          </table:table-cell>
          <table:table-cell table:style-name="ce23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equests&gt;=2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3.2.01</text:p>
          </table:table-cell>
          <table:table-cell table:style-name="ce23" office:value-type="string" calcext:value-type="string">
            <text:p>pycadf</text:p>
          </table:table-cell>
          <table:table-cell table:style-name="ce23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cadf!=2.0.0,&gt;=1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3.2.02</text:p>
          </table:table-cell>
          <table:table-cell table:style-name="ce23" office:value-type="string" calcext:value-type="string">
            <text:p>osprofiler</text:p>
          </table:table-cell>
          <table:table-cell table:style-name="ce23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profiler&gt;=1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3.2.03</text:p>
          </table:table-cell>
          <table:table-cell table:style-name="ce23" office:value-type="string" calcext:value-type="string">
            <text:p>os-win</text:p>
          </table:table-cell>
          <table:table-cell table:style-name="ce23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win&gt;=5.7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2.01</text:p>
          </table:table-cell>
          <table:table-cell table:style-name="ce23" office:value-type="string" calcext:value-type="string">
            <text:p>castellan</text:p>
          </table:table-cell>
          <table:table-cell table:style-name="ce23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castellan&gt;=0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04</text:p>
          </table:table-cell>
          <table:table-cell table:style-name="ce23" office:value-type="string" calcext:value-type="string">
            <text:p>glance_store</text:p>
          </table:table-cell>
          <table:table-cell table:style-name="ce23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glance-store&gt;=4.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3.07</text:p>
          </table:table-cell>
          <table:table-cell table:style-name="ce23" office:value-type="string" calcext:value-type="string">
            <text:p>keystonemiddleware</text:p>
          </table:table-cell>
          <table:table-cell table:style-name="ce23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middleware&gt;=7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15</text:p>
          </table:table-cell>
          <table:table-cell table:style-name="ce23" office:value-type="string" calcext:value-type="string">
            <text:p>os-brick</text:p>
          </table:table-cell>
          <table:table-cell table:style-name="ce23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brick&gt;=6.1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17</text:p>
          </table:table-cell>
          <table:table-cell table:style-name="ce23" office:value-type="string" calcext:value-type="string">
            <text:p>os_vif</text:p>
          </table:table-cell>
          <table:table-cell table:style-name="ce23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vif&gt;=3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2.31</text:p>
          </table:table-cell>
          <table:table-cell table:style-name="ce23" office:value-type="string" calcext:value-type="string">
            <text:p>oslo.cache</text:p>
          </table:table-cell>
          <table:table-cell table:style-name="ce23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ache&gt;=1.2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2</text:p>
          </table:table-cell>
          <table:table-cell table:style-name="ce23" office:value-type="string" calcext:value-type="string">
            <text:p>oslo.concurrency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currency&gt;=3.2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35</text:p>
          </table:table-cell>
          <table:table-cell table:style-name="ce23" office:value-type="string" calcext:value-type="string">
            <text:p>oslo.db</text:p>
          </table:table-cell>
          <table:table-cell table:style-name="ce23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db&gt;=6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37</text:p>
          </table:table-cell>
          <table:table-cell table:style-name="ce23" office:value-type="string" calcext:value-type="string">
            <text:p>oslo.limit</text:p>
          </table:table-cell>
          <table:table-cell table:style-name="ce23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oslo.limit&gt;=1.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8</text:p>
          </table:table-cell>
          <table:table-cell table:style-name="ce23" office:value-type="string" calcext:value-type="string">
            <text:p>oslo.log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log&gt;=4.2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9</text:p>
          </table:table-cell>
          <table:table-cell table:style-name="ce23" office:value-type="string" calcext:value-type="string">
            <text:p>oslo.messaging</text:p>
          </table:table-cell>
          <table:table-cell table:style-name="ce23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essaging&gt;=5.2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0</text:p>
          </table:table-cell>
          <table:table-cell table:style-name="ce23" office:value-type="string" calcext:value-type="string">
            <text:p>oslo.metrics</text:p>
          </table:table-cell>
          <table:table-cell table:style-name="ce23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etrics&gt;=0.2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1</text:p>
          </table:table-cell>
          <table:table-cell table:style-name="ce23" office:value-type="string" calcext:value-type="string">
            <text:p>oslo.middleware</text:p>
          </table:table-cell>
          <table:table-cell table:style-name="ce23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iddleware&gt;=3.3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2</text:p>
          </table:table-cell>
          <table:table-cell table:style-name="ce23" office:value-type="string" calcext:value-type="string">
            <text:p>oslo.policy</text:p>
          </table:table-cell>
          <table:table-cell table:style-name="ce23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policy&gt;=4.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3</text:p>
          </table:table-cell>
          <table:table-cell table:style-name="ce23" office:value-type="string" calcext:value-type="string">
            <text:p>oslo.privsep</text:p>
          </table:table-cell>
          <table:table-cell table:style-name="ce23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privsep&gt;=2.6.2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1.44</text:p>
          </table:table-cell>
          <table:table-cell table:style-name="ce23" office:value-type="string" calcext:value-type="string">
            <text:p>oslo.reports</text:p>
          </table:table-cell>
          <table:table-cell table:style-name="ce23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oslo.reports&gt;=1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7</text:p>
          </table:table-cell>
          <table:table-cell table:style-name="ce23" office:value-type="string" calcext:value-type="string">
            <text:p>oslo.service</text:p>
          </table:table-cell>
          <table:table-cell table:style-name="ce23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vice&gt;=1.2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8</text:p>
          </table:table-cell>
          <table:table-cell table:style-name="ce23" office:value-type="string" calcext:value-type="string">
            <text:p>oslo.upgradecheck</text:p>
          </table:table-cell>
          <table:table-cell table:style-name="ce23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pgradecheck&gt;=1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50</text:p>
          </table:table-cell>
          <table:table-cell table:style-name="ce23" office:value-type="string" calcext:value-type="string">
            <text:p>oslo.versionedobjects</text:p>
          </table:table-cell>
          <table:table-cell table:style-name="ce23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versionedobjects&gt;=1.3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5.1.16</text:p>
          </table:table-cell>
          <table:table-cell table:style-name="ce23" office:value-type="string" calcext:value-type="string">
            <text:p>python-keystoneclient</text:p>
          </table:table-cell>
          <table:table-cell table:style-name="ce23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keystoneclient&gt;=3.2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16.1</text:p>
          </table:table-cell>
          <table:table-cell table:style-name="ce23" office:value-type="string" calcext:value-type="string">
            <text:p>Keystone</text:p>
          </table:table-cell>
          <table:table-cell table:style-name="ce23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4.1</text:p>
          </table:table-cell>
          <table:table-cell table:style-name="ce23" office:value-type="string" calcext:value-type="string">
            <text:p>Openstack-Placement</text:p>
          </table:table-cell>
          <table:table-cell table:style-name="ce23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4.1.34</text:p>
          </table:table-cell>
          <table:table-cell table:style-name="ce23" office:value-type="string" calcext:value-type="string">
            <text:p>oslo.context</text:p>
          </table:table-cell>
          <table:table-cell table:style-name="ce23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oslo.context&gt;=2.2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&gt;=2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1.04</text:p>
          </table:table-cell>
          <table:table-cell table:style-name="ce23" office:value-type="string" calcext:value-type="string">
            <text:p>debtcollector</text:p>
          </table:table-cell>
          <table:table-cell table:style-name="ce23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ebtcollector&gt;=1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2.01</text:p>
          </table:table-cell>
          <table:table-cell table:style-name="ce23" office:value-type="string" calcext:value-type="string">
            <text:p>castellan</text:p>
          </table:table-cell>
          <table:table-cell table:style-name="ce23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castellan&gt;=0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3.07</text:p>
          </table:table-cell>
          <table:table-cell table:style-name="ce23" office:value-type="string" calcext:value-type="string">
            <text:p>keystonemiddleware</text:p>
          </table:table-cell>
          <table:table-cell table:style-name="ce23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middleware&gt;=7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15</text:p>
          </table:table-cell>
          <table:table-cell table:style-name="ce23" office:value-type="string" calcext:value-type="string">
            <text:p>os-brick</text:p>
          </table:table-cell>
          <table:table-cell table:style-name="ce23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brick&gt;=6.1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38</text:p>
          </table:table-cell>
          <table:table-cell table:style-name="ce23" office:value-type="string" calcext:value-type="string">
            <text:p>oslo.log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log&gt;=4.2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9</text:p>
          </table:table-cell>
          <table:table-cell table:style-name="ce23" office:value-type="string" calcext:value-type="string">
            <text:p>oslo.messaging</text:p>
          </table:table-cell>
          <table:table-cell table:style-name="ce23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essaging&gt;=5.2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1</text:p>
          </table:table-cell>
          <table:table-cell table:style-name="ce23" office:value-type="string" calcext:value-type="string">
            <text:p>oslo.middleware</text:p>
          </table:table-cell>
          <table:table-cell table:style-name="ce23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iddleware&gt;=3.3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2</text:p>
          </table:table-cell>
          <table:table-cell table:style-name="ce23" office:value-type="string" calcext:value-type="string">
            <text:p>oslo.policy</text:p>
          </table:table-cell>
          <table:table-cell table:style-name="ce23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policy&gt;=4.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50</text:p>
          </table:table-cell>
          <table:table-cell table:style-name="ce23" office:value-type="string" calcext:value-type="string">
            <text:p>oslo.versionedobjects</text:p>
          </table:table-cell>
          <table:table-cell table:style-name="ce23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versionedobjects&gt;=1.3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16.1</text:p>
          </table:table-cell>
          <table:table-cell table:style-name="ce23" office:value-type="string" calcext:value-type="string">
            <text:p>Keystone</text:p>
          </table:table-cell>
          <table:table-cell table:style-name="ce23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4.1</text:p>
          </table:table-cell>
          <table:table-cell table:style-name="ce23" office:value-type="string" calcext:value-type="string">
            <text:p>Openstack-Placement</text:p>
          </table:table-cell>
          <table:table-cell table:style-name="ce23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oslo.utils&gt;=3.3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09</text:p>
          </table:table-cell>
          <table:table-cell table:style-name="ce23" office:value-type="string" calcext:value-type="string">
            <text:p>iso8601</text:p>
          </table:table-cell>
          <table:table-cell table:style-name="ce23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iso8601&gt;=0.1.11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3.15.3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16</text:p>
          </table:table-cell>
          <table:table-cell table:style-name="ce23" office:value-type="string" calcext:value-type="string">
            <text:p>netaddr</text:p>
          </table:table-cell>
          <table:table-cell table:style-name="ce23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netaddr&gt;=0.10.0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3.1.04</text:p>
          </table:table-cell>
          <table:table-cell table:style-name="ce23" office:value-type="string" calcext:value-type="string">
            <text:p>debtcollector</text:p>
          </table:table-cell>
          <table:table-cell table:style-name="ce23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ebtcollector&gt;=1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b30.13.24.24</text:p>
          </table:table-cell>
          <table:table-cell table:style-name="ce23" office:value-type="string" calcext:value-type="string">
            <text:p>pyparsing</text:p>
          </table:table-cell>
          <table:table-cell table:style-name="ce23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parsing&gt;=2.1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a.08.53</text:p>
          </table:table-cell>
          <table:table-cell table:style-name="ce23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ackaging&gt;=20.4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18</text:p>
          </table:table-cell>
          <table:table-cell table:style-name="ce23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zdata&gt;=2022.4</text:p>
          </table:table-cell>
          <table:table-cell table:style-name="ce23" office:value-type="string" calcext:value-type="string">
            <text:p>MIT</text:p>
          </table:table-cell>
          <table:table-cell table:style-name="ce23"/>
          <table:table-cell table:style-name="ce23" office:value-type="float" office:value="2025.1" calcext:value-type="float">
            <text:p>2025.1</text:p>
          </table:table-cell>
          <table:table-cell table:style-name="ce23" office:value-type="string" calcext:value-type="string">
            <text:p>2025/Jan/22</text:p>
          </table:table-cell>
          <table:table-cell table:style-name="ce2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b10.13.24.28</text:p>
          </table:table-cell>
          <table:table-cell table:style-name="ce23" office:value-type="string" calcext:value-type="string">
            <text:p>PyYAML</text:p>
          </table:table-cell>
          <table:table-cell table:style-name="ce23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YAML&gt;=3.13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b10.13.24.17</text:p>
          </table:table-cell>
          <table:table-cell table:style-name="ce23" office:value-type="string" calcext:value-type="string">
            <text:p>psutil</text:p>
          </table:table-cell>
          <table:table-cell table:style-name="ce23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sutil&gt;=3.2.2</text:p>
          </table:table-cell>
          <table:table-cell table:style-name="ce23" office:value-type="string" calcext:value-type="string">
            <text:p>BST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&gt;=6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3.01</text:p>
          </table:table-cell>
          <table:table-cell table:style-name="ce23" office:value-type="string" calcext:value-type="string">
            <text:p>cursive</text:p>
          </table:table-cell>
          <table:table-cell table:style-name="ce23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cursive&gt;=0.2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3.2.02</text:p>
          </table:table-cell>
          <table:table-cell table:style-name="ce23" office:value-type="string" calcext:value-type="string">
            <text:p>osprofiler</text:p>
          </table:table-cell>
          <table:table-cell table:style-name="ce23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profiler&gt;=1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3.2.03</text:p>
          </table:table-cell>
          <table:table-cell table:style-name="ce23" office:value-type="string" calcext:value-type="string">
            <text:p>os-win</text:p>
          </table:table-cell>
          <table:table-cell table:style-name="ce23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win&gt;=5.7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3.2.04</text:p>
          </table:table-cell>
          <table:table-cell table:style-name="ce23" office:value-type="string" calcext:value-type="string">
            <text:p>tooz</text:p>
          </table:table-cell>
          <table:table-cell table:style-name="ce23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ooz&gt;=1.5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2.01</text:p>
          </table:table-cell>
          <table:table-cell table:style-name="ce23" office:value-type="string" calcext:value-type="string">
            <text:p>castellan</text:p>
          </table:table-cell>
          <table:table-cell table:style-name="ce23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castellan&gt;=0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04</text:p>
          </table:table-cell>
          <table:table-cell table:style-name="ce23" office:value-type="string" calcext:value-type="string">
            <text:p>glance_store</text:p>
          </table:table-cell>
          <table:table-cell table:style-name="ce23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glance-store&gt;=4.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3.07</text:p>
          </table:table-cell>
          <table:table-cell table:style-name="ce23" office:value-type="string" calcext:value-type="string">
            <text:p>keystonemiddleware</text:p>
          </table:table-cell>
          <table:table-cell table:style-name="ce23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middleware&gt;=7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15</text:p>
          </table:table-cell>
          <table:table-cell table:style-name="ce23" office:value-type="string" calcext:value-type="string">
            <text:p>os-brick</text:p>
          </table:table-cell>
          <table:table-cell table:style-name="ce23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brick&gt;=6.1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17</text:p>
          </table:table-cell>
          <table:table-cell table:style-name="ce23" office:value-type="string" calcext:value-type="string">
            <text:p>os_vif</text:p>
          </table:table-cell>
          <table:table-cell table:style-name="ce23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vif&gt;=3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18</text:p>
          </table:table-cell>
          <table:table-cell table:style-name="ce23" office:value-type="string" calcext:value-type="string">
            <text:p>osc-lib</text:p>
          </table:table-cell>
          <table:table-cell table:style-name="ce23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c-lib&gt;=2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22</text:p>
          </table:table-cell>
          <table:table-cell table:style-name="ce23" office:value-type="string" calcext:value-type="string">
            <text:p>taskflow</text:p>
          </table:table-cell>
          <table:table-cell table:style-name="ce23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askflow&gt;=4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2.31</text:p>
          </table:table-cell>
          <table:table-cell table:style-name="ce23" office:value-type="string" calcext:value-type="string">
            <text:p>oslo.cache</text:p>
          </table:table-cell>
          <table:table-cell table:style-name="ce23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ache&gt;=1.2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2</text:p>
          </table:table-cell>
          <table:table-cell table:style-name="ce23" office:value-type="string" calcext:value-type="string">
            <text:p>oslo.concurrency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currency&gt;=3.2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35</text:p>
          </table:table-cell>
          <table:table-cell table:style-name="ce23" office:value-type="string" calcext:value-type="string">
            <text:p>oslo.db</text:p>
          </table:table-cell>
          <table:table-cell table:style-name="ce23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db&gt;=6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8</text:p>
          </table:table-cell>
          <table:table-cell table:style-name="ce23" office:value-type="string" calcext:value-type="string">
            <text:p>oslo.log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log&gt;=4.2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9</text:p>
          </table:table-cell>
          <table:table-cell table:style-name="ce23" office:value-type="string" calcext:value-type="string">
            <text:p>oslo.messaging</text:p>
          </table:table-cell>
          <table:table-cell table:style-name="ce23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essaging&gt;=5.2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0</text:p>
          </table:table-cell>
          <table:table-cell table:style-name="ce23" office:value-type="string" calcext:value-type="string">
            <text:p>oslo.metrics</text:p>
          </table:table-cell>
          <table:table-cell table:style-name="ce23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etrics&gt;=0.2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1</text:p>
          </table:table-cell>
          <table:table-cell table:style-name="ce23" office:value-type="string" calcext:value-type="string">
            <text:p>oslo.middleware</text:p>
          </table:table-cell>
          <table:table-cell table:style-name="ce23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iddleware&gt;=3.3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2</text:p>
          </table:table-cell>
          <table:table-cell table:style-name="ce23" office:value-type="string" calcext:value-type="string">
            <text:p>oslo.policy</text:p>
          </table:table-cell>
          <table:table-cell table:style-name="ce23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policy&gt;=4.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3</text:p>
          </table:table-cell>
          <table:table-cell table:style-name="ce23" office:value-type="string" calcext:value-type="string">
            <text:p>oslo.privsep</text:p>
          </table:table-cell>
          <table:table-cell table:style-name="ce23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privsep&gt;=2.6.2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1.44</text:p>
          </table:table-cell>
          <table:table-cell table:style-name="ce23" office:value-type="string" calcext:value-type="string">
            <text:p>oslo.reports</text:p>
          </table:table-cell>
          <table:table-cell table:style-name="ce23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oslo.reports&gt;=1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6</text:p>
          </table:table-cell>
          <table:table-cell table:style-name="ce23" office:value-type="string" calcext:value-type="string">
            <text:p>oslo.serialization</text:p>
          </table:table-cell>
          <table:table-cell table:style-name="ce23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ialization&gt;=2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7</text:p>
          </table:table-cell>
          <table:table-cell table:style-name="ce23" office:value-type="string" calcext:value-type="string">
            <text:p>oslo.service</text:p>
          </table:table-cell>
          <table:table-cell table:style-name="ce23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vice&gt;=1.2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8</text:p>
          </table:table-cell>
          <table:table-cell table:style-name="ce23" office:value-type="string" calcext:value-type="string">
            <text:p>oslo.upgradecheck</text:p>
          </table:table-cell>
          <table:table-cell table:style-name="ce23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pgradecheck&gt;=1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50</text:p>
          </table:table-cell>
          <table:table-cell table:style-name="ce23" office:value-type="string" calcext:value-type="string">
            <text:p>oslo.versionedobjects</text:p>
          </table:table-cell>
          <table:table-cell table:style-name="ce23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versionedobjects&gt;=1.3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5.2.01</text:p>
          </table:table-cell>
          <table:table-cell table:style-name="ce23" office:value-type="string" calcext:value-type="string">
            <text:p>osc-placement</text:p>
          </table:table-cell>
          <table:table-cell table:style-name="ce23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5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5.1.04</text:p>
          </table:table-cell>
          <table:table-cell table:style-name="ce23" office:value-type="string" calcext:value-type="string">
            <text:p>python-barbicanclient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barbicanclient&gt;=5.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5.1.07</text:p>
          </table:table-cell>
          <table:table-cell table:style-name="ce23" office:value-type="string" calcext:value-type="string">
            <text:p>python-cinderclient</text:p>
          </table:table-cell>
          <table:table-cell table:style-name="ce23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cinderclient&gt;=3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5.1.12</text:p>
          </table:table-cell>
          <table:table-cell table:style-name="ce23" office:value-type="string" calcext:value-type="string">
            <text:p>python-glanceclient</text:p>
          </table:table-cell>
          <table:table-cell table:style-name="ce23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5.1.16</text:p>
          </table:table-cell>
          <table:table-cell table:style-name="ce23" office:value-type="string" calcext:value-type="string">
            <text:p>python-keystoneclient</text:p>
          </table:table-cell>
          <table:table-cell table:style-name="ce23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keystoneclient&gt;=3.2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5.3.21</text:p>
          </table:table-cell>
          <table:table-cell table:style-name="ce23" office:value-type="string" calcext:value-type="string">
            <text:p>python-neutronclient</text:p>
          </table:table-cell>
          <table:table-cell table:style-name="ce23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neutronclient&gt;=7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16.1</text:p>
          </table:table-cell>
          <table:table-cell table:style-name="ce23" office:value-type="string" calcext:value-type="string">
            <text:p>Keystone</text:p>
          </table:table-cell>
          <table:table-cell table:style-name="ce23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4.1</text:p>
          </table:table-cell>
          <table:table-cell table:style-name="ce23" office:value-type="string" calcext:value-type="string">
            <text:p>Openstack-Placement</text:p>
          </table:table-cell>
          <table:table-cell table:style-name="ce23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4.1.32</text:p>
          </table:table-cell>
          <table:table-cell table:style-name="ce23" office:value-type="string" calcext:value-type="string">
            <text:p>oslo.concurrency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oslo.concurrency&gt;=3.2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&gt;=2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5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3.15.3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3.3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37</text:p>
          </table:table-cell>
          <table:table-cell table:style-name="ce23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fasteners&gt;=0.7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3.1.04</text:p>
          </table:table-cell>
          <table:table-cell table:style-name="ce23" office:value-type="string" calcext:value-type="string">
            <text:p>debtcollector</text:p>
          </table:table-cell>
          <table:table-cell table:style-name="ce23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ebtcollector&gt;=3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3.2.02</text:p>
          </table:table-cell>
          <table:table-cell table:style-name="ce23" office:value-type="string" calcext:value-type="string">
            <text:p>osprofiler</text:p>
          </table:table-cell>
          <table:table-cell table:style-name="ce23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profiler&gt;=1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3.2.03</text:p>
          </table:table-cell>
          <table:table-cell table:style-name="ce23" office:value-type="string" calcext:value-type="string">
            <text:p>os-win</text:p>
          </table:table-cell>
          <table:table-cell table:style-name="ce23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win&gt;=5.7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04</text:p>
          </table:table-cell>
          <table:table-cell table:style-name="ce23" office:value-type="string" calcext:value-type="string">
            <text:p>glance_store</text:p>
          </table:table-cell>
          <table:table-cell table:style-name="ce23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glance-store&gt;=4.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15</text:p>
          </table:table-cell>
          <table:table-cell table:style-name="ce23" office:value-type="string" calcext:value-type="string">
            <text:p>os-brick</text:p>
          </table:table-cell>
          <table:table-cell table:style-name="ce23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brick&gt;=6.1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17</text:p>
          </table:table-cell>
          <table:table-cell table:style-name="ce23" office:value-type="string" calcext:value-type="string">
            <text:p>os_vif</text:p>
          </table:table-cell>
          <table:table-cell table:style-name="ce23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vif&gt;=3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47</text:p>
          </table:table-cell>
          <table:table-cell table:style-name="ce23" office:value-type="string" calcext:value-type="string">
            <text:p>oslo.service</text:p>
          </table:table-cell>
          <table:table-cell table:style-name="ce23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vice&gt;=1.2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50</text:p>
          </table:table-cell>
          <table:table-cell table:style-name="ce23" office:value-type="string" calcext:value-type="string">
            <text:p>oslo.versionedobjects</text:p>
          </table:table-cell>
          <table:table-cell table:style-name="ce23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versionedobjects&gt;=1.3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4.1</text:p>
          </table:table-cell>
          <table:table-cell table:style-name="ce23" office:value-type="string" calcext:value-type="string">
            <text:p>Openstack-Placement</text:p>
          </table:table-cell>
          <table:table-cell table:style-name="ce23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4.1.41</text:p>
          </table:table-cell>
          <table:table-cell table:style-name="ce23" office:value-type="string" calcext:value-type="string">
            <text:p>oslo.middleware</text:p>
          </table:table-cell>
          <table:table-cell table:style-name="ce23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oslo.middleware&gt;=3.3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&gt;=2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a.08.75</text:p>
          </table:table-cell>
          <table:table-cell table:style-name="ce23" office:value-type="string" calcext:value-type="string">
            <text:p>Jinja2</text:p>
          </table:table-cell>
          <table:table-cell table:style-name="ce23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Jinja2&gt;=2.10</text:p>
          </table:table-cell>
          <table:table-cell table:style-name="ce23" office:value-type="string" calcext:value-type="string">
            <text:p>BSD License (3 clause)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5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4</text:p>
          </table:table-cell>
          <table:table-cell table:style-name="ce23" office:value-type="string" calcext:value-type="string">
            <text:p>oslo.context</text:p>
          </table:table-cell>
          <table:table-cell table:style-name="ce23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text&gt;=2.19.2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3.15.3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3.3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20</text:p>
          </table:table-cell>
          <table:table-cell table:style-name="ce23" office:value-type="string" calcext:value-type="string">
            <text:p>stevedore</text:p>
          </table:table-cell>
          <table:table-cell table:style-name="ce23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tevedore&gt;=1.2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21</text:p>
          </table:table-cell>
          <table:table-cell table:style-name="ce23" office:value-type="string" calcext:value-type="string">
            <text:p>WebOb</text:p>
          </table:table-cell>
          <table:table-cell table:style-name="ce23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WebOb&gt;=1.8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3.1.04</text:p>
          </table:table-cell>
          <table:table-cell table:style-name="ce23" office:value-type="string" calcext:value-type="string">
            <text:p>debtcollector</text:p>
          </table:table-cell>
          <table:table-cell table:style-name="ce23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ebtcollector&gt;=1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47</text:p>
          </table:table-cell>
          <table:table-cell table:style-name="ce23" office:value-type="string" calcext:value-type="string">
            <text:p>statsd</text:p>
          </table:table-cell>
          <table:table-cell table:style-name="ce23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tatsd&gt;=3.2.1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33</text:p>
          </table:table-cell>
          <table:table-cell table:style-name="ce23" office:value-type="string" calcext:value-type="string">
            <text:p>bcrypt</text:p>
          </table:table-cell>
          <table:table-cell table:style-name="ce23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bcrypt&gt;=3.1.3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1.39</text:p>
          </table:table-cell>
          <table:table-cell table:style-name="ce23" office:value-type="string" calcext:value-type="string">
            <text:p>oslo.messaging</text:p>
          </table:table-cell>
          <table:table-cell table:style-name="ce23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essaging&gt;=5.2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16.1</text:p>
          </table:table-cell>
          <table:table-cell table:style-name="ce23" office:value-type="string" calcext:value-type="string">
            <text:p>Keystone</text:p>
          </table:table-cell>
          <table:table-cell table:style-name="ce23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4.1</text:p>
          </table:table-cell>
          <table:table-cell table:style-name="ce23" office:value-type="string" calcext:value-type="string">
            <text:p>Openstack-Placement</text:p>
          </table:table-cell>
          <table:table-cell table:style-name="ce23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4.1.46</text:p>
          </table:table-cell>
          <table:table-cell table:style-name="ce23" office:value-type="string" calcext:value-type="string">
            <text:p>oslo.serialization</text:p>
          </table:table-cell>
          <table:table-cell table:style-name="ce23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oslo.serialization&gt;=2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b30.13.25.17</text:p>
          </table:table-cell>
          <table:table-cell table:style-name="ce23" office:value-type="string" calcext:value-type="string">
            <text:p>Msgpack</text:p>
          </table:table-cell>
          <table:table-cell table:style-name="ce23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msgpack&gt;=0.5.2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3.3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18</text:p>
          </table:table-cell>
          <table:table-cell table:style-name="ce23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zdata&gt;=2022.4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3.01</text:p>
          </table:table-cell>
          <table:table-cell table:style-name="ce23" office:value-type="string" calcext:value-type="string">
            <text:p>cursive</text:p>
          </table:table-cell>
          <table:table-cell table:style-name="ce23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cursive&gt;=0.2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3.2.01</text:p>
          </table:table-cell>
          <table:table-cell table:style-name="ce23" office:value-type="string" calcext:value-type="string">
            <text:p>pycadf</text:p>
          </table:table-cell>
          <table:table-cell table:style-name="ce23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cadf!=2.0.0,&gt;=1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3.2.02</text:p>
          </table:table-cell>
          <table:table-cell table:style-name="ce23" office:value-type="string" calcext:value-type="string">
            <text:p>osprofiler</text:p>
          </table:table-cell>
          <table:table-cell table:style-name="ce23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profiler&gt;=1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3.2.04</text:p>
          </table:table-cell>
          <table:table-cell table:style-name="ce23" office:value-type="string" calcext:value-type="string">
            <text:p>tooz</text:p>
          </table:table-cell>
          <table:table-cell table:style-name="ce23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ooz&gt;=1.5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04</text:p>
          </table:table-cell>
          <table:table-cell table:style-name="ce23" office:value-type="string" calcext:value-type="string">
            <text:p>glance_store</text:p>
          </table:table-cell>
          <table:table-cell table:style-name="ce23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glance-store&gt;=4.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3.07</text:p>
          </table:table-cell>
          <table:table-cell table:style-name="ce23" office:value-type="string" calcext:value-type="string">
            <text:p>keystonemiddleware</text:p>
          </table:table-cell>
          <table:table-cell table:style-name="ce23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middleware&gt;=7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15</text:p>
          </table:table-cell>
          <table:table-cell table:style-name="ce23" office:value-type="string" calcext:value-type="string">
            <text:p>os-brick</text:p>
          </table:table-cell>
          <table:table-cell table:style-name="ce23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brick&gt;=6.1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17</text:p>
          </table:table-cell>
          <table:table-cell table:style-name="ce23" office:value-type="string" calcext:value-type="string">
            <text:p>os_vif</text:p>
          </table:table-cell>
          <table:table-cell table:style-name="ce23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vif&gt;=3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22</text:p>
          </table:table-cell>
          <table:table-cell table:style-name="ce23" office:value-type="string" calcext:value-type="string">
            <text:p>taskflow</text:p>
          </table:table-cell>
          <table:table-cell table:style-name="ce23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askflow&gt;=4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8</text:p>
          </table:table-cell>
          <table:table-cell table:style-name="ce23" office:value-type="string" calcext:value-type="string">
            <text:p>oslo.log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log&gt;=4.2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9</text:p>
          </table:table-cell>
          <table:table-cell table:style-name="ce23" office:value-type="string" calcext:value-type="string">
            <text:p>oslo.messaging</text:p>
          </table:table-cell>
          <table:table-cell table:style-name="ce23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essaging&gt;=5.2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2</text:p>
          </table:table-cell>
          <table:table-cell table:style-name="ce23" office:value-type="string" calcext:value-type="string">
            <text:p>oslo.policy</text:p>
          </table:table-cell>
          <table:table-cell table:style-name="ce23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policy&gt;=4.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4</text:p>
          </table:table-cell>
          <table:table-cell table:style-name="ce23" office:value-type="string" calcext:value-type="string">
            <text:p>oslo.reports</text:p>
          </table:table-cell>
          <table:table-cell table:style-name="ce23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reports&gt;=1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50</text:p>
          </table:table-cell>
          <table:table-cell table:style-name="ce23" office:value-type="string" calcext:value-type="string">
            <text:p>oslo.versionedobjects</text:p>
          </table:table-cell>
          <table:table-cell table:style-name="ce23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versionedobjects&gt;=1.3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5.1.04</text:p>
          </table:table-cell>
          <table:table-cell table:style-name="ce23" office:value-type="string" calcext:value-type="string">
            <text:p>python-barbicanclient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barbicanclient&gt;=5.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5.1.16</text:p>
          </table:table-cell>
          <table:table-cell table:style-name="ce23" office:value-type="string" calcext:value-type="string">
            <text:p>python-keystoneclient</text:p>
          </table:table-cell>
          <table:table-cell table:style-name="ce23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keystoneclient&gt;=3.2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5.2.21</text:p>
          </table:table-cell>
          <table:table-cell table:style-name="ce23" office:value-type="string" calcext:value-type="string">
            <text:p>python-neutronclient</text:p>
          </table:table-cell>
          <table:table-cell table:style-name="ce23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neutronclient&gt;=7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16.1</text:p>
          </table:table-cell>
          <table:table-cell table:style-name="ce23" office:value-type="string" calcext:value-type="string">
            <text:p>Keystone</text:p>
          </table:table-cell>
          <table:table-cell table:style-name="ce23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4.1</text:p>
          </table:table-cell>
          <table:table-cell table:style-name="ce23" office:value-type="string" calcext:value-type="string">
            <text:p>Openstack-Placement</text:p>
          </table:table-cell>
          <table:table-cell table:style-name="ce23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4.1.38</text:p>
          </table:table-cell>
          <table:table-cell table:style-name="ce23" office:value-type="string" calcext:value-type="string">
            <text:p>oslo.log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oslo.log&gt;=4.2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&gt;=3.1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5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4</text:p>
          </table:table-cell>
          <table:table-cell table:style-name="ce23" office:value-type="string" calcext:value-type="string">
            <text:p>oslo.context</text:p>
          </table:table-cell>
          <table:table-cell table:style-name="ce23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text&gt;=2.2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3.2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3.3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6</text:p>
          </table:table-cell>
          <table:table-cell table:style-name="ce23" office:value-type="string" calcext:value-type="string">
            <text:p>oslo.serialization</text:p>
          </table:table-cell>
          <table:table-cell table:style-name="ce23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ialization&gt;=2.2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31</text:p>
          </table:table-cell>
          <table:table-cell table:style-name="ce23" office:value-type="string" calcext:value-type="string">
            <text:p>python-dateutil</text:p>
          </table:table-cell>
          <table:table-cell table:style-name="ce23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dateutil&gt;=2.7.0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3.1.04</text:p>
          </table:table-cell>
          <table:table-cell table:style-name="ce23" office:value-type="string" calcext:value-type="string">
            <text:p>debtcollector</text:p>
          </table:table-cell>
          <table:table-cell table:style-name="ce23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ebtcollector&gt;=3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3.01</text:p>
          </table:table-cell>
          <table:table-cell table:style-name="ce23" office:value-type="string" calcext:value-type="string">
            <text:p>cursive</text:p>
          </table:table-cell>
          <table:table-cell table:style-name="ce23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cursive&gt;=0.2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3.2.04</text:p>
          </table:table-cell>
          <table:table-cell table:style-name="ce23" office:value-type="string" calcext:value-type="string">
            <text:p>tooz</text:p>
          </table:table-cell>
          <table:table-cell table:style-name="ce23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ooz&gt;=1.5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2.01</text:p>
          </table:table-cell>
          <table:table-cell table:style-name="ce23" office:value-type="string" calcext:value-type="string">
            <text:p>castellan</text:p>
          </table:table-cell>
          <table:table-cell table:style-name="ce23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castellan&gt;=0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3.07</text:p>
          </table:table-cell>
          <table:table-cell table:style-name="ce23" office:value-type="string" calcext:value-type="string">
            <text:p>keystonemiddleware</text:p>
          </table:table-cell>
          <table:table-cell table:style-name="ce23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middleware&gt;=7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15</text:p>
          </table:table-cell>
          <table:table-cell table:style-name="ce23" office:value-type="string" calcext:value-type="string">
            <text:p>os-brick</text:p>
          </table:table-cell>
          <table:table-cell table:style-name="ce23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brick&gt;=6.1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17</text:p>
          </table:table-cell>
          <table:table-cell table:style-name="ce23" office:value-type="string" calcext:value-type="string">
            <text:p>os_vif</text:p>
          </table:table-cell>
          <table:table-cell table:style-name="ce23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vif&gt;=3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2.31</text:p>
          </table:table-cell>
          <table:table-cell table:style-name="ce23" office:value-type="string" calcext:value-type="string">
            <text:p>oslo.cache</text:p>
          </table:table-cell>
          <table:table-cell table:style-name="ce23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ache&gt;=1.2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37</text:p>
          </table:table-cell>
          <table:table-cell table:style-name="ce23" office:value-type="string" calcext:value-type="string">
            <text:p>oslo.limit</text:p>
          </table:table-cell>
          <table:table-cell table:style-name="ce23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oslo.limit&gt;=1.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9</text:p>
          </table:table-cell>
          <table:table-cell table:style-name="ce23" office:value-type="string" calcext:value-type="string">
            <text:p>oslo.messaging</text:p>
          </table:table-cell>
          <table:table-cell table:style-name="ce23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essaging&gt;=5.2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0</text:p>
          </table:table-cell>
          <table:table-cell table:style-name="ce23" office:value-type="string" calcext:value-type="string">
            <text:p>oslo.metrics</text:p>
          </table:table-cell>
          <table:table-cell table:style-name="ce23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etrics&gt;=0.2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3</text:p>
          </table:table-cell>
          <table:table-cell table:style-name="ce23" office:value-type="string" calcext:value-type="string">
            <text:p>oslo.privsep</text:p>
          </table:table-cell>
          <table:table-cell table:style-name="ce23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privsep&gt;=2.6.2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47</text:p>
          </table:table-cell>
          <table:table-cell table:style-name="ce23" office:value-type="string" calcext:value-type="string">
            <text:p>oslo.service</text:p>
          </table:table-cell>
          <table:table-cell table:style-name="ce23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vice&gt;=1.2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50</text:p>
          </table:table-cell>
          <table:table-cell table:style-name="ce23" office:value-type="string" calcext:value-type="string">
            <text:p>oslo.versionedobjects</text:p>
          </table:table-cell>
          <table:table-cell table:style-name="ce23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versionedobjects&gt;=1.3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5.3.21</text:p>
          </table:table-cell>
          <table:table-cell table:style-name="ce23" office:value-type="string" calcext:value-type="string">
            <text:p>python-neutronclient</text:p>
          </table:table-cell>
          <table:table-cell table:style-name="ce23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neutronclient&gt;=7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16.1</text:p>
          </table:table-cell>
          <table:table-cell table:style-name="ce23" office:value-type="string" calcext:value-type="string">
            <text:p>Keystone</text:p>
          </table:table-cell>
          <table:table-cell table:style-name="ce23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4.1</text:p>
          </table:table-cell>
          <table:table-cell table:style-name="ce23" office:value-type="string" calcext:value-type="string">
            <text:p>Openstack-Placement</text:p>
          </table:table-cell>
          <table:table-cell table:style-name="ce23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4.1.40</text:p>
          </table:table-cell>
          <table:table-cell table:style-name="ce23" office:value-type="string" calcext:value-type="string">
            <text:p>oslo.metrics</text:p>
          </table:table-cell>
          <table:table-cell table:style-name="ce23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oslo.metrics&gt;=0.2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&gt;=3.1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General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3.41.0</text:p>
          </table:table-cell>
          <table:table-cell table:style-name="ce23" table:number-columns-repeated="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38</text:p>
          </table:table-cell>
          <table:table-cell table:style-name="ce23" office:value-type="string" calcext:value-type="string">
            <text:p>oslo.log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log&gt;=3.44.0</text:p>
          </table:table-cell>
          <table:table-cell table:style-name="ce23" table:number-columns-repeated="16374"/>
        </table:table-row>
        <table:table-row table:style-name="ro2">
          <table:table-cell table:style-name="ce23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6.9.0</text:p>
          </table:table-cell>
          <table:table-cell table:style-name="ce23"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48</text:p>
          </table:table-cell>
          <table:table-cell table:style-name="ce23" office:value-type="string" calcext:value-type="string">
            <text:p>prometheus-client</text:p>
          </table:table-cell>
          <table:table-cell table:style-name="ce23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rometheus-client&gt;=0.6.0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4.1.39</text:p>
          </table:table-cell>
          <table:table-cell table:style-name="ce23" office:value-type="string" calcext:value-type="string">
            <text:p>oslo.messaging</text:p>
          </table:table-cell>
          <table:table-cell table:style-name="ce23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essaging&gt;=5.2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4.1.42</text:p>
          </table:table-cell>
          <table:table-cell table:style-name="ce23" office:value-type="string" calcext:value-type="string">
            <text:p>oslo.policy</text:p>
          </table:table-cell>
          <table:table-cell table:style-name="ce23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oslo.policy&gt;=4.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b30.13.24.30</text:p>
          </table:table-cell>
          <table:table-cell table:style-name="ce23" office:value-type="string" calcext:value-type="string">
            <text:p>Requests</text:p>
          </table:table-cell>
          <table:table-cell table:style-name="ce23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equests&gt;=2.14.2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6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4</text:p>
          </table:table-cell>
          <table:table-cell table:style-name="ce23" office:value-type="string" calcext:value-type="string">
            <text:p>oslo.context</text:p>
          </table:table-cell>
          <table:table-cell table:style-name="ce23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text&gt;=2.2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3.15.3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6</text:p>
          </table:table-cell>
          <table:table-cell table:style-name="ce23" office:value-type="string" calcext:value-type="string">
            <text:p>oslo.serialization</text:p>
          </table:table-cell>
          <table:table-cell table:style-name="ce23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ialization&gt;=2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b10.13.24.28</text:p>
          </table:table-cell>
          <table:table-cell table:style-name="ce23" office:value-type="string" calcext:value-type="string">
            <text:p>PyYAML</text:p>
          </table:table-cell>
          <table:table-cell table:style-name="ce23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YAML&gt;=5.1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20</text:p>
          </table:table-cell>
          <table:table-cell table:style-name="ce23" office:value-type="string" calcext:value-type="string">
            <text:p>stevedore</text:p>
          </table:table-cell>
          <table:table-cell table:style-name="ce23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tevedore&gt;=1.2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3.4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1.48</text:p>
          </table:table-cell>
          <table:table-cell table:style-name="ce23" office:value-type="string" calcext:value-type="string">
            <text:p>oslo.upgradecheck</text:p>
          </table:table-cell>
          <table:table-cell table:style-name="ce23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pgradecheck&gt;=1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16.1</text:p>
          </table:table-cell>
          <table:table-cell table:style-name="ce23" office:value-type="string" calcext:value-type="string">
            <text:p>Keystone</text:p>
          </table:table-cell>
          <table:table-cell table:style-name="ce23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4.1</text:p>
          </table:table-cell>
          <table:table-cell table:style-name="ce23" office:value-type="string" calcext:value-type="string">
            <text:p>Openstack-Placement</text:p>
          </table:table-cell>
          <table:table-cell table:style-name="ce23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4.1.44</text:p>
          </table:table-cell>
          <table:table-cell table:style-name="ce23" office:value-type="string" calcext:value-type="string">
            <text:p>oslo.reports</text:p>
          </table:table-cell>
          <table:table-cell table:style-name="ce23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oslo.reports&gt;=1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23" office:value-type="string" calcext:value-type="string">
            <text:p>a.08.75</text:p>
          </table:table-cell>
          <table:table-cell table:style-name="ce23" office:value-type="string" calcext:value-type="string">
            <text:p>Jinja2</text:p>
          </table:table-cell>
          <table:table-cell table:style-name="ce23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23" office:value-type="string" calcext:value-type="string">
            <text:p>i4.1.46</text:p>
          </table:table-cell>
          <table:table-cell table:style-name="ce23" office:value-type="string" calcext:value-type="string">
            <text:p>oslo.serialization</text:p>
          </table:table-cell>
          <table:table-cell table:style-name="ce23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23" office:value-type="string" calcext:value-type="string">
            <text:p>b10.13.24.17</text:p>
          </table:table-cell>
          <table:table-cell table:style-name="ce23" office:value-type="string" calcext:value-type="string">
            <text:p>psutil</text:p>
          </table:table-cell>
          <table:table-cell table:style-name="ce23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21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4.1.47</text:p>
          </table:table-cell>
          <table:table-cell table:style-name="ce23" office:value-type="string" calcext:value-type="string">
            <text:p>oslo.service</text:p>
          </table:table-cell>
          <table:table-cell table:style-name="ce23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oslo.service&gt;=1.2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21</text:p>
          </table:table-cell>
          <table:table-cell table:style-name="ce23" office:value-type="string" calcext:value-type="string">
            <text:p>WebOb</text:p>
          </table:table-cell>
          <table:table-cell table:style-name="ce23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WebOb&gt;=1.7.1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3.1.04</text:p>
          </table:table-cell>
          <table:table-cell table:style-name="ce23" office:value-type="string" calcext:value-type="string">
            <text:p>debtcollector</text:p>
          </table:table-cell>
          <table:table-cell table:style-name="ce23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ebtcollector&gt;=1.2.0</text:p>
          </table:table-cell>
          <table:table-cell table:style-name="ce23" office:value-type="string" calcext:value-type="string">
            <text:p>Apache 2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36</text:p>
          </table:table-cell>
          <table:table-cell table:style-name="ce23" office:value-type="string" calcext:value-type="string">
            <text:p>eventlet</text:p>
          </table:table-cell>
          <table:table-cell table:style-name="ce23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eventlet&gt;=0.27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29</text:p>
          </table:table-cell>
          <table:table-cell table:style-name="ce23" office:value-type="string" calcext:value-type="string">
            <text:p>greenlet</text:p>
          </table:table-cell>
          <table:table-cell table:style-name="ce23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greenlet&gt;=0.4.15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3.40.2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2</text:p>
          </table:table-cell>
          <table:table-cell table:style-name="ce23" office:value-type="string" calcext:value-type="string">
            <text:p>oslo.concurrency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currency&gt;=3.2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5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8</text:p>
          </table:table-cell>
          <table:table-cell table:style-name="ce23" office:value-type="string" calcext:value-type="string">
            <text:p>oslo.log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log&gt;=3.3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3.15.3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38</text:p>
          </table:table-cell>
          <table:table-cell table:style-name="ce23" office:value-type="string" calcext:value-type="string">
            <text:p>PasteDeploy</text:p>
          </table:table-cell>
          <table:table-cell table:style-name="ce23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asteDeploy&gt;=1.5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40</text:p>
          </table:table-cell>
          <table:table-cell table:style-name="ce23" office:value-type="string" calcext:value-type="string">
            <text:p>Routes</text:p>
          </table:table-cell>
          <table:table-cell table:style-name="ce23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outes&gt;=2.3.1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41</text:p>
          </table:table-cell>
          <table:table-cell table:style-name="ce23" office:value-type="string" calcext:value-type="string">
            <text:p>Paste</text:p>
          </table:table-cell>
          <table:table-cell table:style-name="ce23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aste&gt;=2.0.2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42</text:p>
          </table:table-cell>
          <table:table-cell table:style-name="ce23" office:value-type="string" calcext:value-type="string">
            <text:p>yappi</text:p>
          </table:table-cell>
          <table:table-cell table:style-name="ce23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Yappi&gt;=1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15</text:p>
          </table:table-cell>
          <table:table-cell table:style-name="ce23" office:value-type="string" calcext:value-type="string">
            <text:p>os-brick</text:p>
          </table:table-cell>
          <table:table-cell table:style-name="ce23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brick&gt;=6.1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1.39</text:p>
          </table:table-cell>
          <table:table-cell table:style-name="ce23" office:value-type="string" calcext:value-type="string">
            <text:p>oslo.messaging</text:p>
          </table:table-cell>
          <table:table-cell table:style-name="ce23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essaging&gt;=5.2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4.1.39</text:p>
          </table:table-cell>
          <table:table-cell table:style-name="ce23" office:value-type="string" calcext:value-type="string">
            <text:p>oslo.messaging</text:p>
          </table:table-cell>
          <table:table-cell table:style-name="ce23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oslo.messaging&gt;=5.2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&gt;=2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1.05</text:p>
          </table:table-cell>
          <table:table-cell table:style-name="ce23" office:value-type="string" calcext:value-type="string">
            <text:p>futurist</text:p>
          </table:table-cell>
          <table:table-cell table:style-name="ce23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futurist&gt;=1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5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4</text:p>
          </table:table-cell>
          <table:table-cell table:style-name="ce23" office:value-type="string" calcext:value-type="string">
            <text:p>oslo.context</text:p>
          </table:table-cell>
          <table:table-cell table:style-name="ce23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text&gt;=5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8</text:p>
          </table:table-cell>
          <table:table-cell table:style-name="ce23" office:value-type="string" calcext:value-type="string">
            <text:p>oslo.log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log&gt;=4.2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3.37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6</text:p>
          </table:table-cell>
          <table:table-cell table:style-name="ce23" office:value-type="string" calcext:value-type="string">
            <text:p>oslo.serialization</text:p>
          </table:table-cell>
          <table:table-cell table:style-name="ce23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ialization&gt;=2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7</text:p>
          </table:table-cell>
          <table:table-cell table:style-name="ce23" office:value-type="string" calcext:value-type="string">
            <text:p>oslo.service</text:p>
          </table:table-cell>
          <table:table-cell table:style-name="ce23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vice&gt;=1.2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20</text:p>
          </table:table-cell>
          <table:table-cell table:style-name="ce23" office:value-type="string" calcext:value-type="string">
            <text:p>stevedore</text:p>
          </table:table-cell>
          <table:table-cell table:style-name="ce23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tevedore&gt;=1.2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3.1.04</text:p>
          </table:table-cell>
          <table:table-cell table:style-name="ce23" office:value-type="string" calcext:value-type="string">
            <text:p>debtcollector</text:p>
          </table:table-cell>
          <table:table-cell table:style-name="ce23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ebtcollector&gt;=1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43</text:p>
          </table:table-cell>
          <table:table-cell table:style-name="ce23" office:value-type="string" calcext:value-type="string">
            <text:p>cachetools</text:p>
          </table:table-cell>
          <table:table-cell table:style-name="ce23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cachetools&gt;=2.0.0</text:p>
          </table:table-cell>
          <table:table-cell table:style-name="ce23" office:value-type="string" calcext:value-type="string">
            <text:p>MIT License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21</text:p>
          </table:table-cell>
          <table:table-cell table:style-name="ce23" office:value-type="string" calcext:value-type="string">
            <text:p>WebOb</text:p>
          </table:table-cell>
          <table:table-cell table:style-name="ce23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WebOb&gt;=1.7.1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b10.13.24.28</text:p>
          </table:table-cell>
          <table:table-cell table:style-name="ce23" office:value-type="string" calcext:value-type="string">
            <text:p>PyYAML</text:p>
          </table:table-cell>
          <table:table-cell table:style-name="ce23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YAML&gt;=3.13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45</text:p>
          </table:table-cell>
          <table:table-cell table:style-name="ce23" office:value-type="string" calcext:value-type="string">
            <text:p>amqp</text:p>
          </table:table-cell>
          <table:table-cell table:style-name="ce23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amqp&gt;=2.5.2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46</text:p>
          </table:table-cell>
          <table:table-cell table:style-name="ce23" office:value-type="string" calcext:value-type="string">
            <text:p>kombu</text:p>
          </table:table-cell>
          <table:table-cell table:style-name="ce23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ombu&gt;=4.6.6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41</text:p>
          </table:table-cell>
          <table:table-cell table:style-name="ce23" office:value-type="string" calcext:value-type="string">
            <text:p>oslo.middleware</text:p>
          </table:table-cell>
          <table:table-cell table:style-name="ce23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iddleware&gt;=3.3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metric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40</text:p>
          </table:table-cell>
          <table:table-cell table:style-name="ce23" office:value-type="string" calcext:value-type="string">
            <text:p>oslo.metrics</text:p>
          </table:table-cell>
          <table:table-cell table:style-name="ce23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etrics&gt;=0.2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1.50</text:p>
          </table:table-cell>
          <table:table-cell table:style-name="ce23" office:value-type="string" calcext:value-type="string">
            <text:p>oslo.versionedobjects</text:p>
          </table:table-cell>
          <table:table-cell table:style-name="ce23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versionedobjects&gt;=1.3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16.1</text:p>
          </table:table-cell>
          <table:table-cell table:style-name="ce23" office:value-type="string" calcext:value-type="string">
            <text:p>Keystone</text:p>
          </table:table-cell>
          <table:table-cell table:style-name="ce23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4.1.43</text:p>
          </table:table-cell>
          <table:table-cell table:style-name="ce23" office:value-type="string" calcext:value-type="string">
            <text:p>oslo.privsep</text:p>
          </table:table-cell>
          <table:table-cell table:style-name="ce23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oslo.privsep&gt;=2.6.2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38</text:p>
          </table:table-cell>
          <table:table-cell table:style-name="ce23" office:value-type="string" calcext:value-type="string">
            <text:p>oslo.log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log&gt;=5.0.2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3.15.3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5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3.3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02</text:p>
          </table:table-cell>
          <table:table-cell table:style-name="ce23" office:value-type="string" calcext:value-type="string">
            <text:p>cffi</text:p>
          </table:table-cell>
          <table:table-cell table:style-name="ce23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cffi&gt;=1.14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36</text:p>
          </table:table-cell>
          <table:table-cell table:style-name="ce23" office:value-type="string" calcext:value-type="string">
            <text:p>eventlet</text:p>
          </table:table-cell>
          <table:table-cell table:style-name="ce23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eventlet&gt;=0.21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29</text:p>
          </table:table-cell>
          <table:table-cell table:style-name="ce23" office:value-type="string" calcext:value-type="string">
            <text:p>greenlet</text:p>
          </table:table-cell>
          <table:table-cell table:style-name="ce23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greenlet&gt;=0.4.14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b30.13.25.17</text:p>
          </table:table-cell>
          <table:table-cell table:style-name="ce23" office:value-type="string" calcext:value-type="string">
            <text:p>Msgpack</text:p>
          </table:table-cell>
          <table:table-cell table:style-name="ce23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msgpack&gt;=0.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1.04</text:p>
          </table:table-cell>
          <table:table-cell table:style-name="ce23" office:value-type="string" calcext:value-type="string">
            <text:p>debtcollector</text:p>
          </table:table-cell>
          <table:table-cell table:style-name="ce23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ebtcollector&gt;=3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15</text:p>
          </table:table-cell>
          <table:table-cell table:style-name="ce23" office:value-type="string" calcext:value-type="string">
            <text:p>os-brick</text:p>
          </table:table-cell>
          <table:table-cell table:style-name="ce23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brick&gt;=6.1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17</text:p>
          </table:table-cell>
          <table:table-cell table:style-name="ce23" office:value-type="string" calcext:value-type="string">
            <text:p>os_vif</text:p>
          </table:table-cell>
          <table:table-cell table:style-name="ce23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vif&gt;=3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4.1.48</text:p>
          </table:table-cell>
          <table:table-cell table:style-name="ce23" office:value-type="string" calcext:value-type="string">
            <text:p>oslo.upgradecheck</text:p>
          </table:table-cell>
          <table:table-cell table:style-name="ce23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oslo.upgradecheck&gt;=1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5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3.15.3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08</text:p>
          </table:table-cell>
          <table:table-cell table:style-name="ce23" office:value-type="string" calcext:value-type="string">
            <text:p>prettytable</text:p>
          </table:table-cell>
          <table:table-cell table:style-name="ce23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rettyTable&gt;=0.7.1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4.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2</text:p>
          </table:table-cell>
          <table:table-cell table:style-name="ce23" office:value-type="string" calcext:value-type="string">
            <text:p>oslo.policy</text:p>
          </table:table-cell>
          <table:table-cell table:style-name="ce23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policy&gt;=2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16.1</text:p>
          </table:table-cell>
          <table:table-cell table:style-name="ce23" office:value-type="string" calcext:value-type="string">
            <text:p>Keystone</text:p>
          </table:table-cell>
          <table:table-cell table:style-name="ce23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4.1</text:p>
          </table:table-cell>
          <table:table-cell table:style-name="ce23" office:value-type="string" calcext:value-type="string">
            <text:p>Openstack-Placement</text:p>
          </table:table-cell>
          <table:table-cell table:style-name="ce23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4.1.50</text:p>
          </table:table-cell>
          <table:table-cell table:style-name="ce23" office:value-type="string" calcext:value-type="string">
            <text:p>oslo.versionedobjects</text:p>
          </table:table-cell>
          <table:table-cell table:style-name="ce23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too many failuers</text:p>
          </table:table-cell>
          <table:table-cell table:style-name="ce23" office:value-type="string" calcext:value-type="string">
            <text:p>oslo.versionedobjects&gt;=1.3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32</text:p>
          </table:table-cell>
          <table:table-cell table:style-name="ce23" office:value-type="string" calcext:value-type="string">
            <text:p>oslo.concurrency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currency&gt;=3.2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5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4</text:p>
          </table:table-cell>
          <table:table-cell table:style-name="ce23" office:value-type="string" calcext:value-type="string">
            <text:p>oslo.context</text:p>
          </table:table-cell>
          <table:table-cell table:style-name="ce23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text&gt;=2.19.2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9</text:p>
          </table:table-cell>
          <table:table-cell table:style-name="ce23" office:value-type="string" calcext:value-type="string">
            <text:p>oslo.messaging</text:p>
          </table:table-cell>
          <table:table-cell table:style-name="ce23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essaging&gt;=5.2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6</text:p>
          </table:table-cell>
          <table:table-cell table:style-name="ce23" office:value-type="string" calcext:value-type="string">
            <text:p>oslo.serialization</text:p>
          </table:table-cell>
          <table:table-cell table:style-name="ce23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ialization&gt;=2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7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09</text:p>
          </table:table-cell>
          <table:table-cell table:style-name="ce23" office:value-type="string" calcext:value-type="string">
            <text:p>iso8601</text:p>
          </table:table-cell>
          <table:table-cell table:style-name="ce23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iso8601&gt;=0.1.11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8</text:p>
          </table:table-cell>
          <table:table-cell table:style-name="ce23" office:value-type="string" calcext:value-type="string">
            <text:p>oslo.log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log&gt;=3.3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3.15.3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21</text:p>
          </table:table-cell>
          <table:table-cell table:style-name="ce23" office:value-type="string" calcext:value-type="string">
            <text:p>WebOb</text:p>
          </table:table-cell>
          <table:table-cell table:style-name="ce23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WebOb&gt;=1.7.1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16</text:p>
          </table:table-cell>
          <table:table-cell table:style-name="ce23" office:value-type="string" calcext:value-type="string">
            <text:p>netaddr</text:p>
          </table:table-cell>
          <table:table-cell table:style-name="ce23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netaddr&gt;=0.7.18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17</text:p>
          </table:table-cell>
          <table:table-cell table:style-name="ce23" office:value-type="string" calcext:value-type="string">
            <text:p>os_vif</text:p>
          </table:table-cell>
          <table:table-cell table:style-name="ce23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vif&gt;=3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5.1.04</text:p>
          </table:table-cell>
          <table:table-cell table:style-name="ce23" office:value-type="string" calcext:value-type="string">
            <text:p>python-barbicanclient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python-barbicanclient&gt;=5.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&gt;=2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b30.13.24.30</text:p>
          </table:table-cell>
          <table:table-cell table:style-name="ce23" office:value-type="string" calcext:value-type="string">
            <text:p>Requests</text:p>
          </table:table-cell>
          <table:table-cell table:style-name="ce23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equests&gt;=2.14.2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03</text:p>
          </table:table-cell>
          <table:table-cell table:style-name="ce23" office:value-type="string" calcext:value-type="string">
            <text:p>cliff</text:p>
          </table:table-cell>
          <table:table-cell table:style-name="ce23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cliff&gt;=2.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06</text:p>
          </table:table-cell>
          <table:table-cell table:style-name="ce23" office:value-type="string" calcext:value-type="string">
            <text:p>keystoneauth1</text:p>
          </table:table-cell>
          <table:table-cell table:style-name="ce23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auth1&gt;=5.1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3.15.3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6</text:p>
          </table:table-cell>
          <table:table-cell table:style-name="ce23" office:value-type="string" calcext:value-type="string">
            <text:p>oslo.serialization</text:p>
          </table:table-cell>
          <table:table-cell table:style-name="ce23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ialization&gt;=2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3.3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4.2.01</text:p>
          </table:table-cell>
          <table:table-cell table:style-name="ce23" office:value-type="string" calcext:value-type="string">
            <text:p>castellan</text:p>
          </table:table-cell>
          <table:table-cell table:style-name="ce23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castellan&gt;=0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5.1.07</text:p>
          </table:table-cell>
          <table:table-cell table:style-name="ce23" office:value-type="string" calcext:value-type="string">
            <text:p>python-cinderclient</text:p>
          </table:table-cell>
          <table:table-cell table:style-name="ce23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python-cinderclient&gt;=3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&gt;=5.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08</text:p>
          </table:table-cell>
          <table:table-cell table:style-name="ce23" office:value-type="string" calcext:value-type="string">
            <text:p>prettytable</text:p>
          </table:table-cell>
          <table:table-cell table:style-name="ce23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rettyTable&gt;=0.7.2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06</text:p>
          </table:table-cell>
          <table:table-cell table:style-name="ce23" office:value-type="string" calcext:value-type="string">
            <text:p>keystoneauth1</text:p>
          </table:table-cell>
          <table:table-cell table:style-name="ce23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auth1&gt;=5.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5.0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4.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b30.13.24.30</text:p>
          </table:table-cell>
          <table:table-cell table:style-name="ce23" office:value-type="string" calcext:value-type="string">
            <text:p>Requests</text:p>
          </table:table-cell>
          <table:table-cell table:style-name="ce23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equests&gt;=2.25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20</text:p>
          </table:table-cell>
          <table:table-cell table:style-name="ce23" office:value-type="string" calcext:value-type="string">
            <text:p>stevedore</text:p>
          </table:table-cell>
          <table:table-cell table:style-name="ce23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tevedore&gt;=3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23"/>
          <table:table-cell table:style-name="ce23" office:value-type="string" calcext:value-type="string">
            <text:p>i8.23</text:p>
          </table:table-cell>
          <table:table-cell table:style-name="ce23" office:value-type="string" calcext:value-type="string">
            <text:p>python-openstackclient</text:p>
          </table:table-cell>
          <table:table-cell table:style-name="ce23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5.1.12</text:p>
          </table:table-cell>
          <table:table-cell table:style-name="ce23" office:value-type="string" calcext:value-type="string">
            <text:p>python-glanceclient</text:p>
          </table:table-cell>
          <table:table-cell table:style-name="ce23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table:number-columns-repeated="16375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!=2.1.0,&gt;=2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08</text:p>
          </table:table-cell>
          <table:table-cell table:style-name="ce23" office:value-type="string" calcext:value-type="string">
            <text:p>prettytable</text:p>
          </table:table-cell>
          <table:table-cell table:style-name="ce23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rettyTable&gt;=0.7.1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06</text:p>
          </table:table-cell>
          <table:table-cell table:style-name="ce23" office:value-type="string" calcext:value-type="string">
            <text:p>keystoneauth1</text:p>
          </table:table-cell>
          <table:table-cell table:style-name="ce23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auth1&gt;=3.6.2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b30.13.24.30</text:p>
          </table:table-cell>
          <table:table-cell table:style-name="ce23" office:value-type="string" calcext:value-type="string">
            <text:p>Requests</text:p>
          </table:table-cell>
          <table:table-cell table:style-name="ce23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equests&gt;=2.14.2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70</text:p>
          </table:table-cell>
          <table:table-cell table:style-name="ce23" office:value-type="string" calcext:value-type="string">
            <text:p>warlock</text:p>
          </table:table-cell>
          <table:table-cell table:style-name="ce23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warlock&gt;=1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3.3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3.15.3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17</text:p>
          </table:table-cell>
          <table:table-cell table:style-name="ce23" office:value-type="string" calcext:value-type="string">
            <text:p>wrapt</text:p>
          </table:table-cell>
          <table:table-cell table:style-name="ce23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wrapt&gt;=1.7.0</text:p>
          </table:table-cell>
          <table:table-cell table:style-name="ce23" office:value-type="string" calcext:value-type="string">
            <text:p>BSD License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52</text:p>
          </table:table-cell>
          <table:table-cell table:style-name="ce23" office:value-type="string" calcext:value-type="string">
            <text:p>pyOpenSSL</text:p>
          </table:table-cell>
          <table:table-cell table:style-name="ce23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OpenSSL&gt;=17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5.1.16</text:p>
          </table:table-cell>
          <table:table-cell table:style-name="ce23" office:value-type="string" calcext:value-type="string">
            <text:p>python-keystoneclient</text:p>
          </table:table-cell>
          <table:table-cell table:style-name="ce23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python-keystoneclient&gt;=3.2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&gt;=2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1.04</text:p>
          </table:table-cell>
          <table:table-cell table:style-name="ce23" office:value-type="string" calcext:value-type="string">
            <text:p>debtcollector</text:p>
          </table:table-cell>
          <table:table-cell table:style-name="ce23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ebtcollector&gt;=1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06</text:p>
          </table:table-cell>
          <table:table-cell table:style-name="ce23" office:value-type="string" calcext:value-type="string">
            <text:p>keystoneauth1</text:p>
          </table:table-cell>
          <table:table-cell table:style-name="ce23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auth1&gt;=3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5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3.15.3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6</text:p>
          </table:table-cell>
          <table:table-cell table:style-name="ce23" office:value-type="string" calcext:value-type="string">
            <text:p>oslo.serialization</text:p>
          </table:table-cell>
          <table:table-cell table:style-name="ce23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ialization&gt;=2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3.3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b30.13.24.30</text:p>
          </table:table-cell>
          <table:table-cell table:style-name="ce23" office:value-type="string" calcext:value-type="string">
            <text:p>Requests</text:p>
          </table:table-cell>
          <table:table-cell table:style-name="ce23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equests&gt;=2.14.2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20</text:p>
          </table:table-cell>
          <table:table-cell table:style-name="ce23" office:value-type="string" calcext:value-type="string">
            <text:p>stevedore</text:p>
          </table:table-cell>
          <table:table-cell table:style-name="ce23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tevedore&gt;=1.2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a.08.53</text:p>
          </table:table-cell>
          <table:table-cell table:style-name="ce23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ackaging&gt;=20.4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04</text:p>
          </table:table-cell>
          <table:table-cell table:style-name="ce23" office:value-type="string" calcext:value-type="string">
            <text:p>glance_store</text:p>
          </table:table-cell>
          <table:table-cell table:style-name="ce23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glance-store&gt;=4.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3.07</text:p>
          </table:table-cell>
          <table:table-cell table:style-name="ce23" office:value-type="string" calcext:value-type="string">
            <text:p>keystonemiddleware</text:p>
          </table:table-cell>
          <table:table-cell table:style-name="ce23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middleware&gt;=7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5.3.21</text:p>
          </table:table-cell>
          <table:table-cell table:style-name="ce23" office:value-type="string" calcext:value-type="string">
            <text:p>python-neutronclient</text:p>
          </table:table-cell>
          <table:table-cell table:style-name="ce23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neutronclient&gt;=7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16.1</text:p>
          </table:table-cell>
          <table:table-cell table:style-name="ce23" office:value-type="string" calcext:value-type="string">
            <text:p>Keystone</text:p>
          </table:table-cell>
          <table:table-cell table:style-name="ce23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23"/>
          <table:table-cell table:style-name="ce23" office:value-type="string" calcext:value-type="string">
            <text:p>i8.23</text:p>
          </table:table-cell>
          <table:table-cell table:style-name="ce23" office:value-type="string" calcext:value-type="string">
            <text:p>python-openstackclient</text:p>
          </table:table-cell>
          <table:table-cell table:style-name="ce23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2.01</text:p>
          </table:table-cell>
          <table:table-cell table:style-name="ce23" office:value-type="string" calcext:value-type="string">
            <text:p>dogpile.cache</text:p>
          </table:table-cell>
          <table:table-cell table:style-name="ce23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dogpile.cache&gt;=0.6.5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1.10</text:p>
          </table:table-cell>
          <table:table-cell table:style-name="ce23" office:value-type="string" calcext:value-type="string">
            <text:p>decorator</text:p>
          </table:table-cell>
          <table:table-cell table:style-name="ce23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ecorator&gt;=4.0.0</text:p>
          </table:table-cell>
          <table:table-cell table:style-name="ce23" table:number-columns-repeated="16374"/>
        </table:table-row>
        <table:table-row table:style-name="ro1">
          <table:table-cell table:style-name="ce23"/>
          <table:table-cell table:style-name="ce23" office:value-type="string" calcext:value-type="string">
            <text:p>i4.1.20</text:p>
          </table:table-cell>
          <table:table-cell table:style-name="ce23" office:value-type="string" calcext:value-type="string">
            <text:p>stevedore</text:p>
          </table:table-cell>
          <table:table-cell table:style-name="ce23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tevedore&gt;=3.0.0</text:p>
          </table:table-cell>
          <table:table-cell table:style-name="ce23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14</text:p>
          </table:table-cell>
          <table:table-cell table:style-name="ce23" office:value-type="string" calcext:value-type="string">
            <text:p>openstacksdk</text:p>
          </table:table-cell>
          <table:table-cell table:style-name="ce23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penstacksdk&gt;=3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2.31</text:p>
          </table:table-cell>
          <table:table-cell table:style-name="ce23" office:value-type="string" calcext:value-type="string">
            <text:p>oslo.cache</text:p>
          </table:table-cell>
          <table:table-cell table:style-name="ce23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ache&gt;=1.2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16.1</text:p>
          </table:table-cell>
          <table:table-cell table:style-name="ce23" office:value-type="string" calcext:value-type="string">
            <text:p>Keystone</text:p>
          </table:table-cell>
          <table:table-cell table:style-name="ce23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2.02</text:p>
          </table:table-cell>
          <table:table-cell table:style-name="ce23" office:value-type="string" calcext:value-type="string">
            <text:p>testresources</text:p>
          </table:table-cell>
          <table:table-cell table:style-name="ce23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testresources&gt;=2.0.0</text:p>
          </table:table-cell>
          <table:table-cell table:style-name="ce23" office:value-type="string" calcext:value-type="string">
            <text:p>Apache-2.0/BSD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D:</text:p>
          </table:table-cell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&gt;=1.8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4.2.35</text:p>
          </table:table-cell>
          <table:table-cell table:style-name="ce23" office:value-type="string" calcext:value-type="string">
            <text:p>oslo.db</text:p>
          </table:table-cell>
          <table:table-cell table:style-name="ce23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db&gt;=6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2.03</text:p>
          </table:table-cell>
          <table:table-cell table:style-name="ce23" office:value-type="string" calcext:value-type="string">
            <text:p>fixtures</text:p>
          </table:table-cell>
          <table:table-cell table:style-name="ce23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fixtures&gt;=2.0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D:</text:p>
          </table:table-cell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&gt;=5.7.0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2.04</text:p>
          </table:table-cell>
          <table:table-cell table:style-name="ce23" office:value-type="string" calcext:value-type="string">
            <text:p>testtools</text:p>
          </table:table-cell>
          <table:table-cell table:style-name="ce23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esttools</text:p>
          </table:table-cell>
          <table:table-cell table:style-name="ce23" table:number-columns-repeated="16374"/>
        </table:table-row>
        <table:table-row table:style-name="ro2">
          <table:table-cell table:style-name="ce14"/>
          <table:table-cell table:style-name="ce23" office:value-type="string" calcext:value-type="string">
            <text:p>i4.2.19</text:p>
          </table:table-cell>
          <table:table-cell table:style-name="ce23" office:value-type="string" calcext:value-type="string">
            <text:p>ovsdbapp</text:p>
          </table:table-cell>
          <table:table-cell table:style-name="ce23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vsdbapp&gt;=0.12.1</text:p>
          </table:table-cell>
          <table:table-cell table:style-name="ce23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2.04</text:p>
          </table:table-cell>
          <table:table-cell table:style-name="ce23" office:value-type="string" calcext:value-type="string">
            <text:p>testtools</text:p>
          </table:table-cell>
          <table:table-cell table:style-name="ce23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testtools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2.03</text:p>
          </table:table-cell>
          <table:table-cell table:style-name="ce23" office:value-type="string" calcext:value-type="string">
            <text:p>fixtures</text:p>
          </table:table-cell>
          <table:table-cell table:style-name="ce23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fixtures&gt;=2.0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1.2.05</text:p>
          </table:table-cell>
          <table:table-cell table:style-name="ce23" office:value-type="string" calcext:value-type="string">
            <text:p>testscenarios</text:p>
          </table:table-cell>
          <table:table-cell table:style-name="ce23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estscenarios&gt;=0.4</text:p>
          </table:table-cell>
          <table:table-cell table:style-name="ce23" office:value-type="string" calcext:value-type="string">
            <text:p>Apache-2.0/BSD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2.05</text:p>
          </table:table-cell>
          <table:table-cell table:style-name="ce23" office:value-type="string" calcext:value-type="string">
            <text:p>testscenarios</text:p>
          </table:table-cell>
          <table:table-cell table:style-name="ce23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testscenarios&gt;=0.4</text:p>
          </table:table-cell>
          <table:table-cell table:style-name="ce23" office:value-type="string" calcext:value-type="string">
            <text:p>Apache-2.0/BSD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 &gt;= 0.11</text:p>
          </table:table-cell>
          <table:table-cell table:style-name="ce23" table:number-columns-repeated="16374"/>
        </table:table-row>
        <table:table-row table:style-name="ro2">
          <table:table-cell table:style-name="ce23"/>
          <table:table-cell table:style-name="ce23" office:value-type="string" calcext:value-type="string">
            <text:p>i1.1.52</text:p>
          </table:table-cell>
          <table:table-cell table:style-name="ce23" office:value-type="string" calcext:value-type="string">
            <text:p>testtools</text:p>
          </table:table-cell>
          <table:table-cell table:style-name="ce23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esttools</text:p>
          </table:table-cell>
          <table:table-cell table:style-name="ce23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4.2.35</text:p>
          </table:table-cell>
          <table:table-cell table:style-name="ce23" office:value-type="string" calcext:value-type="string">
            <text:p>oslo.db</text:p>
          </table:table-cell>
          <table:table-cell table:style-name="ce23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db&gt;=6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3.2.01</text:p>
          </table:table-cell>
          <table:table-cell table:style-name="ce23" office:value-type="string" calcext:value-type="string">
            <text:p>pycadf</text:p>
          </table:table-cell>
          <table:table-cell table:style-name="ce23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pycadf&gt;=1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5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6</text:p>
          </table:table-cell>
          <table:table-cell table:style-name="ce23" office:value-type="string" calcext:value-type="string">
            <text:p>oslo.serialization</text:p>
          </table:table-cell>
          <table:table-cell table:style-name="ce23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ialization!=2.19.1,&gt;=2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3.07</text:p>
          </table:table-cell>
          <table:table-cell table:style-name="ce23" office:value-type="string" calcext:value-type="string">
            <text:p>keystonemiddleware</text:p>
          </table:table-cell>
          <table:table-cell table:style-name="ce23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middleware&gt;=7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16.1</text:p>
          </table:table-cell>
          <table:table-cell table:style-name="ce23" office:value-type="string" calcext:value-type="string">
            <text:p>Keystone</text:p>
          </table:table-cell>
          <table:table-cell table:style-name="ce23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3.2.02</text:p>
          </table:table-cell>
          <table:table-cell table:style-name="ce23" office:value-type="string" calcext:value-type="string">
            <text:p>osprofiler</text:p>
          </table:table-cell>
          <table:table-cell table:style-name="ce23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osprofiler&gt;=1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16</text:p>
          </table:table-cell>
          <table:table-cell table:style-name="ce23" office:value-type="string" calcext:value-type="string">
            <text:p>netaddr</text:p>
          </table:table-cell>
          <table:table-cell table:style-name="ce23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netaddr&gt;=0.7.18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2</text:p>
          </table:table-cell>
          <table:table-cell table:style-name="ce23" office:value-type="string" calcext:value-type="string">
            <text:p>oslo.concurrency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currency&gt;=3.2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5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6</text:p>
          </table:table-cell>
          <table:table-cell table:style-name="ce23" office:value-type="string" calcext:value-type="string">
            <text:p>oslo.serialization</text:p>
          </table:table-cell>
          <table:table-cell table:style-name="ce23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ialization&gt;=2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3.3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08</text:p>
          </table:table-cell>
          <table:table-cell table:style-name="ce23" office:value-type="string" calcext:value-type="string">
            <text:p>prettytable</text:p>
          </table:table-cell>
          <table:table-cell table:style-name="ce23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rettyTable&gt;=0.7.2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b30.13.24.30</text:p>
          </table:table-cell>
          <table:table-cell table:style-name="ce23" office:value-type="string" calcext:value-type="string">
            <text:p>Requests</text:p>
          </table:table-cell>
          <table:table-cell table:style-name="ce23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equests&gt;=2.14.2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21</text:p>
          </table:table-cell>
          <table:table-cell table:style-name="ce23" office:value-type="string" calcext:value-type="string">
            <text:p>WebOb</text:p>
          </table:table-cell>
          <table:table-cell table:style-name="ce23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WebOb&gt;=1.7.1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16.1</text:p>
          </table:table-cell>
          <table:table-cell table:style-name="ce23" office:value-type="string" calcext:value-type="string">
            <text:p>Keystone</text:p>
          </table:table-cell>
          <table:table-cell table:style-name="ce23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3.2.03</text:p>
          </table:table-cell>
          <table:table-cell table:style-name="ce23" office:value-type="string" calcext:value-type="string">
            <text:p>os-win</text:p>
          </table:table-cell>
          <table:table-cell table:style-name="ce23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os-win&gt;=5.7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!=2.1.0,&gt;=2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36</text:p>
          </table:table-cell>
          <table:table-cell table:style-name="ce23" office:value-type="string" calcext:value-type="string">
            <text:p>eventlet</text:p>
          </table:table-cell>
          <table:table-cell table:style-name="ce23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eventlet&gt;=0.22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2</text:p>
          </table:table-cell>
          <table:table-cell table:style-name="ce23" office:value-type="string" calcext:value-type="string">
            <text:p>oslo.concurrency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currency&gt;=3.2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6.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8</text:p>
          </table:table-cell>
          <table:table-cell table:style-name="ce23" office:value-type="string" calcext:value-type="string">
            <text:p>oslo.log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log&gt;=3.3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4.7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3.15.3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4.2.15</text:p>
          </table:table-cell>
          <table:table-cell table:style-name="ce23" office:value-type="string" calcext:value-type="string">
            <text:p>os-brick</text:p>
          </table:table-cell>
          <table:table-cell table:style-name="ce23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brick&gt;=6.1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3.2.04</text:p>
          </table:table-cell>
          <table:table-cell table:style-name="ce23" office:value-type="string" calcext:value-type="string">
            <text:p>tooz</text:p>
          </table:table-cell>
          <table:table-cell table:style-name="ce23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tooz&gt;=1.5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20</text:p>
          </table:table-cell>
          <table:table-cell table:style-name="ce23" office:value-type="string" calcext:value-type="string">
            <text:p>stevedore</text:p>
          </table:table-cell>
          <table:table-cell table:style-name="ce23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tevedore&gt;=1.1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80</text:p>
          </table:table-cell>
          <table:table-cell table:style-name="ce23" office:value-type="string" calcext:value-type="string">
            <text:p>voluptuous</text:p>
          </table:table-cell>
          <table:table-cell table:style-name="ce23" office:value-type="string" calcext:value-type="string">
            <text:p>0.15.2</text:p>
          </table:table-cell>
          <table:table-cell table:style-name="ce10" office:value-type="string" calcext:value-type="string">
            <text:p>2024/Jul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voluptuous&gt;=0.8.9</text:p>
          </table:table-cell>
          <table:table-cell table:style-name="ce23" office:value-type="string" calcext:value-type="string">
            <text:p>BSD License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b30.13.25.17</text:p>
          </table:table-cell>
          <table:table-cell table:style-name="ce23" office:value-type="string" calcext:value-type="string">
            <text:p>Msgpack</text:p>
          </table:table-cell>
          <table:table-cell table:style-name="ce23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msgpack&gt;=0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37</text:p>
          </table:table-cell>
          <table:table-cell table:style-name="ce23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fasteners&gt;=0.7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63</text:p>
          </table:table-cell>
          <table:table-cell table:style-name="ce23" office:value-type="string" calcext:value-type="string">
            <text:p>tenacity</text:p>
          </table:table-cell>
          <table:table-cell table:style-name="ce23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enacity&gt;=5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3.1.05</text:p>
          </table:table-cell>
          <table:table-cell table:style-name="ce23" office:value-type="string" calcext:value-type="string">
            <text:p>futurist</text:p>
          </table:table-cell>
          <table:table-cell table:style-name="ce23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futurist&gt;=1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4.7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6</text:p>
          </table:table-cell>
          <table:table-cell table:style-name="ce23" office:value-type="string" calcext:value-type="string">
            <text:p>oslo.serialization</text:p>
          </table:table-cell>
          <table:table-cell table:style-name="ce23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ialization&gt;=1.1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3.1.04</text:p>
          </table:table-cell>
          <table:table-cell table:style-name="ce23" office:value-type="string" calcext:value-type="string">
            <text:p>debtcollector</text:p>
          </table:table-cell>
          <table:table-cell table:style-name="ce23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ebtcollector&gt;=3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1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4.2.01</text:p>
          </table:table-cell>
          <table:table-cell table:style-name="ce23" office:value-type="string" calcext:value-type="string">
            <text:p>castellan</text:p>
          </table:table-cell>
          <table:table-cell table:style-name="ce23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castellan&gt;=0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&gt;=2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03</text:p>
          </table:table-cell>
          <table:table-cell table:style-name="ce23" office:value-type="string" calcext:value-type="string">
            <text:p>cryptography</text:p>
          </table:table-cell>
          <table:table-cell table:style-name="ce23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cryptography&gt;=2.7</text:p>
          </table:table-cell>
          <table:table-cell table:style-name="ce23" office:value-type="string" calcext:value-type="string">
            <text:p>BSD/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5.1.04</text:p>
          </table:table-cell>
          <table:table-cell table:style-name="ce23" office:value-type="string" calcext:value-type="string">
            <text:p>python-barbicanclient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barbicanclient&gt;=5.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6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4</text:p>
          </table:table-cell>
          <table:table-cell table:style-name="ce23" office:value-type="string" calcext:value-type="string">
            <text:p>oslo.context</text:p>
          </table:table-cell>
          <table:table-cell table:style-name="ce23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text&gt;=2.19.2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3.15.3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8</text:p>
          </table:table-cell>
          <table:table-cell table:style-name="ce23" office:value-type="string" calcext:value-type="string">
            <text:p>oslo.log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log&gt;=3.3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3.3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20</text:p>
          </table:table-cell>
          <table:table-cell table:style-name="ce23" office:value-type="string" calcext:value-type="string">
            <text:p>stevedore</text:p>
          </table:table-cell>
          <table:table-cell table:style-name="ce23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tevedore&gt;=1.2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06</text:p>
          </table:table-cell>
          <table:table-cell table:style-name="ce23" office:value-type="string" calcext:value-type="string">
            <text:p>keystoneauth1</text:p>
          </table:table-cell>
          <table:table-cell table:style-name="ce23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auth1&gt;=3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b30.13.24.30</text:p>
          </table:table-cell>
          <table:table-cell table:style-name="ce23" office:value-type="string" calcext:value-type="string">
            <text:p>Requests</text:p>
          </table:table-cell>
          <table:table-cell table:style-name="ce23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equests&gt;=2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3.01</text:p>
          </table:table-cell>
          <table:table-cell table:style-name="ce23" office:value-type="string" calcext:value-type="string">
            <text:p>cursive</text:p>
          </table:table-cell>
          <table:table-cell table:style-name="ce23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cursive&gt;=0.2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4.2.04</text:p>
          </table:table-cell>
          <table:table-cell table:style-name="ce23" office:value-type="string" calcext:value-type="string">
            <text:p>glance_store</text:p>
          </table:table-cell>
          <table:table-cell table:style-name="ce23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glance-store&gt;=4.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5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3.15.3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6</text:p>
          </table:table-cell>
          <table:table-cell table:style-name="ce23" office:value-type="string" calcext:value-type="string">
            <text:p>oslo.serialization</text:p>
          </table:table-cell>
          <table:table-cell table:style-name="ce23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ialization!=2.19.1,&gt;=2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4.7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2</text:p>
          </table:table-cell>
          <table:table-cell table:style-name="ce23" office:value-type="string" calcext:value-type="string">
            <text:p>oslo.concurrency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currency&gt;=3.2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20</text:p>
          </table:table-cell>
          <table:table-cell table:style-name="ce23" office:value-type="string" calcext:value-type="string">
            <text:p>stevedore</text:p>
          </table:table-cell>
          <table:table-cell table:style-name="ce23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tevedore&gt;=1.2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36</text:p>
          </table:table-cell>
          <table:table-cell table:style-name="ce23" office:value-type="string" calcext:value-type="string">
            <text:p>eventlet</text:p>
          </table:table-cell>
          <table:table-cell table:style-name="ce23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eventlet!=0.18.3,!=0.20.1,&gt;=0.18.2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1.59</text:p>
          </table:table-cell>
          <table:table-cell table:style-name="ce23" office:value-type="string" calcext:value-type="string">
            <text:p>jsonschema</text:p>
          </table:table-cell>
          <table:table-cell table:style-name="ce23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jsonschema&gt;=3.2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06</text:p>
          </table:table-cell>
          <table:table-cell table:style-name="ce23" office:value-type="string" calcext:value-type="string">
            <text:p>keystoneauth1</text:p>
          </table:table-cell>
          <table:table-cell table:style-name="ce23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auth1&gt;=3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5.1.16</text:p>
          </table:table-cell>
          <table:table-cell table:style-name="ce23" office:value-type="string" calcext:value-type="string">
            <text:p>python-keystoneclient</text:p>
          </table:table-cell>
          <table:table-cell table:style-name="ce23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keystoneclient&gt;=3.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b30.13.24.30</text:p>
          </table:table-cell>
          <table:table-cell table:style-name="ce23" office:value-type="string" calcext:value-type="string">
            <text:p>Requests</text:p>
          </table:table-cell>
          <table:table-cell table:style-name="ce23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equests&gt;=2.14.2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4.2.14</text:p>
          </table:table-cell>
          <table:table-cell table:style-name="ce23" office:value-type="string" calcext:value-type="string">
            <text:p>openstacksdk</text:p>
          </table:table-cell>
          <table:table-cell table:style-name="ce23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openstacksdk&gt;=3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03</text:p>
          </table:table-cell>
          <table:table-cell table:style-name="ce23" office:value-type="string" calcext:value-type="string">
            <text:p>cryptography</text:p>
          </table:table-cell>
          <table:table-cell table:style-name="ce23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cryptography&gt;=2.7</text:p>
          </table:table-cell>
          <table:table-cell table:style-name="ce23" office:value-type="string" calcext:value-type="string">
            <text:p>BSD/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10</text:p>
          </table:table-cell>
          <table:table-cell table:style-name="ce23" office:value-type="string" calcext:value-type="string">
            <text:p>decorator</text:p>
          </table:table-cell>
          <table:table-cell table:style-name="ce23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ecorator&gt;=4.4.1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2.01</text:p>
          </table:table-cell>
          <table:table-cell table:style-name="ce23" office:value-type="string" calcext:value-type="string">
            <text:p>dogpile.cache</text:p>
          </table:table-cell>
          <table:table-cell table:style-name="ce23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ogpile.cache&gt;=0.6.5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09</text:p>
          </table:table-cell>
          <table:table-cell table:style-name="ce23" office:value-type="string" calcext:value-type="string">
            <text:p>iso8601</text:p>
          </table:table-cell>
          <table:table-cell table:style-name="ce23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iso8601&gt;=0.1.11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11</text:p>
          </table:table-cell>
          <table:table-cell table:style-name="ce23" office:value-type="string" calcext:value-type="string">
            <text:p>jmespath</text:p>
          </table:table-cell>
          <table:table-cell table:style-name="ce23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jmespath&gt;=0.9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13</text:p>
          </table:table-cell>
          <table:table-cell table:style-name="ce23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jsonpatch!=1.20,&gt;=1.16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06</text:p>
          </table:table-cell>
          <table:table-cell table:style-name="ce23" office:value-type="string" calcext:value-type="string">
            <text:p>keystoneauth1</text:p>
          </table:table-cell>
          <table:table-cell table:style-name="ce23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auth1&gt;=3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3.1.02</text:p>
          </table:table-cell>
          <table:table-cell table:style-name="ce23" office:value-type="string" calcext:value-type="string">
            <text:p>os-service-types</text:p>
          </table:table-cell>
          <table:table-cell table:style-name="ce23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service-types&gt;=1.7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!=2.1.0,&gt;=2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15</text:p>
          </table:table-cell>
          <table:table-cell table:style-name="ce23" office:value-type="string" calcext:value-type="string">
            <text:p>platformdirs</text:p>
          </table:table-cell>
          <table:table-cell table:style-name="ce23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latformdirs&gt;=3</text:p>
          </table:table-cell>
          <table:table-cell table:style-name="ce23" office:value-type="string" calcext:value-type="string">
            <text:p>MIT License</text:p>
          </table:table-cell>
          <table:table-cell table:style-name="ce23"/>
          <table:table-cell table:style-name="ce23" office:value-type="string" calcext:value-type="string">
            <text:p>4.3.6</text:p>
          </table:table-cell>
          <table:table-cell table:style-name="ce23" office:value-type="string" calcext:value-type="string">
            <text:p>2024/Sep/18</text:p>
          </table:table-cell>
          <table:table-cell table:style-name="ce2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b10.13.24.17</text:p>
          </table:table-cell>
          <table:table-cell table:style-name="ce23" office:value-type="string" calcext:value-type="string">
            <text:p>psutil</text:p>
          </table:table-cell>
          <table:table-cell table:style-name="ce23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sutil&gt;=3.2.2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b10.13.24.28</text:p>
          </table:table-cell>
          <table:table-cell table:style-name="ce23" office:value-type="string" calcext:value-type="string">
            <text:p>PyYAML</text:p>
          </table:table-cell>
          <table:table-cell table:style-name="ce23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YAML&gt;=3.13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3.1.03</text:p>
          </table:table-cell>
          <table:table-cell table:style-name="ce23" office:value-type="string" calcext:value-type="string">
            <text:p>requestsexceptions</text:p>
          </table:table-cell>
          <table:table-cell table:style-name="ce23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equestsexceptions&gt;=1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14</text:p>
          </table:table-cell>
          <table:table-cell table:style-name="ce23" office:value-type="string" calcext:value-type="string">
            <text:p>typing-extensions</text:p>
          </table:table-cell>
          <table:table-cell table:style-name="ce23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yping-extensions&gt;=4.12.0</text:p>
          </table:table-cell>
          <table:table-cell table:style-name="ce23" office:value-type="string" calcext:value-type="string">
            <text:p>PSF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3.01</text:p>
          </table:table-cell>
          <table:table-cell table:style-name="ce23" office:value-type="string" calcext:value-type="string">
            <text:p>os-client-config</text:p>
          </table:table-cell>
          <table:table-cell table:style-name="ce23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client-config&gt;=1.2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18</text:p>
          </table:table-cell>
          <table:table-cell table:style-name="ce23" office:value-type="string" calcext:value-type="string">
            <text:p>osc-lib</text:p>
          </table:table-cell>
          <table:table-cell table:style-name="ce23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c-lib&gt;=2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37</text:p>
          </table:table-cell>
          <table:table-cell table:style-name="ce23" office:value-type="string" calcext:value-type="string">
            <text:p>oslo.limit</text:p>
          </table:table-cell>
          <table:table-cell table:style-name="ce23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limit&gt;=1.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5.3.21</text:p>
          </table:table-cell>
          <table:table-cell table:style-name="ce23" office:value-type="string" calcext:value-type="string">
            <text:p>python-neutronclient</text:p>
          </table:table-cell>
          <table:table-cell table:style-name="ce23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neutronclient&gt;=7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23"/>
          <table:table-cell table:style-name="ce23" office:value-type="string" calcext:value-type="string">
            <text:p>i8.23</text:p>
          </table:table-cell>
          <table:table-cell table:style-name="ce23" office:value-type="string" calcext:value-type="string">
            <text:p>python-openstackclient</text:p>
          </table:table-cell>
          <table:table-cell table:style-name="ce23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4.2.15</text:p>
          </table:table-cell>
          <table:table-cell table:style-name="ce23" office:value-type="string" calcext:value-type="string">
            <text:p>os-brick</text:p>
          </table:table-cell>
          <table:table-cell table:style-name="ce23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os-brick&gt;=6.1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number-columns-repeated="11"/>
          <table:table-cell table:style-name="ce3" table:number-columns-repeated="16373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0"/>
          <table:table-cell table:style-name="ce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/>
          <table:table-cell table:style-name="ce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/>
          <table:table-cell table:style-name="ce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/>
          <table:table-cell table:style-name="ce3" table:number-columns-repeated="16373"/>
        </table:table-row>
        <table:table-row table:style-name="ro2">
          <table:table-cell table:number-columns-repeated="11"/>
          <table:table-cell table:style-name="ce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&gt;=5.8.0</text:p>
          </table:table-cell>
          <table:table-cell table:style-name="ce23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2</text:p>
          </table:table-cell>
          <table:table-cell table:style-name="ce23" office:value-type="string" calcext:value-type="string">
            <text:p>oslo.concurrency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currency&gt;=5.0.0</text:p>
          </table:table-cell>
          <table:table-cell table:style-name="ce23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9.0.0</text:p>
          </table:table-cell>
          <table:table-cell table:style-name="ce23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4</text:p>
          </table:table-cell>
          <table:table-cell table:style-name="ce23" office:value-type="string" calcext:value-type="string">
            <text:p>oslo.context</text:p>
          </table:table-cell>
          <table:table-cell table:style-name="ce23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text&gt;=4.1.0</text:p>
          </table:table-cell>
          <table:table-cell table:style-name="ce23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8</text:p>
          </table:table-cell>
          <table:table-cell table:style-name="ce23" office:value-type="string" calcext:value-type="string">
            <text:p>oslo.log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log&gt;=4.8.0</text:p>
          </table:table-cell>
          <table:table-cell table:style-name="ce23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5.1.0</text:p>
          </table:table-cell>
          <table:table-cell table:style-name="ce23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3</text:p>
          </table:table-cell>
          <table:table-cell table:style-name="ce23" office:value-type="string" calcext:value-type="string">
            <text:p>oslo.privsep</text:p>
          </table:table-cell>
          <table:table-cell table:style-name="ce23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privsep&gt;=3.0.0</text:p>
          </table:table-cell>
          <table:table-cell table:style-name="ce23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6</text:p>
          </table:table-cell>
          <table:table-cell table:style-name="ce23" office:value-type="string" calcext:value-type="string">
            <text:p>oslo.serialization</text:p>
          </table:table-cell>
          <table:table-cell table:style-name="ce23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ialization&gt;=4.3.0</text:p>
          </table:table-cell>
          <table:table-cell table:style-name="ce23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7</text:p>
          </table:table-cell>
          <table:table-cell table:style-name="ce23" office:value-type="string" calcext:value-type="string">
            <text:p>oslo.service</text:p>
          </table:table-cell>
          <table:table-cell table:style-name="ce23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vice&gt;=2.8.0</text:p>
          </table:table-cell>
          <table:table-cell table:style-name="ce23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6.0.0</text:p>
          </table:table-cell>
          <table:table-cell table:style-name="ce23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b30.13.24.30</text:p>
          </table:table-cell>
          <table:table-cell table:style-name="ce23" office:value-type="string" calcext:value-type="string">
            <text:p>Requests</text:p>
          </table:table-cell>
          <table:table-cell table:style-name="ce23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equests&gt;=2.25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63</text:p>
          </table:table-cell>
          <table:table-cell table:style-name="ce23" office:value-type="string" calcext:value-type="string">
            <text:p>tenacity</text:p>
          </table:table-cell>
          <table:table-cell table:style-name="ce23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enacity&gt;=6.3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2.03</text:p>
          </table:table-cell>
          <table:table-cell table:style-name="ce23" office:value-type="string" calcext:value-type="string">
            <text:p>os-win</text:p>
          </table:table-cell>
          <table:table-cell table:style-name="ce23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win&gt;=5.7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b10.13.24.17</text:p>
          </table:table-cell>
          <table:table-cell table:style-name="ce23" office:value-type="string" calcext:value-type="string">
            <text:p>psutil</text:p>
          </table:table-cell>
          <table:table-cell table:style-name="ce23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sutil&gt;=5.7.2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4" office:value-type="string" calcext:value-type="string">
            <text:p>A:</text:p>
          </table:table-cell>
          <table:table-cell table:style-name="ce23" office:value-type="string" calcext:value-type="string">
            <text:p>i4.2.19</text:p>
          </table:table-cell>
          <table:table-cell table:style-name="ce23" office:value-type="string" calcext:value-type="string">
            <text:p>ovsdbapp</text:p>
          </table:table-cell>
          <table:table-cell table:style-name="ce23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ovsdbapp&gt;=0.12.1</text:p>
          </table:table-cell>
          <table:table-cell table:style-name="ce23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2.03</text:p>
          </table:table-cell>
          <table:table-cell table:style-name="ce23" office:value-type="string" calcext:value-type="string">
            <text:p>fixtures</text:p>
          </table:table-cell>
          <table:table-cell table:style-name="ce23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fixtures&gt;=3.0.0</text:p>
          </table:table-cell>
          <table:table-cell table:style-name="ce23" office:value-type="string" calcext:value-type="string">
            <text:p>Apache-2.0/BSD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16</text:p>
          </table:table-cell>
          <table:table-cell table:style-name="ce23" office:value-type="string" calcext:value-type="string">
            <text:p>netaddr</text:p>
          </table:table-cell>
          <table:table-cell table:style-name="ce23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netaddr&gt;=0.10.0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77</text:p>
          </table:table-cell>
          <table:table-cell table:style-name="ce23" office:value-type="string" calcext:value-type="string">
            <text:p>ovs</text:p>
          </table:table-cell>
          <table:table-cell table:style-name="ce23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vs&gt;=2.10.0</text:p>
          </table:table-cell>
          <table:table-cell table:style-name="ce23" office:value-type="string" calcext:value-type="string">
            <text:p>Apache-2.0</text:p>
          </table:table-cell>
          <table:table-cell table:style-name="ce23"/>
          <table:table-cell table:style-name="ce23" office:value-type="string" calcext:value-type="string">
            <text:p>3.4.4</text:p>
          </table:table-cell>
          <table:table-cell table:style-name="ce23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!=2.1.0,&gt;=2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4.2.17</text:p>
          </table:table-cell>
          <table:table-cell table:style-name="ce23" office:value-type="string" calcext:value-type="string">
            <text:p>os-vif</text:p>
          </table:table-cell>
          <table:table-cell table:style-name="ce23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vif&gt;=3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4.2.17</text:p>
          </table:table-cell>
          <table:table-cell table:style-name="ce23" office:value-type="string" calcext:value-type="string">
            <text:p>os-vif</text:p>
          </table:table-cell>
          <table:table-cell table:style-name="ce23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os-vif&gt;=3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3"/>
          <table:table-cell table:number-columns-repeated="8"/>
          <table:table-cell office:value-type="string" calcext:value-type="string">
            <text:p># Requirements lower bounds listed here are our best effort to keep them up to</text:p>
          </table:table-cell>
          <table:table-cell/>
          <table:table-cell table:style-name="ce3" table:number-columns-repeated="16373"/>
        </table:table-row>
        <table:table-row table:style-name="ro2">
          <table:table-cell table:style-name="ce3"/>
          <table:table-cell table:number-columns-repeated="8"/>
          <table:table-cell office:value-type="string" calcext:value-type="string">
            <text:p># date but we do not test them so no guarantee of having them all correct. If</text:p>
          </table:table-cell>
          <table:table-cell/>
          <table:table-cell table:style-name="ce3" table:number-columns-repeated="16373"/>
        </table:table-row>
        <table:table-row table:style-name="ro2">
          <table:table-cell table:style-name="ce3"/>
          <table:table-cell table:number-columns-repeated="8"/>
          <table:table-cell office:value-type="string" calcext:value-type="string">
            <text:p># you find any incorrect lower bounds, let us know or propose a fix.</text:p>
          </table:table-cell>
          <table:table-cell/>
          <table:table-cell table:style-name="ce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&gt;=3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2</text:p>
          </table:table-cell>
          <table:table-cell table:style-name="ce23" office:value-type="string" calcext:value-type="string">
            <text:p>oslo.concurrency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currency&gt;=3.2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5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8</text:p>
          </table:table-cell>
          <table:table-cell table:style-name="ce23" office:value-type="string" calcext:value-type="string">
            <text:p>oslo.log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log&gt;=3.3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3.15.3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4"/>
          <table:table-cell table:style-name="ce23" office:value-type="string" calcext:value-type="string">
            <text:p>i4.1.43</text:p>
          </table:table-cell>
          <table:table-cell table:style-name="ce23" office:value-type="string" calcext:value-type="string">
            <text:p>oslo.privsep</text:p>
          </table:table-cell>
          <table:table-cell table:style-name="ce23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privsep&gt;=1.23.0</text:p>
          </table:table-cell>
          <table:table-cell table:style-name="ce23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6</text:p>
          </table:table-cell>
          <table:table-cell table:style-name="ce23" office:value-type="string" calcext:value-type="string">
            <text:p>oslo.serialization</text:p>
          </table:table-cell>
          <table:table-cell table:style-name="ce23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ialization&gt;=2.2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2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4"/>
          <table:table-cell table:style-name="ce23" office:value-type="string" calcext:value-type="string">
            <text:p>i4.1.50</text:p>
          </table:table-cell>
          <table:table-cell table:style-name="ce23" office:value-type="string" calcext:value-type="string">
            <text:p>oslo.versionedobjects</text:p>
          </table:table-cell>
          <table:table-cell table:style-name="ce23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versionedobjects&gt;=1.28.0</text:p>
          </table:table-cell>
          <table:table-cell table:style-name="ce23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4"/>
          <table:table-cell table:style-name="ce23" office:value-type="string" calcext:value-type="string">
            <text:p>i4.1.19</text:p>
          </table:table-cell>
          <table:table-cell table:style-name="ce23" office:value-type="string" calcext:value-type="string">
            <text:p>ovsdbapp</text:p>
          </table:table-cell>
          <table:table-cell table:style-name="ce23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vsdbapp&gt;=0.12.1</text:p>
          </table:table-cell>
          <table:table-cell table:style-name="ce23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4"/>
          <table:table-cell table:style-name="ce23" office:value-type="string" calcext:value-type="string">
            <text:p>i1.1.79</text:p>
          </table:table-cell>
          <table:table-cell table:style-name="ce23" office:value-type="string" calcext:value-type="string">
            <text:p>pyroute2</text:p>
          </table:table-cell>
          <table:table-cell table:style-name="ce23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route2&gt;=0.5.2;sys_platform!='win32'</text:p>
          </table:table-cell>
          <table:table-cell table:style-name="ce23" office:value-type="string" calcext:value-type="string">
            <text:p>Apache-2.0 (+ dual licensed GPL2)</text:p>
          </table:table-cell>
          <table:table-cell table:style-name="ce14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20</text:p>
          </table:table-cell>
          <table:table-cell table:style-name="ce23" office:value-type="string" calcext:value-type="string">
            <text:p>stevedore</text:p>
          </table:table-cell>
          <table:table-cell table:style-name="ce23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tevedore&gt;=1.2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3.1.04</text:p>
          </table:table-cell>
          <table:table-cell table:style-name="ce23" office:value-type="string" calcext:value-type="string">
            <text:p>debtcollector</text:p>
          </table:table-cell>
          <table:table-cell table:style-name="ce23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ebtcollector&gt;=1.1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4.2.18</text:p>
          </table:table-cell>
          <table:table-cell table:style-name="ce23" office:value-type="string" calcext:value-type="string">
            <text:p>osc-lib</text:p>
          </table:table-cell>
          <table:table-cell table:style-name="ce23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osc-lib&gt;=2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!=2.1.0,&gt;=2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03</text:p>
          </table:table-cell>
          <table:table-cell table:style-name="ce23" office:value-type="string" calcext:value-type="string">
            <text:p>cliff</text:p>
          </table:table-cell>
          <table:table-cell table:style-name="ce23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cliff&gt;=3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06</text:p>
          </table:table-cell>
          <table:table-cell table:style-name="ce23" office:value-type="string" calcext:value-type="string">
            <text:p>keystoneauth1</text:p>
          </table:table-cell>
          <table:table-cell table:style-name="ce23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auth1&gt;=3.1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2.14</text:p>
          </table:table-cell>
          <table:table-cell table:style-name="ce23" office:value-type="string" calcext:value-type="string">
            <text:p>openstacksdk</text:p>
          </table:table-cell>
          <table:table-cell table:style-name="ce23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penstacksdk&gt;=0.1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3.15.3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3.3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b30.13.24.30</text:p>
          </table:table-cell>
          <table:table-cell table:style-name="ce23" office:value-type="string" calcext:value-type="string">
            <text:p>Requests</text:p>
          </table:table-cell>
          <table:table-cell table:style-name="ce23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equests&gt;=2.14.2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20</text:p>
          </table:table-cell>
          <table:table-cell table:style-name="ce23" office:value-type="string" calcext:value-type="string">
            <text:p>stevedore</text:p>
          </table:table-cell>
          <table:table-cell table:style-name="ce23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tevedore&gt;=1.2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5.2.01</text:p>
          </table:table-cell>
          <table:table-cell table:style-name="ce23" office:value-type="string" calcext:value-type="string">
            <text:p>osc-placement</text:p>
          </table:table-cell>
          <table:table-cell table:style-name="ce23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5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5.1.16</text:p>
          </table:table-cell>
          <table:table-cell table:style-name="ce23" office:value-type="string" calcext:value-type="string">
            <text:p>python-keystoneclient</text:p>
          </table:table-cell>
          <table:table-cell table:style-name="ce23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keystoneclient&gt;=3.2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5.3.21</text:p>
          </table:table-cell>
          <table:table-cell table:style-name="ce23" office:value-type="string" calcext:value-type="string">
            <text:p>python-neutronclient</text:p>
          </table:table-cell>
          <table:table-cell table:style-name="ce23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neutronclient&gt;=7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8.23</text:p>
          </table:table-cell>
          <table:table-cell table:style-name="ce23" office:value-type="string" calcext:value-type="string">
            <text:p>python-openstackclient</text:p>
          </table:table-cell>
          <table:table-cell table:style-name="ce23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4.2.22</text:p>
          </table:table-cell>
          <table:table-cell table:style-name="ce23" office:value-type="string" calcext:value-type="string">
            <text:p>taskflow</text:p>
          </table:table-cell>
          <table:table-cell table:style-name="ce23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taskflow&gt;=4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&gt;=2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3.1.04</text:p>
          </table:table-cell>
          <table:table-cell table:style-name="ce23" office:value-type="string" calcext:value-type="string">
            <text:p>debtcollector</text:p>
          </table:table-cell>
          <table:table-cell table:style-name="ce23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ebtcollector&gt;=1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3.1.05</text:p>
          </table:table-cell>
          <table:table-cell table:style-name="ce23" office:value-type="string" calcext:value-type="string">
            <text:p>futurist</text:p>
          </table:table-cell>
          <table:table-cell table:style-name="ce23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futurist&gt;=1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1.37</text:p>
          </table:table-cell>
          <table:table-cell table:style-name="ce23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fasteners&gt;=0.17.3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1.62</text:p>
          </table:table-cell>
          <table:table-cell table:style-name="ce23" office:value-type="string" calcext:value-type="string">
            <text:p>networkx</text:p>
          </table:table-cell>
          <table:table-cell table:style-name="ce23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networkx&gt;=2.1.0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1.20</text:p>
          </table:table-cell>
          <table:table-cell table:style-name="ce23" office:value-type="string" calcext:value-type="string">
            <text:p>stevedore</text:p>
          </table:table-cell>
          <table:table-cell table:style-name="ce23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tevedore&gt;=1.2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1.59</text:p>
          </table:table-cell>
          <table:table-cell table:style-name="ce23" office:value-type="string" calcext:value-type="string">
            <text:p>jsonschema</text:p>
          </table:table-cell>
          <table:table-cell table:style-name="ce23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jsonschema&gt;=3.2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3.1.06</text:p>
          </table:table-cell>
          <table:table-cell table:style-name="ce23" office:value-type="string" calcext:value-type="string">
            <text:p>automaton</text:p>
          </table:table-cell>
          <table:table-cell table:style-name="ce23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automaton&gt;=1.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3.3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6</text:p>
          </table:table-cell>
          <table:table-cell table:style-name="ce23" office:value-type="string" calcext:value-type="string">
            <text:p>oslo.serialization</text:p>
          </table:table-cell>
          <table:table-cell table:style-name="ce23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ialization&gt;=2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63</text:p>
          </table:table-cell>
          <table:table-cell table:style-name="ce23" office:value-type="string" calcext:value-type="string">
            <text:p>tenacity</text:p>
          </table:table-cell>
          <table:table-cell table:style-name="ce23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enacity&gt;=6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1.43</text:p>
          </table:table-cell>
          <table:table-cell table:style-name="ce23" office:value-type="string" calcext:value-type="string">
            <text:p>cachetools</text:p>
          </table:table-cell>
          <table:table-cell table:style-name="ce23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cachetools&gt;=2.0.0</text:p>
          </table:table-cell>
          <table:table-cell table:style-name="ce23" office:value-type="string" calcext:value-type="string">
            <text:p>MIT License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1.64</text:p>
          </table:table-cell>
          <table:table-cell table:style-name="ce23" office:value-type="string" calcext:value-type="string">
            <text:p>pydot</text:p>
          </table:table-cell>
          <table:table-cell table:style-name="ce23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dot&gt;=1.2.4</text:p>
          </table:table-cell>
          <table:table-cell table:style-name="ce23" office:value-type="string" calcext:value-type="string">
            <text:p>MIT License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 table:number-rows-repeated="5">
          <table:table-cell table:number-columns-repeated="14"/>
          <table:table-cell table:style-name="ce1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4.2.31</text:p>
          </table:table-cell>
          <table:table-cell table:style-name="ce23" office:value-type="string" calcext:value-type="string">
            <text:p>oslo.cache</text:p>
          </table:table-cell>
          <table:table-cell table:style-name="ce23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oslo.cache&gt;=1.2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2.01</text:p>
          </table:table-cell>
          <table:table-cell table:style-name="ce23" office:value-type="string" calcext:value-type="string">
            <text:p>dogpile.cache</text:p>
          </table:table-cell>
          <table:table-cell table:style-name="ce23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ogpile.cache&gt;=1.3.3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8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5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8</text:p>
          </table:table-cell>
          <table:table-cell table:style-name="ce23" office:value-type="string" calcext:value-type="string">
            <text:p>oslo.log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log&gt;=4.2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4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3.1.04</text:p>
          </table:table-cell>
          <table:table-cell table:style-name="ce23" office:value-type="string" calcext:value-type="string">
            <text:p>debtcollector</text:p>
          </table:table-cell>
          <table:table-cell table:style-name="ce23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ebtcollector&gt;=3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3.07</text:p>
          </table:table-cell>
          <table:table-cell table:style-name="ce23" office:value-type="string" calcext:value-type="string">
            <text:p>keystonemiddleware</text:p>
          </table:table-cell>
          <table:table-cell table:style-name="ce23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middleware&gt;=7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6.16.1</text:p>
          </table:table-cell>
          <table:table-cell table:style-name="ce23" office:value-type="string" calcext:value-type="string">
            <text:p>Keystone</text:p>
          </table:table-cell>
          <table:table-cell table:style-name="ce23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4.2.35</text:p>
          </table:table-cell>
          <table:table-cell table:style-name="ce23" office:value-type="string" calcext:value-type="string">
            <text:p>oslo.db</text:p>
          </table:table-cell>
          <table:table-cell table:style-name="ce23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oslo.db&gt;=6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1.49</text:p>
          </table:table-cell>
          <table:table-cell table:style-name="ce23" office:value-type="string" calcext:value-type="string">
            <text:p>alembic</text:p>
          </table:table-cell>
          <table:table-cell table:style-name="ce23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alembic&gt;=0.9.6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3.1.04</text:p>
          </table:table-cell>
          <table:table-cell table:style-name="ce23" office:value-type="string" calcext:value-type="string">
            <text:p>debtcollector</text:p>
          </table:table-cell>
          <table:table-cell table:style-name="ce23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ebtcollector&gt;=1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3.15.3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5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3.3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30</text:p>
          </table:table-cell>
          <table:table-cell table:style-name="ce23" office:value-type="string" calcext:value-type="string">
            <text:p>SQLAlchemy</text:p>
          </table:table-cell>
          <table:table-cell table:style-name="ce23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QLAlchemy&gt;=1.4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20</text:p>
          </table:table-cell>
          <table:table-cell table:style-name="ce23" office:value-type="string" calcext:value-type="string">
            <text:p>stevedore</text:p>
          </table:table-cell>
          <table:table-cell table:style-name="ce23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tevedore&gt;=1.2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1.2.02</text:p>
          </table:table-cell>
          <table:table-cell table:style-name="ce23" office:value-type="string" calcext:value-type="string">
            <text:p>testresources</text:p>
          </table:table-cell>
          <table:table-cell table:style-name="ce23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estresources&gt;=2.0.0</text:p>
          </table:table-cell>
          <table:table-cell table:style-name="ce23" office:value-type="string" calcext:value-type="string">
            <text:p>Apache-2.0/BSD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2.05</text:p>
          </table:table-cell>
          <table:table-cell table:style-name="ce23" office:value-type="string" calcext:value-type="string">
            <text:p>testscenarios</text:p>
          </table:table-cell>
          <table:table-cell table:style-name="ce23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estscenarios&gt;=0.4</text:p>
          </table:table-cell>
          <table:table-cell table:style-name="ce23" office:value-type="string" calcext:value-type="string">
            <text:p>Apache-2.0/BSD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16.1</text:p>
          </table:table-cell>
          <table:table-cell table:style-name="ce23" office:value-type="string" calcext:value-type="string">
            <text:p>Keystone</text:p>
          </table:table-cell>
          <table:table-cell table:style-name="ce23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4.1</text:p>
          </table:table-cell>
          <table:table-cell table:style-name="ce23" office:value-type="string" calcext:value-type="string">
            <text:p>Openstack-Placement</text:p>
          </table:table-cell>
          <table:table-cell table:style-name="ce23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4.2.37</text:p>
          </table:table-cell>
          <table:table-cell table:style-name="ce23" office:value-type="string" calcext:value-type="string">
            <text:p>oslo.limit</text:p>
          </table:table-cell>
          <table:table-cell table:style-name="ce23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oslo.limit&gt;=1.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06</text:p>
          </table:table-cell>
          <table:table-cell table:style-name="ce23" office:value-type="string" calcext:value-type="string">
            <text:p>keystoneauth1</text:p>
          </table:table-cell>
          <table:table-cell table:style-name="ce23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auth1&gt;=3.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5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3.15.3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8</text:p>
          </table:table-cell>
          <table:table-cell table:style-name="ce23" office:value-type="string" calcext:value-type="string">
            <text:p>oslo.log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log&gt;=3.4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2.14</text:p>
          </table:table-cell>
          <table:table-cell table:style-name="ce23" office:value-type="string" calcext:value-type="string">
            <text:p>openstacksdk</text:p>
          </table:table-cell>
          <table:table-cell table:style-name="ce23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penstacksdk&gt;=0.47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5.2.01</text:p>
          </table:table-cell>
          <table:table-cell table:style-name="ce23" office:value-type="string" calcext:value-type="string">
            <text:p>osc-placement</text:p>
          </table:table-cell>
          <table:table-cell table:style-name="ce23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table:number-columns-repeated="5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&gt;=2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06</text:p>
          </table:table-cell>
          <table:table-cell table:style-name="ce23" office:value-type="string" calcext:value-type="string">
            <text:p>keystoneauth1</text:p>
          </table:table-cell>
          <table:table-cell table:style-name="ce23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auth1&gt;=3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2.18</text:p>
          </table:table-cell>
          <table:table-cell table:style-name="ce23" office:value-type="string" calcext:value-type="string">
            <text:p>osc-lib</text:p>
          </table:table-cell>
          <table:table-cell table:style-name="ce23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c-lib&gt;=1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3.37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1.3.01</text:p>
          </table:table-cell>
          <table:table-cell table:style-name="ce23" office:value-type="string" calcext:value-type="string">
            <text:p>cursive</text:p>
          </table:table-cell>
          <table:table-cell table:style-name="ce23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cursive&gt;=0.2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&gt;=1.6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03</text:p>
          </table:table-cell>
          <table:table-cell table:style-name="ce23" office:value-type="string" calcext:value-type="string">
            <text:p>cryptography</text:p>
          </table:table-cell>
          <table:table-cell table:style-name="ce23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cryptography&gt;=2.1</text:p>
          </table:table-cell>
          <table:table-cell table:style-name="ce23" office:value-type="string" calcext:value-type="string">
            <text:p>BSD/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6</text:p>
          </table:table-cell>
          <table:table-cell table:style-name="ce23" office:value-type="string" calcext:value-type="string">
            <text:p>oslo.serialization</text:p>
          </table:table-cell>
          <table:table-cell table:style-name="ce23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ialization&gt;=1.1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3.1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2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8</text:p>
          </table:table-cell>
          <table:table-cell table:style-name="ce23" office:value-type="string" calcext:value-type="string">
            <text:p>oslo.log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log&gt;=1.1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2.01</text:p>
          </table:table-cell>
          <table:table-cell table:style-name="ce23" office:value-type="string" calcext:value-type="string">
            <text:p>castellan</text:p>
          </table:table-cell>
          <table:table-cell table:style-name="ce23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castellan&gt;=0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3" table:number-columns-repeated="16370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3.3.01</text:p>
          </table:table-cell>
          <table:table-cell table:style-name="ce23" office:value-type="string" calcext:value-type="string">
            <text:p>os-client-config</text:p>
          </table:table-cell>
          <table:table-cell table:style-name="ce23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os-client-config&gt;=1.2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style-name="ce23" office:value-type="string" calcext:value-type="string">
            <text:p>i4.2.14</text:p>
          </table:table-cell>
          <table:table-cell table:style-name="ce23" office:value-type="string" calcext:value-type="string">
            <text:p>openstacksdk</text:p>
          </table:table-cell>
          <table:table-cell table:style-name="ce23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1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5.3.21</text:p>
          </table:table-cell>
          <table:table-cell table:style-name="ce23" office:value-type="string" calcext:value-type="string">
            <text:p>python-neutronclient</text:p>
          </table:table-cell>
          <table:table-cell table:style-name="ce23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neutronclient&gt;=7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4.3.07</text:p>
          </table:table-cell>
          <table:table-cell table:style-name="ce23" office:value-type="string" calcext:value-type="string">
            <text:p>keystonemiddleware</text:p>
          </table:table-cell>
          <table:table-cell table:style-name="ce23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office:value-type="string" calcext:value-type="string">
            <text:p>keystonemiddleware&gt;=7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4.1.06</text:p>
          </table:table-cell>
          <table:table-cell table:style-name="ce23" office:value-type="string" calcext:value-type="string">
            <text:p>keystoneauth1</text:p>
          </table:table-cell>
          <table:table-cell table:style-name="ce23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auth1&gt;=3.1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2.31</text:p>
          </table:table-cell>
          <table:table-cell table:style-name="ce23" office:value-type="string" calcext:value-type="string">
            <text:p>oslo.cache</text:p>
          </table:table-cell>
          <table:table-cell table:style-name="ce23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ache&gt;=1.2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5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4</text:p>
          </table:table-cell>
          <table:table-cell table:style-name="ce23" office:value-type="string" calcext:value-type="string">
            <text:p>oslo.context</text:p>
          </table:table-cell>
          <table:table-cell table:style-name="ce23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text&gt;=2.19.2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3.15.3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8</text:p>
          </table:table-cell>
          <table:table-cell table:style-name="ce23" office:value-type="string" calcext:value-type="string">
            <text:p>oslo.log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log&gt;=3.3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6</text:p>
          </table:table-cell>
          <table:table-cell table:style-name="ce23" office:value-type="string" calcext:value-type="string">
            <text:p>oslo.serialization</text:p>
          </table:table-cell>
          <table:table-cell table:style-name="ce23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ialization&gt;=2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3.3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&gt;=2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3.2.01</text:p>
          </table:table-cell>
          <table:table-cell table:style-name="ce23" office:value-type="string" calcext:value-type="string">
            <text:p>pycadf</text:p>
          </table:table-cell>
          <table:table-cell table:style-name="ce23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cadf&gt;=1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32</text:p>
          </table:table-cell>
          <table:table-cell table:style-name="ce23" office:value-type="string" calcext:value-type="string">
            <text:p>PyJWT</text:p>
          </table:table-cell>
          <table:table-cell table:style-name="ce23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JWT&gt;=2.4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5.1.16</text:p>
          </table:table-cell>
          <table:table-cell table:style-name="ce23" office:value-type="string" calcext:value-type="string">
            <text:p>python-keystoneclient</text:p>
          </table:table-cell>
          <table:table-cell table:style-name="ce23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keystoneclient&gt;=3.2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b30.13.24.30</text:p>
          </table:table-cell>
          <table:table-cell table:style-name="ce23" office:value-type="string" calcext:value-type="string">
            <text:p>Requests</text:p>
          </table:table-cell>
          <table:table-cell table:style-name="ce23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equests&gt;=2.14.2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21</text:p>
          </table:table-cell>
          <table:table-cell table:style-name="ce23" office:value-type="string" calcext:value-type="string">
            <text:p>WebOb</text:p>
          </table:table-cell>
          <table:table-cell table:style-name="ce23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WebOb&gt;=1.7.1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16.1</text:p>
          </table:table-cell>
          <table:table-cell table:style-name="ce23" office:value-type="string" calcext:value-type="string">
            <text:p>Keystone</text:p>
          </table:table-cell>
          <table:table-cell table:style-name="ce23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1">
          <table:table-cell table:style-name="ce23"/>
          <table:table-cell table:style-name="ce23" office:value-type="string" calcext:value-type="string">
            <text:p>i6.24.1</text:p>
          </table:table-cell>
          <table:table-cell table:style-name="ce23" office:value-type="string" calcext:value-type="string">
            <text:p>Openstack-Placement</text:p>
          </table:table-cell>
          <table:table-cell table:style-name="ce23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5.3.21</text:p>
          </table:table-cell>
          <table:table-cell table:style-name="ce23" office:value-type="string" calcext:value-type="string">
            <text:p>python-neutronclient</text:p>
          </table:table-cell>
          <table:table-cell table:style-name="ce23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office:value-type="string" calcext:value-type="string">
            <text:p>python-neutronclient&gt;=7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!=2.1.0,&gt;=2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03</text:p>
          </table:table-cell>
          <table:table-cell table:style-name="ce23" office:value-type="string" calcext:value-type="string">
            <text:p>cliff</text:p>
          </table:table-cell>
          <table:table-cell table:style-name="ce23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cliff&gt;=3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3.1.04</text:p>
          </table:table-cell>
          <table:table-cell table:style-name="ce23" office:value-type="string" calcext:value-type="string">
            <text:p>debtcollector</text:p>
          </table:table-cell>
          <table:table-cell table:style-name="ce23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ebtcollector&gt;=1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09</text:p>
          </table:table-cell>
          <table:table-cell table:style-name="ce23" office:value-type="string" calcext:value-type="string">
            <text:p>iso8601</text:p>
          </table:table-cell>
          <table:table-cell table:style-name="ce23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iso8601&gt;=0.1.11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1.1.16</text:p>
          </table:table-cell>
          <table:table-cell table:style-name="ce23" office:value-type="string" calcext:value-type="string">
            <text:p>netaddr</text:p>
          </table:table-cell>
          <table:table-cell table:style-name="ce23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netaddr&gt;=0.7.18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2.14</text:p>
          </table:table-cell>
          <table:table-cell table:style-name="ce23" office:value-type="string" calcext:value-type="string">
            <text:p>openstacksdk</text:p>
          </table:table-cell>
          <table:table-cell table:style-name="ce23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penstacksdk&gt;=1.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2.18</text:p>
          </table:table-cell>
          <table:table-cell table:style-name="ce23" office:value-type="string" calcext:value-type="string">
            <text:p>osc-lib</text:p>
          </table:table-cell>
          <table:table-cell table:style-name="ce23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c-lib&gt;=1.1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3.15.3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38</text:p>
          </table:table-cell>
          <table:table-cell table:style-name="ce23" office:value-type="string" calcext:value-type="string">
            <text:p>oslo.log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log&gt;=3.3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6</text:p>
          </table:table-cell>
          <table:table-cell table:style-name="ce23" office:value-type="string" calcext:value-type="string">
            <text:p>oslo.serialization</text:p>
          </table:table-cell>
          <table:table-cell table:style-name="ce23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ialization!=2.19.1,&gt;=2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3.3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3.3.01</text:p>
          </table:table-cell>
          <table:table-cell table:style-name="ce23" office:value-type="string" calcext:value-type="string">
            <text:p>os-client-config</text:p>
          </table:table-cell>
          <table:table-cell table:style-name="ce23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client-config&gt;=1.2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i4.1.06</text:p>
          </table:table-cell>
          <table:table-cell table:style-name="ce23" office:value-type="string" calcext:value-type="string">
            <text:p>keystoneauth1</text:p>
          </table:table-cell>
          <table:table-cell table:style-name="ce23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auth1&gt;=3.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keystoneclient is used only by neutronclient.osc.util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ODO(amotoki): Drop this after osc.utils has no dependency on keystoneclient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23"/>
          <table:table-cell table:style-name="ce23" office:value-type="string" calcext:value-type="string">
            <text:p>i5.1.16</text:p>
          </table:table-cell>
          <table:table-cell table:style-name="ce23" office:value-type="string" calcext:value-type="string">
            <text:p>python-keystoneclient</text:p>
          </table:table-cell>
          <table:table-cell table:style-name="ce23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keystoneclient&gt;=3.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23"/>
          <table:table-cell table:style-name="ce23" office:value-type="string" calcext:value-type="string">
            <text:p>b30.13.24.30</text:p>
          </table:table-cell>
          <table:table-cell table:style-name="ce23" office:value-type="string" calcext:value-type="string">
            <text:p>Requests</text:p>
          </table:table-cell>
          <table:table-cell table:style-name="ce23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equests&gt;=2.14.2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B:</text:p>
          </table:table-cell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3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Other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8.23</text:p>
          </table:table-cell>
          <table:table-cell table:style-name="ce23" office:value-type="string" calcext:value-type="string">
            <text:p>python-openstackclient</text:p>
          </table:table-cell>
          <table:table-cell table:style-name="ce23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table:number-columns-repeated="16375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!=2.1.0,&gt;=2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1.03</text:p>
          </table:table-cell>
          <table:table-cell table:style-name="ce23" office:value-type="string" calcext:value-type="string">
            <text:p>cryptography</text:p>
          </table:table-cell>
          <table:table-cell table:style-name="ce23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cryptography&gt;=2.7</text:p>
          </table:table-cell>
          <table:table-cell table:style-name="ce23" office:value-type="string" calcext:value-type="string">
            <text:p>BSD/Apache-2.0</text:p>
          </table:table-cell>
          <table:table-cell table:style-name="ce23"/>
          <table:table-cell table:style-name="ce23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2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1.03</text:p>
          </table:table-cell>
          <table:table-cell table:style-name="ce23" office:value-type="string" calcext:value-type="string">
            <text:p>cliff</text:p>
          </table:table-cell>
          <table:table-cell table:style-name="ce23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cliff&gt;=3.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09</text:p>
          </table:table-cell>
          <table:table-cell table:style-name="ce23" office:value-type="string" calcext:value-type="string">
            <text:p>iso8601</text:p>
          </table:table-cell>
          <table:table-cell table:style-name="ce23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iso8601&gt;=0.1.11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14</text:p>
          </table:table-cell>
          <table:table-cell table:style-name="ce23" office:value-type="string" calcext:value-type="string">
            <text:p>openstacksdk</text:p>
          </table:table-cell>
          <table:table-cell table:style-name="ce23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penstacksdk&gt;=3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18</text:p>
          </table:table-cell>
          <table:table-cell table:style-name="ce23" office:value-type="string" calcext:value-type="string">
            <text:p>osc-lib</text:p>
          </table:table-cell>
          <table:table-cell table:style-name="ce23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c-lib&gt;=2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3.15.3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5.1.16</text:p>
          </table:table-cell>
          <table:table-cell table:style-name="ce23" office:value-type="string" calcext:value-type="string">
            <text:p>python-keystoneclient</text:p>
          </table:table-cell>
          <table:table-cell table:style-name="ce23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keystoneclient&gt;=3.2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5.1.07</text:p>
          </table:table-cell>
          <table:table-cell table:style-name="ce23" office:value-type="string" calcext:value-type="string">
            <text:p>python-cinderclient</text:p>
          </table:table-cell>
          <table:table-cell table:style-name="ce23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cinderclient&gt;=3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b30.13.24.30</text:p>
          </table:table-cell>
          <table:table-cell table:style-name="ce23" office:value-type="string" calcext:value-type="string">
            <text:p>Requests</text:p>
          </table:table-cell>
          <table:table-cell table:style-name="ce23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equests&gt;=2.27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20</text:p>
          </table:table-cell>
          <table:table-cell table:style-name="ce23" office:value-type="string" calcext:value-type="string">
            <text:p>stevedore</text:p>
          </table:table-cell>
          <table:table-cell table:style-name="ce23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tevedore&gt;=2.0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 table:number-rows-repeated="4">
          <table:table-cell table:number-columns-repeated="1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ervice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6.16.1</text:p>
          </table:table-cell>
          <table:table-cell table:style-name="ce23" office:value-type="string" calcext:value-type="string">
            <text:p>Keystone</text:p>
          </table:table-cell>
          <table:table-cell table:style-name="ce23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table:number-columns-repeated="16375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!=2.1.0,&gt;=2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21</text:p>
          </table:table-cell>
          <table:table-cell table:style-name="ce23" office:value-type="string" calcext:value-type="string">
            <text:p>WebOb</text:p>
          </table:table-cell>
          <table:table-cell table:style-name="ce23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WebOb&gt;=1.7.1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26</text:p>
          </table:table-cell>
          <table:table-cell table:style-name="ce23" office:value-type="string" calcext:value-type="string">
            <text:p>Flask</text:p>
          </table:table-cell>
          <table:table-cell table:style-name="ce23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Flask!=0.11,&gt;=1.0.2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28</text:p>
          </table:table-cell>
          <table:table-cell table:style-name="ce23" office:value-type="string" calcext:value-type="string">
            <text:p>Flask-RESTful</text:p>
          </table:table-cell>
          <table:table-cell table:style-name="ce23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Flask-RESTful&gt;=0.3.5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03</text:p>
          </table:table-cell>
          <table:table-cell table:style-name="ce23" office:value-type="string" calcext:value-type="string">
            <text:p>cryptography</text:p>
          </table:table-cell>
          <table:table-cell table:style-name="ce23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cryptography&gt;=2.7</text:p>
          </table:table-cell>
          <table:table-cell table:style-name="ce23" office:value-type="string" calcext:value-type="string">
            <text:p>BSD/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30</text:p>
          </table:table-cell>
          <table:table-cell table:style-name="ce23" office:value-type="string" calcext:value-type="string">
            <text:p>SQLAlchemy</text:p>
          </table:table-cell>
          <table:table-cell table:style-name="ce23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QLAlchemy&gt;=1.4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20</text:p>
          </table:table-cell>
          <table:table-cell table:style-name="ce23" office:value-type="string" calcext:value-type="string">
            <text:p>stevedore</text:p>
          </table:table-cell>
          <table:table-cell table:style-name="ce23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tevedore&gt;=1.2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5.1.16</text:p>
          </table:table-cell>
          <table:table-cell table:style-name="ce23" office:value-type="string" calcext:value-type="string">
            <text:p>python-keystoneclient</text:p>
          </table:table-cell>
          <table:table-cell table:style-name="ce23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keystoneclient&gt;=3.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3.07</text:p>
          </table:table-cell>
          <table:table-cell table:style-name="ce23" office:value-type="string" calcext:value-type="string">
            <text:p>keystonemiddleware</text:p>
          </table:table-cell>
          <table:table-cell table:style-name="ce23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middleware&gt;=7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33</text:p>
          </table:table-cell>
          <table:table-cell table:style-name="ce23" office:value-type="string" calcext:value-type="string">
            <text:p>bcrypt</text:p>
          </table:table-cell>
          <table:table-cell table:style-name="ce23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bcrypt&gt;=3.1.3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34</text:p>
          </table:table-cell>
          <table:table-cell table:style-name="ce23" office:value-type="string" calcext:value-type="string">
            <text:p>scrypt</text:p>
          </table:table-cell>
          <table:table-cell table:style-name="ce23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crypt&gt;=0.8.0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31</text:p>
          </table:table-cell>
          <table:table-cell table:style-name="ce23" office:value-type="string" calcext:value-type="string">
            <text:p>oslo.cache</text:p>
          </table:table-cell>
          <table:table-cell table:style-name="ce23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ache&gt;=1.2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6.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4</text:p>
          </table:table-cell>
          <table:table-cell table:style-name="ce23" office:value-type="string" calcext:value-type="string">
            <text:p>oslo.context</text:p>
          </table:table-cell>
          <table:table-cell table:style-name="ce23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text&gt;=2.2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9</text:p>
          </table:table-cell>
          <table:table-cell table:style-name="ce23" office:value-type="string" calcext:value-type="string">
            <text:p>oslo.messaging</text:p>
          </table:table-cell>
          <table:table-cell table:style-name="ce23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essaging&gt;=5.2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35</text:p>
          </table:table-cell>
          <table:table-cell table:style-name="ce23" office:value-type="string" calcext:value-type="string">
            <text:p>oslo.db</text:p>
          </table:table-cell>
          <table:table-cell table:style-name="ce23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db&gt;=6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3.15.3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8</text:p>
          </table:table-cell>
          <table:table-cell table:style-name="ce23" office:value-type="string" calcext:value-type="string">
            <text:p>oslo.log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log&gt;=3.4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1</text:p>
          </table:table-cell>
          <table:table-cell table:style-name="ce23" office:value-type="string" calcext:value-type="string">
            <text:p>oslo.middleware</text:p>
          </table:table-cell>
          <table:table-cell table:style-name="ce23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iddleware&gt;=3.3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2</text:p>
          </table:table-cell>
          <table:table-cell table:style-name="ce23" office:value-type="string" calcext:value-type="string">
            <text:p>oslo.policy</text:p>
          </table:table-cell>
          <table:table-cell table:style-name="ce23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policy&gt;=4.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6</text:p>
          </table:table-cell>
          <table:table-cell table:style-name="ce23" office:value-type="string" calcext:value-type="string">
            <text:p>oslo.serialization</text:p>
          </table:table-cell>
          <table:table-cell table:style-name="ce23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ialization!=2.19.1,&gt;=2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8</text:p>
          </table:table-cell>
          <table:table-cell table:style-name="ce23" office:value-type="string" calcext:value-type="string">
            <text:p>oslo.upgradecheck</text:p>
          </table:table-cell>
          <table:table-cell table:style-name="ce23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pgradecheck&gt;=1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3.3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50</text:p>
          </table:table-cell>
          <table:table-cell table:style-name="ce23" office:value-type="string" calcext:value-type="string">
            <text:p>oauthlib</text:p>
          </table:table-cell>
          <table:table-cell table:style-name="ce23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authlib&gt;=0.6.2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55</text:p>
          </table:table-cell>
          <table:table-cell table:style-name="ce23" office:value-type="string" calcext:value-type="string">
            <text:p>pysaml2</text:p>
          </table:table-cell>
          <table:table-cell table:style-name="ce23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pysaml2&gt;=5.0.0</text:p>
          </table:table-cell>
          <table:table-cell table:style-name="ce23" table:number-columns-repeated="16374"/>
        </table:table-row>
        <table:table-row table:style-name="ro1">
          <table:table-cell table:style-name="ce23"/>
          <table:table-cell table:style-name="ce23" office:value-type="string" calcext:value-type="string">
            <text:p>i1.1.32</text:p>
          </table:table-cell>
          <table:table-cell table:style-name="ce23" office:value-type="string" calcext:value-type="string">
            <text:p>PyJWT</text:p>
          </table:table-cell>
          <table:table-cell table:style-name="ce23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JWT&gt;=1.6.1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2.01</text:p>
          </table:table-cell>
          <table:table-cell table:style-name="ce23" office:value-type="string" calcext:value-type="string">
            <text:p>dogpile.cache</text:p>
          </table:table-cell>
          <table:table-cell table:style-name="ce23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ogpile.cache&gt;=1.0.2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59</text:p>
          </table:table-cell>
          <table:table-cell table:style-name="ce23" office:value-type="string" calcext:value-type="string">
            <text:p>jsonschema</text:p>
          </table:table-cell>
          <table:table-cell table:style-name="ce23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jsonschema&gt;=3.2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3.2.01</text:p>
          </table:table-cell>
          <table:table-cell table:style-name="ce23" office:value-type="string" calcext:value-type="string">
            <text:p>pycadf</text:p>
          </table:table-cell>
          <table:table-cell table:style-name="ce23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cadf!=2.0.0,&gt;=1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b30.13.25.17</text:p>
          </table:table-cell>
          <table:table-cell table:style-name="ce23" office:value-type="string" calcext:value-type="string">
            <text:p>Msgpack</text:p>
          </table:table-cell>
          <table:table-cell table:style-name="ce23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msgpack&gt;=0.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3.2.02</text:p>
          </table:table-cell>
          <table:table-cell table:style-name="ce23" office:value-type="string" calcext:value-type="string">
            <text:p>osprofiler</text:p>
          </table:table-cell>
          <table:table-cell table:style-name="ce23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profiler&gt;=1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6.12.1</text:p>
          </table:table-cell>
          <table:table-cell table:style-name="ce23" office:value-type="string" calcext:value-type="string">
            <text:p>Glance</text:p>
          </table:table-cell>
          <table:table-cell table:style-name="ce23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table:number-columns-repeated="16375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&gt;=3.1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51</text:p>
          </table:table-cell>
          <table:table-cell table:style-name="ce23" office:value-type="string" calcext:value-type="string">
            <text:p>defusedxml</text:p>
          </table:table-cell>
          <table:table-cell table:style-name="ce23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efusedxml&gt;=0.7.1</text:p>
          </table:table-cell>
          <table:table-cell table:style-name="ce23" office:value-type="string" calcext:value-type="string">
            <text:p>PSF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1.30</text:p>
          </table:table-cell>
          <table:table-cell table:style-name="ce23" office:value-type="string" calcext:value-type="string">
            <text:p>SQLAlchemy</text:p>
          </table:table-cell>
          <table:table-cell table:style-name="ce23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QLAlchemy&gt;=1.3.14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36</text:p>
          </table:table-cell>
          <table:table-cell table:style-name="ce23" office:value-type="string" calcext:value-type="string">
            <text:p>eventlet</text:p>
          </table:table-cell>
          <table:table-cell table:style-name="ce23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eventlet&gt;=0.33.3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38</text:p>
          </table:table-cell>
          <table:table-cell table:style-name="ce23" office:value-type="string" calcext:value-type="string">
            <text:p>PasteDeploy</text:p>
          </table:table-cell>
          <table:table-cell table:style-name="ce23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asteDeploy&gt;=1.5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40</text:p>
          </table:table-cell>
          <table:table-cell table:style-name="ce23" office:value-type="string" calcext:value-type="string">
            <text:p>Routes</text:p>
          </table:table-cell>
          <table:table-cell table:style-name="ce23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outes&gt;=2.3.1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21</text:p>
          </table:table-cell>
          <table:table-cell table:style-name="ce23" office:value-type="string" calcext:value-type="string">
            <text:p>WebOb</text:p>
          </table:table-cell>
          <table:table-cell table:style-name="ce23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WebOb&gt;=1.8.1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49</text:p>
          </table:table-cell>
          <table:table-cell table:style-name="ce23" office:value-type="string" calcext:value-type="string">
            <text:p>alembic</text:p>
          </table:table-cell>
          <table:table-cell table:style-name="ce23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alembic&gt;=0.9.6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61</text:p>
          </table:table-cell>
          <table:table-cell table:style-name="ce23" office:value-type="string" calcext:value-type="string">
            <text:p>httplib2</text:p>
          </table:table-cell>
          <table:table-cell table:style-name="ce23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httplib2&gt;=0.9.1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8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2</text:p>
          </table:table-cell>
          <table:table-cell table:style-name="ce23" office:value-type="string" calcext:value-type="string">
            <text:p>oslo.concurrency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currency&gt;=4.5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4</text:p>
          </table:table-cell>
          <table:table-cell table:style-name="ce23" office:value-type="string" calcext:value-type="string">
            <text:p>oslo.context</text:p>
          </table:table-cell>
          <table:table-cell table:style-name="ce23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text&gt;=2.2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8</text:p>
          </table:table-cell>
          <table:table-cell table:style-name="ce23" office:value-type="string" calcext:value-type="string">
            <text:p>oslo.upgradecheck</text:p>
          </table:table-cell>
          <table:table-cell table:style-name="ce23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pgradecheck&gt;=1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7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20</text:p>
          </table:table-cell>
          <table:table-cell table:style-name="ce23" office:value-type="string" calcext:value-type="string">
            <text:p>stevedore</text:p>
          </table:table-cell>
          <table:table-cell table:style-name="ce23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tevedore!=3.0.0,&gt;=1.2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3.1.05</text:p>
          </table:table-cell>
          <table:table-cell table:style-name="ce23" office:value-type="string" calcext:value-type="string">
            <text:p>futurist</text:p>
          </table:table-cell>
          <table:table-cell table:style-name="ce23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futurist&gt;=1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22</text:p>
          </table:table-cell>
          <table:table-cell table:style-name="ce23" office:value-type="string" calcext:value-type="string">
            <text:p>taskflow</text:p>
          </table:table-cell>
          <table:table-cell table:style-name="ce23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askflow&gt;=4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06</text:p>
          </table:table-cell>
          <table:table-cell table:style-name="ce23" office:value-type="string" calcext:value-type="string">
            <text:p>keystoneauth1</text:p>
          </table:table-cell>
          <table:table-cell table:style-name="ce23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auth1&gt;=3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3.07</text:p>
          </table:table-cell>
          <table:table-cell table:style-name="ce23" office:value-type="string" calcext:value-type="string">
            <text:p>keystonemiddleware</text:p>
          </table:table-cell>
          <table:table-cell table:style-name="ce23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middleware&gt;=7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68</text:p>
          </table:table-cell>
          <table:table-cell table:style-name="ce23" office:value-type="string" calcext:value-type="string">
            <text:p>WSME</text:p>
          </table:table-cell>
          <table:table-cell table:style-name="ce23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WSME&gt;=0.8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08</text:p>
          </table:table-cell>
          <table:table-cell table:style-name="ce23" office:value-type="string" calcext:value-type="string">
            <text:p>prettytable</text:p>
          </table:table-cell>
          <table:table-cell table:style-name="ce23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rettyTable&gt;=0.7.1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1.41</text:p>
          </table:table-cell>
          <table:table-cell table:style-name="ce23" office:value-type="string" calcext:value-type="string">
            <text:p>Paste</text:p>
          </table:table-cell>
          <table:table-cell table:style-name="ce23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aste&gt;=2.0.2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1.59</text:p>
          </table:table-cell>
          <table:table-cell table:style-name="ce23" office:value-type="string" calcext:value-type="string">
            <text:p>jsonschema</text:p>
          </table:table-cell>
          <table:table-cell table:style-name="ce23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jsonschema&gt;=3.2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5.1.16</text:p>
          </table:table-cell>
          <table:table-cell table:style-name="ce23" office:value-type="string" calcext:value-type="string">
            <text:p>python-keystoneclient</text:p>
          </table:table-cell>
          <table:table-cell table:style-name="ce23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keystoneclient&gt;=3.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35</text:p>
          </table:table-cell>
          <table:table-cell table:style-name="ce23" office:value-type="string" calcext:value-type="string">
            <text:p>oslo.db</text:p>
          </table:table-cell>
          <table:table-cell table:style-name="ce23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db&gt;=5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5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37</text:p>
          </table:table-cell>
          <table:table-cell table:style-name="ce23" office:value-type="string" calcext:value-type="string">
            <text:p>oslo.limit</text:p>
          </table:table-cell>
          <table:table-cell table:style-name="ce23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limit&gt;=1.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8</text:p>
          </table:table-cell>
          <table:table-cell table:style-name="ce23" office:value-type="string" calcext:value-type="string">
            <text:p>oslo.log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log&gt;=4.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9</text:p>
          </table:table-cell>
          <table:table-cell table:style-name="ce23" office:value-type="string" calcext:value-type="string">
            <text:p>oslo.messaging</text:p>
          </table:table-cell>
          <table:table-cell table:style-name="ce23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essaging&gt;=5.29.0,!=9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1</text:p>
          </table:table-cell>
          <table:table-cell table:style-name="ce23" office:value-type="string" calcext:value-type="string">
            <text:p>oslo.middleware</text:p>
          </table:table-cell>
          <table:table-cell table:style-name="ce23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iddleware&gt;=3.3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4</text:p>
          </table:table-cell>
          <table:table-cell table:style-name="ce23" office:value-type="string" calcext:value-type="string">
            <text:p>oslo.reports</text:p>
          </table:table-cell>
          <table:table-cell table:style-name="ce23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reports&gt;=1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2</text:p>
          </table:table-cell>
          <table:table-cell table:style-name="ce23" office:value-type="string" calcext:value-type="string">
            <text:p>oslo.policy</text:p>
          </table:table-cell>
          <table:table-cell table:style-name="ce23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policy&gt;=4.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1.1.69</text:p>
          </table:table-cell>
          <table:table-cell table:style-name="ce23" office:value-type="string" calcext:value-type="string">
            <text:p>retrying</text:p>
          </table:table-cell>
          <table:table-cell table:style-name="ce23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etrying!=1.3.0,&gt;=1.2.3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3.2.02</text:p>
          </table:table-cell>
          <table:table-cell table:style-name="ce23" office:value-type="string" calcext:value-type="string">
            <text:p>osprofiler</text:p>
          </table:table-cell>
          <table:table-cell table:style-name="ce23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profiler&gt;=1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04</text:p>
          </table:table-cell>
          <table:table-cell table:style-name="ce23" office:value-type="string" calcext:value-type="string">
            <text:p>glance-store</text:p>
          </table:table-cell>
          <table:table-cell table:style-name="ce23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glance-store&gt;=4.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3.1.04</text:p>
          </table:table-cell>
          <table:table-cell table:style-name="ce23" office:value-type="string" calcext:value-type="string">
            <text:p>debtcollector</text:p>
          </table:table-cell>
          <table:table-cell table:style-name="ce23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ebtcollector&gt;=1.19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03</text:p>
          </table:table-cell>
          <table:table-cell table:style-name="ce23" office:value-type="string" calcext:value-type="string">
            <text:p>cryptography</text:p>
          </table:table-cell>
          <table:table-cell table:style-name="ce23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cryptography&gt;=2.6.1</text:p>
          </table:table-cell>
          <table:table-cell table:style-name="ce23" office:value-type="string" calcext:value-type="string">
            <text:p>BSD/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3.01</text:p>
          </table:table-cell>
          <table:table-cell table:style-name="ce23" office:value-type="string" calcext:value-type="string">
            <text:p>cursive</text:p>
          </table:table-cell>
          <table:table-cell table:style-name="ce23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cursive&gt;=0.2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01</text:p>
          </table:table-cell>
          <table:table-cell table:style-name="ce23" office:value-type="string" calcext:value-type="string">
            <text:p>castellan</text:p>
          </table:table-cell>
          <table:table-cell table:style-name="ce23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castellan&gt;=0.17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6.24.1</text:p>
          </table:table-cell>
          <table:table-cell table:style-name="ce23" office:value-type="string" calcext:value-type="string">
            <text:p>Openstack-Placement</text:p>
          </table:table-cell>
          <table:table-cell table:style-name="ce23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3" table:number-columns-repeated="16375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&gt;=3.1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30</text:p>
          </table:table-cell>
          <table:table-cell table:style-name="ce23" office:value-type="string" calcext:value-type="string">
            <text:p>SQLAlchemy</text:p>
          </table:table-cell>
          <table:table-cell table:style-name="ce23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QLAlchemy&gt;=1.4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3.07</text:p>
          </table:table-cell>
          <table:table-cell table:style-name="ce23" office:value-type="string" calcext:value-type="string">
            <text:p>keystonemiddleware</text:p>
          </table:table-cell>
          <table:table-cell table:style-name="ce23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middleware&gt;=7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40</text:p>
          </table:table-cell>
          <table:table-cell table:style-name="ce23" office:value-type="string" calcext:value-type="string">
            <text:p>Routes</text:p>
          </table:table-cell>
          <table:table-cell table:style-name="ce23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outes&gt;=2.3.1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21</text:p>
          </table:table-cell>
          <table:table-cell table:style-name="ce23" office:value-type="string" calcext:value-type="string">
            <text:p>WebOb</text:p>
          </table:table-cell>
          <table:table-cell table:style-name="ce23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WebOb&gt;=1.8.2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59</text:p>
          </table:table-cell>
          <table:table-cell table:style-name="ce23" office:value-type="string" calcext:value-type="string">
            <text:p>jsonschema</text:p>
          </table:table-cell>
          <table:table-cell table:style-name="ce23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jsonschema&gt;=3.2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b30.13.24.30</text:p>
          </table:table-cell>
          <table:table-cell table:style-name="ce23" office:value-type="string" calcext:value-type="string">
            <text:p>Requests</text:p>
          </table:table-cell>
          <table:table-cell table:style-name="ce23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equests&gt;=2.2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2</text:p>
          </table:table-cell>
          <table:table-cell table:style-name="ce23" office:value-type="string" calcext:value-type="string">
            <text:p>oslo.concurrency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currency&gt;=3.2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6.7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4</text:p>
          </table:table-cell>
          <table:table-cell table:style-name="ce23" office:value-type="string" calcext:value-type="string">
            <text:p>oslo.context</text:p>
          </table:table-cell>
          <table:table-cell table:style-name="ce23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text&gt;=2.2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8</text:p>
          </table:table-cell>
          <table:table-cell table:style-name="ce23" office:value-type="string" calcext:value-type="string">
            <text:p>oslo.log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log&gt;=4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6</text:p>
          </table:table-cell>
          <table:table-cell table:style-name="ce23" office:value-type="string" calcext:value-type="string">
            <text:p>oslo.serialization</text:p>
          </table:table-cell>
          <table:table-cell table:style-name="ce23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ialization&gt;=2.2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4.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35</text:p>
          </table:table-cell>
          <table:table-cell table:style-name="ce23" office:value-type="string" calcext:value-type="string">
            <text:p>oslo.db</text:p>
          </table:table-cell>
          <table:table-cell table:style-name="ce23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db&gt;=8.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2</text:p>
          </table:table-cell>
          <table:table-cell table:style-name="ce23" office:value-type="string" calcext:value-type="string">
            <text:p>oslo.policy</text:p>
          </table:table-cell>
          <table:table-cell table:style-name="ce23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policy&gt;=4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1</text:p>
          </table:table-cell>
          <table:table-cell table:style-name="ce23" office:value-type="string" calcext:value-type="string">
            <text:p>oslo.middleware</text:p>
          </table:table-cell>
          <table:table-cell table:style-name="ce23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iddleware&gt;=3.3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8</text:p>
          </table:table-cell>
          <table:table-cell table:style-name="ce23" office:value-type="string" calcext:value-type="string">
            <text:p>oslo.upgradecheck</text:p>
          </table:table-cell>
          <table:table-cell table:style-name="ce23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pgradecheck&gt;=1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3.1.07</text:p>
          </table:table-cell>
          <table:table-cell table:style-name="ce23" office:value-type="string" calcext:value-type="string">
            <text:p>os-resource-classes</text:p>
          </table:table-cell>
          <table:table-cell table:style-name="ce23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resource-classes&gt;=1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3.1.08</text:p>
          </table:table-cell>
          <table:table-cell table:style-name="ce23" office:value-type="string" calcext:value-type="string">
            <text:p>os-traits</text:p>
          </table:table-cell>
          <table:table-cell table:style-name="ce23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traits&gt;=3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3.1.09</text:p>
          </table:table-cell>
          <table:table-cell table:style-name="ce23" office:value-type="string" calcext:value-type="string">
            <text:p>microversion_parse</text:p>
          </table:table-cell>
          <table:table-cell table:style-name="ce23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microversion-parse&gt;=0.2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3" office:value-type="string" calcext:value-type="string">
            <text:p>A:</text:p>
          </table:table-cell>
          <table:table-cell table:style-name="ce23" office:value-type="string" calcext:value-type="string">
            <text:p>i6.22.1</text:p>
          </table:table-cell>
          <table:table-cell table:style-name="ce23" office:value-type="string" calcext:value-type="string">
            <text:p>Nova</text:p>
          </table:table-cell>
          <table:table-cell table:style-name="ce23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3" table:number-columns-repeated="16375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&gt;=5.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30</text:p>
          </table:table-cell>
          <table:table-cell table:style-name="ce23" office:value-type="string" calcext:value-type="string">
            <text:p>SQLAlchemy</text:p>
          </table:table-cell>
          <table:table-cell table:style-name="ce23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QLAlchemy&gt;=1.4.13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10</text:p>
          </table:table-cell>
          <table:table-cell table:style-name="ce23" office:value-type="string" calcext:value-type="string">
            <text:p>decorator</text:p>
          </table:table-cell>
          <table:table-cell table:style-name="ce23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ecorator&gt;=4.1.0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36</text:p>
          </table:table-cell>
          <table:table-cell table:style-name="ce23" office:value-type="string" calcext:value-type="string">
            <text:p>eventlet</text:p>
          </table:table-cell>
          <table:table-cell table:style-name="ce23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eventlet&gt;=0.30.1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a.08.75</text:p>
          </table:table-cell>
          <table:table-cell table:style-name="ce23" office:value-type="string" calcext:value-type="string">
            <text:p>Jinja2</text:p>
          </table:table-cell>
          <table:table-cell table:style-name="ce23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Jinja2&gt;=2.10</text:p>
          </table:table-cell>
          <table:table-cell table:style-name="ce23" office:value-type="string" calcext:value-type="string">
            <text:p>BSD License (3 clause)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3.07</text:p>
          </table:table-cell>
          <table:table-cell table:style-name="ce23" office:value-type="string" calcext:value-type="string">
            <text:p>keystonemiddleware</text:p>
          </table:table-cell>
          <table:table-cell table:style-name="ce23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middleware&gt;=4.2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b10.13.24.13</text:p>
          </table:table-cell>
          <table:table-cell table:style-name="ce23" office:value-type="string" calcext:value-type="string">
            <text:p>lxml</text:p>
          </table:table-cell>
          <table:table-cell table:style-name="ce23" office:value-type="string" calcext:value-type="string">
            <text:p>6.0.2</text:p>
          </table:table-cell>
          <table:table-cell table:style-name="ce10" office:value-type="string" calcext:value-type="string">
            <text:p>2025/Sep/22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lxml&gt;=4.5.0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40</text:p>
          </table:table-cell>
          <table:table-cell table:style-name="ce23" office:value-type="string" calcext:value-type="string">
            <text:p>Routes</text:p>
          </table:table-cell>
          <table:table-cell table:style-name="ce23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outes&gt;=2.3.1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03</text:p>
          </table:table-cell>
          <table:table-cell table:style-name="ce23" office:value-type="string" calcext:value-type="string">
            <text:p>cryptography</text:p>
          </table:table-cell>
          <table:table-cell table:style-name="ce23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cryptography&gt;=2.7</text:p>
          </table:table-cell>
          <table:table-cell table:style-name="ce23" office:value-type="string" calcext:value-type="string">
            <text:p>BSD/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21</text:p>
          </table:table-cell>
          <table:table-cell table:style-name="ce23" office:value-type="string" calcext:value-type="string">
            <text:p>WebOb</text:p>
          </table:table-cell>
          <table:table-cell table:style-name="ce23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WebOb&gt;=1.8.2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29</text:p>
          </table:table-cell>
          <table:table-cell table:style-name="ce23" office:value-type="string" calcext:value-type="string">
            <text:p>greenlet</text:p>
          </table:table-cell>
          <table:table-cell table:style-name="ce23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greenlet&gt;=0.4.15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38</text:p>
          </table:table-cell>
          <table:table-cell table:style-name="ce23" office:value-type="string" calcext:value-type="string">
            <text:p>PasteDeploy</text:p>
          </table:table-cell>
          <table:table-cell table:style-name="ce23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asteDeploy&gt;=1.5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41</text:p>
          </table:table-cell>
          <table:table-cell table:style-name="ce23" office:value-type="string" calcext:value-type="string">
            <text:p>Paste</text:p>
          </table:table-cell>
          <table:table-cell table:style-name="ce23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aste&gt;=2.0.2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08</text:p>
          </table:table-cell>
          <table:table-cell table:style-name="ce23" office:value-type="string" calcext:value-type="string">
            <text:p>prettytable</text:p>
          </table:table-cell>
          <table:table-cell table:style-name="ce23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rettyTable&gt;=0.7.1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49</text:p>
          </table:table-cell>
          <table:table-cell table:style-name="ce23" office:value-type="string" calcext:value-type="string">
            <text:p>alembic</text:p>
          </table:table-cell>
          <table:table-cell table:style-name="ce23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alembic&gt;=1.5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16</text:p>
          </table:table-cell>
          <table:table-cell table:style-name="ce23" office:value-type="string" calcext:value-type="string">
            <text:p>netaddr</text:p>
          </table:table-cell>
          <table:table-cell table:style-name="ce23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netaddr&gt;=0.7.18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73</text:p>
          </table:table-cell>
          <table:table-cell table:style-name="ce23" office:value-type="string" calcext:value-type="string">
            <text:p>paramiko</text:p>
          </table:table-cell>
          <table:table-cell table:style-name="ce23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aramiko&gt;=2.7.1</text:p>
          </table:table-cell>
          <table:table-cell table:style-name="ce23" office:value-type="string" calcext:value-type="string">
            <text:p>LGPLv2.1+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09</text:p>
          </table:table-cell>
          <table:table-cell table:style-name="ce23" office:value-type="string" calcext:value-type="string">
            <text:p>iso8601</text:p>
          </table:table-cell>
          <table:table-cell table:style-name="ce23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3" office:value-type="string" calcext:value-type="string">
            <text:p>iso8601&gt;=0.1.11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59</text:p>
          </table:table-cell>
          <table:table-cell table:style-name="ce23" office:value-type="string" calcext:value-type="string">
            <text:p>jsonschema</text:p>
          </table:table-cell>
          <table:table-cell table:style-name="ce23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jsonschema&gt;=4.0.0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5.1.07</text:p>
          </table:table-cell>
          <table:table-cell table:style-name="ce23" office:value-type="string" calcext:value-type="string">
            <text:p>python-cinderclient</text:p>
          </table:table-cell>
          <table:table-cell table:style-name="ce23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cinderclient&gt;=4.0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06</text:p>
          </table:table-cell>
          <table:table-cell table:style-name="ce23" office:value-type="string" calcext:value-type="string">
            <text:p>keystoneauth1</text:p>
          </table:table-cell>
          <table:table-cell table:style-name="ce23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auth1&gt;=3.1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5.3.21</text:p>
          </table:table-cell>
          <table:table-cell table:style-name="ce23" office:value-type="string" calcext:value-type="string">
            <text:p>python-neutronclient</text:p>
          </table:table-cell>
          <table:table-cell table:style-name="ce23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neutronclient&gt;=7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5.1.12</text:p>
          </table:table-cell>
          <table:table-cell table:style-name="ce23" office:value-type="string" calcext:value-type="string">
            <text:p>python-glanceclient</text:p>
          </table:table-cell>
          <table:table-cell table:style-name="ce23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glanceclient&gt;=2.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b30.13.24.30</text:p>
          </table:table-cell>
          <table:table-cell table:style-name="ce23" office:value-type="string" calcext:value-type="string">
            <text:p>Requests</text:p>
          </table:table-cell>
          <table:table-cell table:style-name="ce23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equests&gt;=2.25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20</text:p>
          </table:table-cell>
          <table:table-cell table:style-name="ce23" office:value-type="string" calcext:value-type="string">
            <text:p>stevedore</text:p>
          </table:table-cell>
          <table:table-cell table:style-name="ce23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tevedore&gt;=1.2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76</text:p>
          </table:table-cell>
          <table:table-cell table:style-name="ce23" office:value-type="string" calcext:value-type="string">
            <text:p>websockify</text:p>
          </table:table-cell>
          <table:table-cell table:style-name="ce23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websockify&gt;=0.9.0</text:p>
          </table:table-cell>
          <table:table-cell table:style-name="ce23" office:value-type="string" calcext:value-type="string">
            <text:p>LGPLv3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31</text:p>
          </table:table-cell>
          <table:table-cell table:style-name="ce23" office:value-type="string" calcext:value-type="string">
            <text:p>oslo.cache</text:p>
          </table:table-cell>
          <table:table-cell table:style-name="ce23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ache&gt;=1.2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2</text:p>
          </table:table-cell>
          <table:table-cell table:style-name="ce23" office:value-type="string" calcext:value-type="string">
            <text:p>oslo.concurrency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currency&gt;=5.0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8.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4</text:p>
          </table:table-cell>
          <table:table-cell table:style-name="ce23" office:value-type="string" calcext:value-type="string">
            <text:p>oslo.context</text:p>
          </table:table-cell>
          <table:table-cell table:style-name="ce23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text&gt;=3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38</text:p>
          </table:table-cell>
          <table:table-cell table:style-name="ce23" office:value-type="string" calcext:value-type="string">
            <text:p>oslo.log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log&gt;=4.6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37</text:p>
          </table:table-cell>
          <table:table-cell table:style-name="ce23" office:value-type="string" calcext:value-type="string">
            <text:p>oslo.limit</text:p>
          </table:table-cell>
          <table:table-cell table:style-name="ce23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limit&gt;=1.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4</text:p>
          </table:table-cell>
          <table:table-cell table:style-name="ce23" office:value-type="string" calcext:value-type="string">
            <text:p>oslo.reports</text:p>
          </table:table-cell>
          <table:table-cell table:style-name="ce23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reports&gt;=1.1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6</text:p>
          </table:table-cell>
          <table:table-cell table:style-name="ce23" office:value-type="string" calcext:value-type="string">
            <text:p>oslo.serialization</text:p>
          </table:table-cell>
          <table:table-cell table:style-name="ce23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ialization&gt;=4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8</text:p>
          </table:table-cell>
          <table:table-cell table:style-name="ce23" office:value-type="string" calcext:value-type="string">
            <text:p>oslo.upgradecheck</text:p>
          </table:table-cell>
          <table:table-cell table:style-name="ce23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pgradecheck&gt;=1.3.0</text:p>
          </table:table-cell>
          <table:table-cell table:style-name="ce23" table:number-columns-repeated="16374"/>
        </table:table-row>
        <table:table-row table:style-name="ro1">
          <table:table-cell table:style-name="ce23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8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35</text:p>
          </table:table-cell>
          <table:table-cell table:style-name="ce23" office:value-type="string" calcext:value-type="string">
            <text:p>oslo.db</text:p>
          </table:table-cell>
          <table:table-cell table:style-name="ce23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db&gt;=10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5</text:p>
          </table:table-cell>
          <table:table-cell table:style-name="ce23" office:value-type="string" calcext:value-type="string">
            <text:p>oslo.rootwrap</text:p>
          </table:table-cell>
          <table:table-cell table:style-name="ce23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rootwrap&gt;=5.1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3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1.39</text:p>
          </table:table-cell>
          <table:table-cell table:style-name="ce23" office:value-type="string" calcext:value-type="string">
            <text:p>oslo.messaging</text:p>
          </table:table-cell>
          <table:table-cell table:style-name="ce23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essaging&gt;=14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2</text:p>
          </table:table-cell>
          <table:table-cell table:style-name="ce23" office:value-type="string" calcext:value-type="string">
            <text:p>oslo.policy</text:p>
          </table:table-cell>
          <table:table-cell table:style-name="ce23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policy&gt;=4.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3</text:p>
          </table:table-cell>
          <table:table-cell table:style-name="ce23" office:value-type="string" calcext:value-type="string">
            <text:p>oslo.privsep</text:p>
          </table:table-cell>
          <table:table-cell table:style-name="ce23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privsep&gt;=2.6.2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5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7</text:p>
          </table:table-cell>
          <table:table-cell table:style-name="ce23" office:value-type="string" calcext:value-type="string">
            <text:p>oslo.service</text:p>
          </table:table-cell>
          <table:table-cell table:style-name="ce23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vice&gt;=2.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19</text:p>
          </table:table-cell>
          <table:table-cell table:style-name="ce23" office:value-type="string" calcext:value-type="string">
            <text:p>rfc3986</text:p>
          </table:table-cell>
          <table:table-cell table:style-name="ce23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fc3986&gt;=1.2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41</text:p>
          </table:table-cell>
          <table:table-cell table:style-name="ce23" office:value-type="string" calcext:value-type="string">
            <text:p>oslo.middleware</text:p>
          </table:table-cell>
          <table:table-cell table:style-name="ce23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iddleware&gt;=3.3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b10.13.24.17</text:p>
          </table:table-cell>
          <table:table-cell table:style-name="ce23" office:value-type="string" calcext:value-type="string">
            <text:p>psutil</text:p>
          </table:table-cell>
          <table:table-cell table:style-name="ce23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sutil&gt;=3.2.2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1.50</text:p>
          </table:table-cell>
          <table:table-cell table:style-name="ce23" office:value-type="string" calcext:value-type="string">
            <text:p>oslo.versionedobjects</text:p>
          </table:table-cell>
          <table:table-cell table:style-name="ce23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versionedobjects&gt;=1.35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15</text:p>
          </table:table-cell>
          <table:table-cell table:style-name="ce23" office:value-type="string" calcext:value-type="string">
            <text:p>os-brick</text:p>
          </table:table-cell>
          <table:table-cell table:style-name="ce23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brick&gt;=6.1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3.1.07</text:p>
          </table:table-cell>
          <table:table-cell table:style-name="ce23" office:value-type="string" calcext:value-type="string">
            <text:p>os-resource-classes</text:p>
          </table:table-cell>
          <table:table-cell table:style-name="ce23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resource-classes&gt;=1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3.1.08</text:p>
          </table:table-cell>
          <table:table-cell table:style-name="ce23" office:value-type="string" calcext:value-type="string">
            <text:p>os-traits</text:p>
          </table:table-cell>
          <table:table-cell table:style-name="ce23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traits&gt;=3.3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17</text:p>
          </table:table-cell>
          <table:table-cell table:style-name="ce23" office:value-type="string" calcext:value-type="string">
            <text:p>os_vif</text:p>
          </table:table-cell>
          <table:table-cell table:style-name="ce23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vif&gt;=3.1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3"/>
          <table:table-cell table:style-name="ce14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4.2.01</text:p>
          </table:table-cell>
          <table:table-cell table:style-name="ce23" office:value-type="string" calcext:value-type="string">
            <text:p>castellan</text:p>
          </table:table-cell>
          <table:table-cell table:style-name="ce23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castellan&gt;=0.16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3.1.09</text:p>
          </table:table-cell>
          <table:table-cell table:style-name="ce23" office:value-type="string" calcext:value-type="string">
            <text:p>microversion_parse</text:p>
          </table:table-cell>
          <table:table-cell table:style-name="ce23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microversion-parse&gt;=0.2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3.2.04</text:p>
          </table:table-cell>
          <table:table-cell table:style-name="ce23" office:value-type="string" calcext:value-type="string">
            <text:p>tooz</text:p>
          </table:table-cell>
          <table:table-cell table:style-name="ce23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ooz&gt;=1.5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3.01</text:p>
          </table:table-cell>
          <table:table-cell table:style-name="ce23" office:value-type="string" calcext:value-type="string">
            <text:p>cursive</text:p>
          </table:table-cell>
          <table:table-cell table:style-name="ce23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cursive&gt;=0.2.1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69</text:p>
          </table:table-cell>
          <table:table-cell table:style-name="ce23" office:value-type="string" calcext:value-type="string">
            <text:p>retrying</text:p>
          </table:table-cell>
          <table:table-cell table:style-name="ce23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etrying&gt;=1.3.3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3.1.02</text:p>
          </table:table-cell>
          <table:table-cell table:style-name="ce23" office:value-type="string" calcext:value-type="string">
            <text:p>os-service-types</text:p>
          </table:table-cell>
          <table:table-cell table:style-name="ce23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service-types&gt;=1.7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1.1.31</text:p>
          </table:table-cell>
          <table:table-cell table:style-name="ce23" office:value-type="string" calcext:value-type="string">
            <text:p>python-dateutil</text:p>
          </table:table-cell>
          <table:table-cell table:style-name="ce23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dateutil&gt;=2.7.0</text:p>
          </table:table-cell>
          <table:table-cell table:style-name="ce23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3.1.05</text:p>
          </table:table-cell>
          <table:table-cell table:style-name="ce23" office:value-type="string" calcext:value-type="string">
            <text:p>futurist</text:p>
          </table:table-cell>
          <table:table-cell table:style-name="ce23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futurist&gt;=1.8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14</text:p>
          </table:table-cell>
          <table:table-cell table:style-name="ce23" office:value-type="string" calcext:value-type="string">
            <text:p>openstacksdk</text:p>
          </table:table-cell>
          <table:table-cell table:style-name="ce23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penstacksdk&gt;=4.4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b10.13.24.28</text:p>
          </table:table-cell>
          <table:table-cell table:style-name="ce23" office:value-type="string" calcext:value-type="string">
            <text:p>PyYAML</text:p>
          </table:table-cell>
          <table:table-cell table:style-name="ce23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YAML&gt;=5.1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2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2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2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21" table:number-columns-repeated="16370"/>
        </table:table-row>
        <table:table-row table:style-name="ro1">
          <table:table-cell table:style-name="ce23"/>
          <table:table-cell table:style-name="ce23" office:value-type="string" calcext:value-type="string">
            <text:p>i3.1.01</text:p>
          </table:table-cell>
          <table:table-cell table:style-name="ce23" office:value-type="string" calcext:value-type="string">
            <text:p>pbr</text:p>
          </table:table-cell>
          <table:table-cell table:style-name="ce23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br&gt;=4.0.0</text:p>
          </table:table-cell>
          <table:table-cell table:style-name="ce23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4"/>
          <table:table-cell table:style-name="ce23" office:value-type="string" calcext:value-type="string">
            <text:p>i1.1.41</text:p>
          </table:table-cell>
          <table:table-cell table:style-name="ce23" office:value-type="string" calcext:value-type="string">
            <text:p>Paste</text:p>
          </table:table-cell>
          <table:table-cell table:style-name="ce23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aste&gt;=2.0.2</text:p>
          </table:table-cell>
          <table:table-cell table:style-name="ce23" office:value-type="string" calcext:value-type="string">
            <text:p>MIT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1.1.38</text:p>
          </table:table-cell>
          <table:table-cell table:style-name="ce23" office:value-type="string" calcext:value-type="string">
            <text:p>PasteDeploy</text:p>
          </table:table-cell>
          <table:table-cell table:style-name="ce23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asteDeploy&gt;=1.5.0</text:p>
          </table:table-cell>
          <table:table-cell table:style-name="ce23" office:value-type="string" calcext:value-type="string">
            <text:p>MIT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1.1.40</text:p>
          </table:table-cell>
          <table:table-cell table:style-name="ce23" office:value-type="string" calcext:value-type="string">
            <text:p>Routes</text:p>
          </table:table-cell>
          <table:table-cell table:style-name="ce23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outes&gt;=2.3.1</text:p>
          </table:table-cell>
          <table:table-cell table:style-name="ce23" office:value-type="string" calcext:value-type="string">
            <text:p>MIT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3.1.04</text:p>
          </table:table-cell>
          <table:table-cell table:style-name="ce23" office:value-type="string" calcext:value-type="string">
            <text:p>debtcollector</text:p>
          </table:table-cell>
          <table:table-cell table:style-name="ce23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ebtcollector&gt;=1.19.0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1.1.10</text:p>
          </table:table-cell>
          <table:table-cell table:style-name="ce23" office:value-type="string" calcext:value-type="string">
            <text:p>decorator</text:p>
          </table:table-cell>
          <table:table-cell table:style-name="ce23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decorator&gt;=4.1.0</text:p>
          </table:table-cell>
          <table:table-cell table:style-name="ce23" office:value-type="string" calcext:value-type="string">
            <text:p>BSD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1.1.36</text:p>
          </table:table-cell>
          <table:table-cell table:style-name="ce23" office:value-type="string" calcext:value-type="string">
            <text:p>eventlet</text:p>
          </table:table-cell>
          <table:table-cell table:style-name="ce23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eventlet&gt;=0.36.1</text:p>
          </table:table-cell>
          <table:table-cell table:style-name="ce23" office:value-type="string" calcext:value-type="string">
            <text:p>MIT</text:p>
          </table:table-cell>
          <table:table-cell table:style-name="ce24" table:number-columns-repeated="16373"/>
        </table:table-row>
        <table:table-row table:style-name="ro1">
          <table:table-cell table:style-name="ce18"/>
          <table:table-cell table:style-name="ce19" office:value-type="string" calcext:value-type="string">
            <text:p>i1.1.81</text:p>
          </table:table-cell>
          <table:table-cell table:style-name="ce19" office:value-type="string" calcext:value-type="string">
            <text:p>pecan</text:p>
          </table:table-cell>
          <table:table-cell table:style-name="ce19" office:value-type="string" calcext:value-type="string">
            <text:p>1.6.0</text:p>
          </table:table-cell>
          <table:table-cell table:style-name="ce16" office:value-type="string" calcext:value-type="string">
            <text:p>2025/Mar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pecan&gt;=1.4.0</text:p>
          </table:table-cell>
          <table:table-cell table:style-name="ce19" office:value-type="string" calcext:value-type="string">
            <text:p>BSD</text:p>
          </table:table-cell>
          <table:table-cell table:style-name="ce18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1.1.61</text:p>
          </table:table-cell>
          <table:table-cell table:style-name="ce23" office:value-type="string" calcext:value-type="string">
            <text:p>httplib2</text:p>
          </table:table-cell>
          <table:table-cell table:style-name="ce23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httplib2&gt;=0.22.0</text:p>
          </table:table-cell>
          <table:table-cell table:style-name="ce23" office:value-type="string" calcext:value-type="string">
            <text:p>MIT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b30.13.24.30</text:p>
          </table:table-cell>
          <table:table-cell table:style-name="ce23" office:value-type="string" calcext:value-type="string">
            <text:p>Requests</text:p>
          </table:table-cell>
          <table:table-cell table:style-name="ce23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requests&gt;=2.32.3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a.08.75</text:p>
          </table:table-cell>
          <table:table-cell table:style-name="ce23" office:value-type="string" calcext:value-type="string">
            <text:p>Jinja2</text:p>
          </table:table-cell>
          <table:table-cell table:style-name="ce23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Jinja2&gt;=2.10</text:p>
          </table:table-cell>
          <table:table-cell table:style-name="ce23" office:value-type="string" calcext:value-type="string">
            <text:p>BSD License (3 clause)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4.3.07</text:p>
          </table:table-cell>
          <table:table-cell table:style-name="ce23" office:value-type="string" calcext:value-type="string">
            <text:p>keystonemiddleware</text:p>
          </table:table-cell>
          <table:table-cell table:style-name="ce23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middleware&gt;=5.1.0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1.1.16</text:p>
          </table:table-cell>
          <table:table-cell table:style-name="ce23" office:value-type="string" calcext:value-type="string">
            <text:p>netaddr</text:p>
          </table:table-cell>
          <table:table-cell table:style-name="ce23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netaddr&gt;=0.7.18</text:p>
          </table:table-cell>
          <table:table-cell table:style-name="ce23" office:value-type="string" calcext:value-type="string">
            <text:p>BSD</text:p>
          </table:table-cell>
          <table:table-cell table:style-name="ce24" table:number-columns-repeated="16373"/>
        </table:table-row>
        <table:table-row table:style-name="ro1">
          <table:table-cell table:style-name="ce21"/>
          <table:table-cell office:value-type="string" calcext:value-type="string">
            <text:p>i4.2.12</text:p>
          </table:table-cell>
          <table:table-cell office:value-type="string" calcext:value-type="string">
            <text:p>neutron-lib</text:p>
          </table:table-cell>
          <table:table-cell office:value-type="string" calcext:value-type="string">
            <text:p>3.18.2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neutron-lib&gt;=3.17.0</text:p>
          </table:table-cell>
          <table:table-cell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5.3.21</text:p>
          </table:table-cell>
          <table:table-cell table:style-name="ce23" office:value-type="string" calcext:value-type="string">
            <text:p>python-neutronclient</text:p>
          </table:table-cell>
          <table:table-cell table:style-name="ce23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thon-neutronclient&gt;=7.8.0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1.1.63</text:p>
          </table:table-cell>
          <table:table-cell table:style-name="ce23" office:value-type="string" calcext:value-type="string">
            <text:p>tenacity</text:p>
          </table:table-cell>
          <table:table-cell table:style-name="ce23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enacity&gt;=6.0.0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1.1.30</text:p>
          </table:table-cell>
          <table:table-cell table:style-name="ce23" office:value-type="string" calcext:value-type="string">
            <text:p>SQLAlchemy</text:p>
          </table:table-cell>
          <table:table-cell table:style-name="ce23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QLAlchemy&gt;=1.4.23</text:p>
          </table:table-cell>
          <table:table-cell table:style-name="ce23" office:value-type="string" calcext:value-type="string">
            <text:p>MIT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1.1.21</text:p>
          </table:table-cell>
          <table:table-cell table:style-name="ce23" office:value-type="string" calcext:value-type="string">
            <text:p>WebOb</text:p>
          </table:table-cell>
          <table:table-cell table:style-name="ce23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WebOb&gt;=1.8.2</text:p>
          </table:table-cell>
          <table:table-cell table:style-name="ce23" office:value-type="string" calcext:value-type="string">
            <text:p>MIT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4.1.06</text:p>
          </table:table-cell>
          <table:table-cell table:style-name="ce23" office:value-type="string" calcext:value-type="string">
            <text:p>keystoneauth1</text:p>
          </table:table-cell>
          <table:table-cell table:style-name="ce23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keystoneauth1&gt;=3.14.0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1.1.49</text:p>
          </table:table-cell>
          <table:table-cell table:style-name="ce23" office:value-type="string" calcext:value-type="string">
            <text:p>alembic</text:p>
          </table:table-cell>
          <table:table-cell table:style-name="ce23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alembic&gt;=1.6.5</text:p>
          </table:table-cell>
          <table:table-cell table:style-name="ce23" office:value-type="string" calcext:value-type="string">
            <text:p>MIT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4.1.20</text:p>
          </table:table-cell>
          <table:table-cell table:style-name="ce23" office:value-type="string" calcext:value-type="string">
            <text:p>stevedore</text:p>
          </table:table-cell>
          <table:table-cell table:style-name="ce23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stevedore&gt;=2.0.1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4.2.31</text:p>
          </table:table-cell>
          <table:table-cell table:style-name="ce23" office:value-type="string" calcext:value-type="string">
            <text:p>oslo.cache</text:p>
          </table:table-cell>
          <table:table-cell table:style-name="ce23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ache&gt;=1.26.0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4.1.32</text:p>
          </table:table-cell>
          <table:table-cell table:style-name="ce23" office:value-type="string" calcext:value-type="string">
            <text:p>oslo.concurrency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currency&gt;=3.26.0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4.1.33</text:p>
          </table:table-cell>
          <table:table-cell table:style-name="ce23" office:value-type="string" calcext:value-type="string">
            <text:p>oslo.config</text:p>
          </table:table-cell>
          <table:table-cell table:style-name="ce23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fig&gt;=9.4.0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4.1.34</text:p>
          </table:table-cell>
          <table:table-cell table:style-name="ce23" office:value-type="string" calcext:value-type="string">
            <text:p>oslo.context</text:p>
          </table:table-cell>
          <table:table-cell table:style-name="ce23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context&gt;=2.22.0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4.2.35</text:p>
          </table:table-cell>
          <table:table-cell table:style-name="ce23" office:value-type="string" calcext:value-type="string">
            <text:p>oslo.db</text:p>
          </table:table-cell>
          <table:table-cell table:style-name="ce23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db&gt;=4.44.0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4.1.36</text:p>
          </table:table-cell>
          <table:table-cell table:style-name="ce23" office:value-type="string" calcext:value-type="string">
            <text:p>oslo.i18n</text:p>
          </table:table-cell>
          <table:table-cell table:style-name="ce23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i18n&gt;=3.20.0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4.1.38</text:p>
          </table:table-cell>
          <table:table-cell table:style-name="ce23" office:value-type="string" calcext:value-type="string">
            <text:p>oslo.log</text:p>
          </table:table-cell>
          <table:table-cell table:style-name="ce23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log&gt;=5.3.0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4.1.39</text:p>
          </table:table-cell>
          <table:table-cell table:style-name="ce23" office:value-type="string" calcext:value-type="string">
            <text:p>oslo.messaging</text:p>
          </table:table-cell>
          <table:table-cell table:style-name="ce23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essaging&gt;=7.0.0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4.1.41</text:p>
          </table:table-cell>
          <table:table-cell table:style-name="ce23" office:value-type="string" calcext:value-type="string">
            <text:p>oslo.middleware</text:p>
          </table:table-cell>
          <table:table-cell table:style-name="ce23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middleware&gt;=3.31.0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4.1.42</text:p>
          </table:table-cell>
          <table:table-cell table:style-name="ce23" office:value-type="string" calcext:value-type="string">
            <text:p>oslo.policy</text:p>
          </table:table-cell>
          <table:table-cell table:style-name="ce23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policy&gt;=4.5.0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4.1.43</text:p>
          </table:table-cell>
          <table:table-cell table:style-name="ce23" office:value-type="string" calcext:value-type="string">
            <text:p>oslo.privsep</text:p>
          </table:table-cell>
          <table:table-cell table:style-name="ce23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privsep&gt;=2.3.0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4.1.44</text:p>
          </table:table-cell>
          <table:table-cell table:style-name="ce23" office:value-type="string" calcext:value-type="string">
            <text:p>oslo.reports</text:p>
          </table:table-cell>
          <table:table-cell table:style-name="ce23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reports&gt;=1.18.0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4.1.45</text:p>
          </table:table-cell>
          <table:table-cell table:style-name="ce23" office:value-type="string" calcext:value-type="string">
            <text:p>oslo.rootwrap</text:p>
          </table:table-cell>
          <table:table-cell table:style-name="ce23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rootwrap&gt;=5.15.0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4.1.46</text:p>
          </table:table-cell>
          <table:table-cell table:style-name="ce23" office:value-type="string" calcext:value-type="string">
            <text:p>oslo.serialization</text:p>
          </table:table-cell>
          <table:table-cell table:style-name="ce23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ialization&gt;=5.5.0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4.1.47</text:p>
          </table:table-cell>
          <table:table-cell table:style-name="ce23" office:value-type="string" calcext:value-type="string">
            <text:p>oslo.service</text:p>
          </table:table-cell>
          <table:table-cell table:style-name="ce23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service&gt;=3.5.0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4.1.48</text:p>
          </table:table-cell>
          <table:table-cell table:style-name="ce23" office:value-type="string" calcext:value-type="string">
            <text:p>oslo.upgradecheck</text:p>
          </table:table-cell>
          <table:table-cell table:style-name="ce23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pgradecheck&gt;=1.3.0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4.1.49</text:p>
          </table:table-cell>
          <table:table-cell table:style-name="ce23" office:value-type="string" calcext:value-type="string">
            <text:p>oslo.utils</text:p>
          </table:table-cell>
          <table:table-cell table:style-name="ce23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utils&gt;=7.3.0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4.1.50</text:p>
          </table:table-cell>
          <table:table-cell table:style-name="ce23" office:value-type="string" calcext:value-type="string">
            <text:p>oslo.versionedobjects</text:p>
          </table:table-cell>
          <table:table-cell table:style-name="ce23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lo.versionedobjects&gt;=1.35.1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3.2.02</text:p>
          </table:table-cell>
          <table:table-cell table:style-name="ce23" office:value-type="string" calcext:value-type="string">
            <text:p>osprofiler</text:p>
          </table:table-cell>
          <table:table-cell table:style-name="ce23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profiler&gt;=2.3.0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1"/>
          <table:table-cell table:number-columns-repeated="8"/>
          <table:table-cell office:value-type="string" calcext:value-type="string">
            <text:p>os-ken&gt;=3.0.0</text:p>
          </table:table-cell>
          <table:table-cell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3.1.07</text:p>
          </table:table-cell>
          <table:table-cell table:style-name="ce23" office:value-type="string" calcext:value-type="string">
            <text:p>os-resource-classes</text:p>
          </table:table-cell>
          <table:table-cell table:style-name="ce23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resource-classes&gt;=1.1.0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1.1.77</text:p>
          </table:table-cell>
          <table:table-cell table:style-name="ce23" office:value-type="string" calcext:value-type="string">
            <text:p>ovs</text:p>
          </table:table-cell>
          <table:table-cell table:style-name="ce23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vs&gt;=2.12.0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4.1.19</text:p>
          </table:table-cell>
          <table:table-cell table:style-name="ce23" office:value-type="string" calcext:value-type="string">
            <text:p>ovsdbapp</text:p>
          </table:table-cell>
          <table:table-cell table:style-name="ce23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vsdbapp&gt;=2.11.0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b10.13.24.17</text:p>
          </table:table-cell>
          <table:table-cell table:style-name="ce23" office:value-type="string" calcext:value-type="string">
            <text:p>psutil</text:p>
          </table:table-cell>
          <table:table-cell table:style-name="ce23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sutil&gt;=6.1.0</text:p>
          </table:table-cell>
          <table:table-cell table:style-name="ce23" office:value-type="string" calcext:value-type="string">
            <text:p>BSD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1.1.79</text:p>
          </table:table-cell>
          <table:table-cell table:style-name="ce23" office:value-type="string" calcext:value-type="string">
            <text:p>pyroute2</text:p>
          </table:table-cell>
          <table:table-cell table:style-name="ce23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route2&gt;=0.7.3;sys_platform!='win32'</text:p>
          </table:table-cell>
          <table:table-cell table:style-name="ce23" office:value-type="string" calcext:value-type="string">
            <text:p>Apache-2.0 (+ dual licensed GPL2)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23" office:value-type="string" calcext:value-type="string">
            <text:p>i1.1.52</text:p>
          </table:table-cell>
          <table:table-cell table:style-name="ce23" office:value-type="string" calcext:value-type="string">
            <text:p>pyOpenSSL</text:p>
          </table:table-cell>
          <table:table-cell table:style-name="ce23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pyOpenSSL&gt;=17.1.0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python-novaclient&gt;=9.1.0</text:p>
          </table:table-cell>
          <table:table-cell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14</text:p>
          </table:table-cell>
          <table:table-cell table:style-name="ce23" office:value-type="string" calcext:value-type="string">
            <text:p>openstacksdk</text:p>
          </table:table-cell>
          <table:table-cell table:style-name="ce23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penstacksdk&gt;=0.31.2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python-designateclient&gt;=2.7.0</text:p>
          </table:table-cell>
          <table:table-cell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4.2.17</text:p>
          </table:table-cell>
          <table:table-cell table:style-name="ce23" office:value-type="string" calcext:value-type="string">
            <text:p>os_vif</text:p>
          </table:table-cell>
          <table:table-cell table:style-name="ce23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os-vif&gt;=3.1.0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3.1.05</text:p>
          </table:table-cell>
          <table:table-cell table:style-name="ce23" office:value-type="string" calcext:value-type="string">
            <text:p>futurist</text:p>
          </table:table-cell>
          <table:table-cell table:style-name="ce23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futurist&gt;=1.2.0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3"/>
          <table:table-cell table:style-name="ce23" office:value-type="string" calcext:value-type="string">
            <text:p>i3.2.04</text:p>
          </table:table-cell>
          <table:table-cell table:style-name="ce23" office:value-type="string" calcext:value-type="string">
            <text:p>tooz</text:p>
          </table:table-cell>
          <table:table-cell table:style-name="ce23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3" office:value-type="string" calcext:value-type="string">
            <text:p>tooz&gt;=1.58.0</text:p>
          </table:table-cell>
          <table:table-cell table:style-name="ce23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"/>
          <table:table-cell table:style-name="ce21" table:number-columns-repeated="16373"/>
        </table:table-row>
        <table:table-row table:style-name="ro1" table:number-rows-repeated="1046273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11" svg:font-family="'Liberation Sans11'"/>
    <style:font-face style:name="Liberation Sans111" svg:font-family="'Liberation Sans111'"/>
    <style:font-face style:name="Liberation Sans12" svg:font-family="'Liberation Sans12'"/>
    <style:font-face style:name="Liberation Sans2" svg:font-family="'Liberation Sans'"/>
    <style:font-face style:name="Liberation Sans3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3" style:font-size-asian="10pt" style:language-asian="zh" style:country-asian="CN" style:font-name-complex="Liberation Sans3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3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2" fo:font-family="'Liberation Sans'" fo:font-size="10pt" style:font-name-asian="Liberation Sans2" style:font-family-asian="'Liberation Sans'" style:font-size-asian="10pt" style:font-name-complex="Liberation Sans2" style:font-family-complex="'Liberation Sans'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2" fo:font-family="'Liberation Sans'" fo:font-size="10pt" style:font-name-asian="Liberation Sans2" style:font-family-asian="'Liberation Sans'" style:font-size-asian="10pt" style:font-name-complex="Liberation Sans2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24pt" fo:font-weight="bold" style:font-name-asian="Liberation Sans111" style:font-family-asian="'Liberation Sans111'" style:font-size-asian="24pt" style:font-weight-asian="bold" style:font-name-complex="Liberation Sans111" style:font-family-complex="'Liberation Sans1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8pt" fo:font-weight="bold" style:font-name-asian="Liberation Sans111" style:font-family-asian="'Liberation Sans111'" style:font-size-asian="18pt" style:font-weight-asian="bold" style:font-name-complex="Liberation Sans111" style:font-family-complex="'Liberation Sans1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2pt" fo:font-weight="bold" style:font-name-asian="Liberation Sans111" style:font-family-asian="'Liberation Sans111'" style:font-size-asian="12pt" style:font-weight-asian="bold" style:font-name-complex="Liberation Sans111" style:font-family-complex="'Liberation Sans1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1'" fo:font-style="italic" style:font-name-asian="Liberation Sans111" style:font-family-asian="'Liberation Sans111'" style:font-style-asian="italic" style:font-name-complex="Liberation Sans111" style:font-family-complex="'Liberation Sans1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1'" style:text-underline-style="solid" style:text-underline-width="auto" style:text-underline-color="font-color" style:font-name-asian="Liberation Sans111" style:font-family-asian="'Liberation Sans111'" style:font-name-complex="Liberation Sans111" style:font-family-complex="'Liberation Sans1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tyle="italic" style:text-underline-style="solid" style:text-underline-width="auto" style:text-underline-color="font-color" fo:font-weight="bold" style:font-name-asian="Liberation Sans111" style:font-family-asian="'Liberation Sans111'" style:font-style-asian="italic" style:font-weight-asian="bold" style:font-name-complex="Liberation Sans111" style:font-family-complex="'Liberation Sans1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9T15:45:31.956015217</dc:date>
    <meta:editing-cycles>481</meta:editing-cycles>
    <meta:editing-duration>PT8H17M1S</meta:editing-duration>
    <meta:document-statistic meta:table-count="1" meta:cell-count="11258" meta:object-count="0"/>
    <meta:user-defined meta:name="AppVersion">16.0300</meta:user-defined>
  </office:meta>
</office:document-meta>
</file>